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494cm"/>
    </style:style>
    <style:style style:name="ro1" style:family="table-row">
      <style:table-row-properties style:row-height="1.3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73cm" svg:height="8.984cm" svg:x="29.26cm" svg:y="0.463cm">
            <draw:object draw:notify-on-update-of-ranges="Sheet1.B1:Sheet1.B260 Sheet1.A1:Sheet1.A26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1021" table:default-cell-style-name="ce1"/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s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13.6047130686" calcext:value-type="float">
            <text:p>13.6047130686</text:p>
          </table:table-cell>
          <table:table-cell table:number-columns-repeated="1019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9.8540478899" calcext:value-type="float">
            <text:p>9.8540478899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9.85683285495" calcext:value-type="float">
            <text:p>9.856832855</text:p>
          </table:table-cell>
          <table:table-cell table:number-columns-repeated="1019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8.1575644774" calcext:value-type="float">
            <text:p>8.1575644774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8.16056631442" calcext:value-type="float">
            <text:p>8.1605663144</text:p>
          </table:table-cell>
          <table:table-cell table:number-columns-repeated="1019"/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7.13289102261" calcext:value-type="float">
            <text:p>7.1328910226</text:p>
          </table:table-cell>
          <table:table-cell/>
          <table:table-cell office:value-type="float" office:value="120000" calcext:value-type="float">
            <text:p>120000</text:p>
          </table:table-cell>
          <table:table-cell office:value-type="float" office:value="7.13598442334" calcext:value-type="float">
            <text:p>7.1359844233</text:p>
          </table:table-cell>
          <table:table-cell table:number-columns-repeated="1019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6.42692543745" calcext:value-type="float">
            <text:p>6.4269254375</text:p>
          </table:table-cell>
          <table:table-cell/>
          <table:table-cell office:value-type="float" office:value="150000" calcext:value-type="float">
            <text:p>150000</text:p>
          </table:table-cell>
          <table:table-cell office:value-type="float" office:value="6.43006739758" calcext:value-type="float">
            <text:p>6.4300673976</text:p>
          </table:table-cell>
          <table:table-cell table:number-columns-repeated="1019"/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5.90189601104" calcext:value-type="float">
            <text:p>5.901896011</text:p>
          </table:table-cell>
          <table:table-cell/>
          <table:table-cell office:value-type="float" office:value="180000" calcext:value-type="float">
            <text:p>180000</text:p>
          </table:table-cell>
          <table:table-cell office:value-type="float" office:value="5.90506733325" calcext:value-type="float">
            <text:p>5.9050673333</text:p>
          </table:table-cell>
          <table:table-cell table:number-columns-repeated="1019"/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5.49133206527" calcext:value-type="float">
            <text:p>5.4913320653</text:p>
          </table:table-cell>
          <table:table-cell/>
          <table:table-cell office:value-type="float" office:value="210000" calcext:value-type="float">
            <text:p>210000</text:p>
          </table:table-cell>
          <table:table-cell office:value-type="float" office:value="5.49452273079" calcext:value-type="float">
            <text:p>5.4945227308</text:p>
          </table:table-cell>
          <table:table-cell table:number-columns-repeated="1019"/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5.15866066741" calcext:value-type="float">
            <text:p>5.1586606674</text:p>
          </table:table-cell>
          <table:table-cell/>
          <table:table-cell office:value-type="float" office:value="240000" calcext:value-type="float">
            <text:p>240000</text:p>
          </table:table-cell>
          <table:table-cell office:value-type="float" office:value="5.16186487042" calcext:value-type="float">
            <text:p>5.1618648704</text:p>
          </table:table-cell>
          <table:table-cell table:number-columns-repeated="1019"/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4.88185922147" calcext:value-type="float">
            <text:p>4.8818592215</text:p>
          </table:table-cell>
          <table:table-cell/>
          <table:table-cell office:value-type="float" office:value="270000" calcext:value-type="float">
            <text:p>270000</text:p>
          </table:table-cell>
          <table:table-cell office:value-type="float" office:value="4.88507333647" calcext:value-type="float">
            <text:p>4.8850733365</text:p>
          </table:table-cell>
          <table:table-cell table:number-columns-repeated="1019"/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4.64676085312" calcext:value-type="float">
            <text:p>4.6467608531</text:p>
          </table:table-cell>
          <table:table-cell/>
          <table:table-cell office:value-type="float" office:value="300000" calcext:value-type="float">
            <text:p>300000</text:p>
          </table:table-cell>
          <table:table-cell office:value-type="float" office:value="4.6499824826" calcext:value-type="float">
            <text:p>4.6499824826</text:p>
          </table:table-cell>
          <table:table-cell table:number-columns-repeated="1019"/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float" office:value="4.44377908705" calcext:value-type="float">
            <text:p>4.4437790871</text:p>
          </table:table-cell>
          <table:table-cell/>
          <table:table-cell office:value-type="float" office:value="330000" calcext:value-type="float">
            <text:p>330000</text:p>
          </table:table-cell>
          <table:table-cell office:value-type="float" office:value="4.44700657415" calcext:value-type="float">
            <text:p>4.4470065742</text:p>
          </table:table-cell>
          <table:table-cell table:number-columns-repeated="1019"/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float" office:value="4.26616176801" calcext:value-type="float">
            <text:p>4.266161768</text:p>
          </table:table-cell>
          <table:table-cell/>
          <table:table-cell office:value-type="float" office:value="360000" calcext:value-type="float">
            <text:p>360000</text:p>
          </table:table-cell>
          <table:table-cell office:value-type="float" office:value="4.26939392676" calcext:value-type="float">
            <text:p>4.2693939268</text:p>
          </table:table-cell>
          <table:table-cell table:number-columns-repeated="1019"/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float" office:value="4.10899582203" calcext:value-type="float">
            <text:p>4.108995822</text:p>
          </table:table-cell>
          <table:table-cell/>
          <table:table-cell office:value-type="float" office:value="390000" calcext:value-type="float">
            <text:p>390000</text:p>
          </table:table-cell>
          <table:table-cell office:value-type="float" office:value="4.11223177745" calcext:value-type="float">
            <text:p>4.1122317775</text:p>
          </table:table-cell>
          <table:table-cell table:number-columns-repeated="1019"/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float" office:value="3.96860867059" calcext:value-type="float">
            <text:p>3.9686086706</text:p>
          </table:table-cell>
          <table:table-cell/>
          <table:table-cell office:value-type="float" office:value="420000" calcext:value-type="float">
            <text:p>420000</text:p>
          </table:table-cell>
          <table:table-cell office:value-type="float" office:value="3.97184776107" calcext:value-type="float">
            <text:p>3.9718477611</text:p>
          </table:table-cell>
          <table:table-cell table:number-columns-repeated="1019"/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float" office:value="3.84219195737" calcext:value-type="float">
            <text:p>3.8421919574</text:p>
          </table:table-cell>
          <table:table-cell/>
          <table:table-cell office:value-type="float" office:value="450000" calcext:value-type="float">
            <text:p>450000</text:p>
          </table:table-cell>
          <table:table-cell office:value-type="float" office:value="3.84543367253" calcext:value-type="float">
            <text:p>3.8454336725</text:p>
          </table:table-cell>
          <table:table-cell table:number-columns-repeated="1019"/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float" office:value="3.72755611097" calcext:value-type="float">
            <text:p>3.727556111</text:p>
          </table:table-cell>
          <table:table-cell/>
          <table:table-cell office:value-type="float" office:value="480000" calcext:value-type="float">
            <text:p>480000</text:p>
          </table:table-cell>
          <table:table-cell office:value-type="float" office:value="3.73080004968" calcext:value-type="float">
            <text:p>3.7308000497</text:p>
          </table:table-cell>
          <table:table-cell table:number-columns-repeated="1019"/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float" office:value="3.62296513399" calcext:value-type="float">
            <text:p>3.622965134</text:p>
          </table:table-cell>
          <table:table-cell/>
          <table:table-cell office:value-type="float" office:value="510000" calcext:value-type="float">
            <text:p>510000</text:p>
          </table:table-cell>
          <table:table-cell office:value-type="float" office:value="3.62621097594" calcext:value-type="float">
            <text:p>3.6262109759</text:p>
          </table:table-cell>
          <table:table-cell table:number-columns-repeated="1019"/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float" office:value="3.52702234281" calcext:value-type="float">
            <text:p>3.5270223428</text:p>
          </table:table-cell>
          <table:table-cell/>
          <table:table-cell office:value-type="float" office:value="540000" calcext:value-type="float">
            <text:p>540000</text:p>
          </table:table-cell>
          <table:table-cell office:value-type="float" office:value="3.5302698289" calcext:value-type="float">
            <text:p>3.5302698289</text:p>
          </table:table-cell>
          <table:table-cell table:number-columns-repeated="1019"/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float" office:value="3.43858946092" calcext:value-type="float">
            <text:p>3.4385894609</text:p>
          </table:table-cell>
          <table:table-cell/>
          <table:table-cell office:value-type="float" office:value="570000" calcext:value-type="float">
            <text:p>570000</text:p>
          </table:table-cell>
          <table:table-cell office:value-type="float" office:value="3.44183837883" calcext:value-type="float">
            <text:p>3.4418383788</text:p>
          </table:table-cell>
          <table:table-cell table:number-columns-repeated="1019"/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float" office:value="3.35672812945" calcext:value-type="float">
            <text:p>3.3567281295</text:p>
          </table:table-cell>
          <table:table-cell/>
          <table:table-cell office:value-type="float" office:value="600000" calcext:value-type="float">
            <text:p>600000</text:p>
          </table:table-cell>
          <table:table-cell office:value-type="float" office:value="3.35997830343" calcext:value-type="float">
            <text:p>3.3599783034</text:p>
          </table:table-cell>
          <table:table-cell table:number-columns-repeated="1019"/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float" office:value="3.28065684192" calcext:value-type="float">
            <text:p>3.2806568419</text:p>
          </table:table-cell>
          <table:table-cell/>
          <table:table-cell office:value-type="float" office:value="630000" calcext:value-type="float">
            <text:p>630000</text:p>
          </table:table-cell>
          <table:table-cell office:value-type="float" office:value="3.28390812501" calcext:value-type="float">
            <text:p>3.283908125</text:p>
          </table:table-cell>
          <table:table-cell table:number-columns-repeated="1019"/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float" office:value="3.20971871173" calcext:value-type="float">
            <text:p>3.2097187117</text:p>
          </table:table-cell>
          <table:table-cell/>
          <table:table-cell office:value-type="float" office:value="660000" calcext:value-type="float">
            <text:p>660000</text:p>
          </table:table-cell>
          <table:table-cell office:value-type="float" office:value="3.21297097992" calcext:value-type="float">
            <text:p>3.2129709799</text:p>
          </table:table-cell>
          <table:table-cell table:number-columns-repeated="1019"/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float" office:value="3.14335699062" calcext:value-type="float">
            <text:p>3.1433569906</text:p>
          </table:table-cell>
          <table:table-cell/>
          <table:table-cell office:value-type="float" office:value="690000" calcext:value-type="float">
            <text:p>690000</text:p>
          </table:table-cell>
          <table:table-cell office:value-type="float" office:value="3.14661013856" calcext:value-type="float">
            <text:p>3.1466101386</text:p>
          </table:table-cell>
          <table:table-cell table:number-columns-repeated="1019"/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float" office:value="3.08109622623" calcext:value-type="float">
            <text:p>3.0810962262</text:p>
          </table:table-cell>
          <table:table-cell/>
          <table:table-cell office:value-type="float" office:value="720000" calcext:value-type="float">
            <text:p>720000</text:p>
          </table:table-cell>
          <table:table-cell office:value-type="float" office:value="3.08435016365" calcext:value-type="float">
            <text:p>3.0843501637</text:p>
          </table:table-cell>
          <table:table-cell table:number-columns-repeated="1019"/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float" office:value="3.02252758371" calcext:value-type="float">
            <text:p>3.0225275837</text:p>
          </table:table-cell>
          <table:table-cell/>
          <table:table-cell office:value-type="float" office:value="750000" calcext:value-type="float">
            <text:p>750000</text:p>
          </table:table-cell>
          <table:table-cell office:value-type="float" office:value="3.0257822328" calcext:value-type="float">
            <text:p>3.0257822328</text:p>
          </table:table-cell>
          <table:table-cell table:number-columns-repeated="1019"/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float" office:value="2.96729728533" calcext:value-type="float">
            <text:p>2.9672972853</text:p>
          </table:table-cell>
          <table:table-cell/>
          <table:table-cell office:value-type="float" office:value="780000" calcext:value-type="float">
            <text:p>780000</text:p>
          </table:table-cell>
          <table:table-cell office:value-type="float" office:value="2.9705525786" calcext:value-type="float">
            <text:p>2.9705525786</text:p>
          </table:table-cell>
          <table:table-cell table:number-columns-repeated="1019"/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float" office:value="2.91509741369" calcext:value-type="float">
            <text:p>2.9150974137</text:p>
          </table:table-cell>
          <table:table-cell/>
          <table:table-cell office:value-type="float" office:value="810000" calcext:value-type="float">
            <text:p>810000</text:p>
          </table:table-cell>
          <table:table-cell office:value-type="float" office:value="2.91835329232" calcext:value-type="float">
            <text:p>2.9183532923</text:p>
          </table:table-cell>
          <table:table-cell table:number-columns-repeated="1019"/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float" office:value="2.86565852764" calcext:value-type="float">
            <text:p>2.8656585276</text:p>
          </table:table-cell>
          <table:table-cell/>
          <table:table-cell office:value-type="float" office:value="840000" calcext:value-type="float">
            <text:p>840000</text:p>
          </table:table-cell>
          <table:table-cell office:value-type="float" office:value="2.86891494003" calcext:value-type="float">
            <text:p>2.86891494</text:p>
          </table:table-cell>
          <table:table-cell table:number-columns-repeated="1019"/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float" office:value="2.81874368261" calcext:value-type="float">
            <text:p>2.8187436826</text:p>
          </table:table-cell>
          <table:table-cell/>
          <table:table-cell office:value-type="float" office:value="870000" calcext:value-type="float">
            <text:p>870000</text:p>
          </table:table-cell>
          <table:table-cell office:value-type="float" office:value="2.82200058332" calcext:value-type="float">
            <text:p>2.8220005833</text:p>
          </table:table-cell>
          <table:table-cell table:number-columns-repeated="1019"/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float" office:value="2.77414355022" calcext:value-type="float">
            <text:p>2.7741435502</text:p>
          </table:table-cell>
          <table:table-cell/>
          <table:table-cell office:value-type="float" office:value="900000" calcext:value-type="float">
            <text:p>900000</text:p>
          </table:table-cell>
          <table:table-cell office:value-type="float" office:value="2.77740089903" calcext:value-type="float">
            <text:p>2.777400899</text:p>
          </table:table-cell>
          <table:table-cell table:number-columns-repeated="1019"/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float" office:value="2.73167240582" calcext:value-type="float">
            <text:p>2.7316724058</text:p>
          </table:table-cell>
          <table:table-cell/>
          <table:table-cell office:value-type="float" office:value="930000" calcext:value-type="float">
            <text:p>930000</text:p>
          </table:table-cell>
          <table:table-cell office:value-type="float" office:value="2.73493016703" calcext:value-type="float">
            <text:p>2.734930167</text:p>
          </table:table-cell>
          <table:table-cell table:number-columns-repeated="1019"/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float" office:value="2.69116480713" calcext:value-type="float">
            <text:p>2.6911648071</text:p>
          </table:table-cell>
          <table:table-cell/>
          <table:table-cell office:value-type="float" office:value="960000" calcext:value-type="float">
            <text:p>960000</text:p>
          </table:table-cell>
          <table:table-cell office:value-type="float" office:value="2.69442294888" calcext:value-type="float">
            <text:p>2.6944229489</text:p>
          </table:table-cell>
          <table:table-cell table:number-columns-repeated="1019"/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float" office:value="2.65247282735" calcext:value-type="float">
            <text:p>2.6524728274</text:p>
          </table:table-cell>
          <table:table-cell/>
          <table:table-cell office:value-type="float" office:value="990000" calcext:value-type="float">
            <text:p>990000</text:p>
          </table:table-cell>
          <table:table-cell office:value-type="float" office:value="2.65573132112" calcext:value-type="float">
            <text:p>2.6557313211</text:p>
          </table:table-cell>
          <table:table-cell table:number-columns-repeated="1019"/>
        </table:table-row>
        <table:table-row table:style-name="ro1">
          <table:table-cell office:value-type="float" office:value="1020000" calcext:value-type="float">
            <text:p>1020000</text:p>
          </table:table-cell>
          <table:table-cell office:value-type="float" office:value="2.61546373664" calcext:value-type="float">
            <text:p>2.6154637366</text:p>
          </table:table-cell>
          <table:table-cell/>
          <table:table-cell office:value-type="float" office:value="1020000" calcext:value-type="float">
            <text:p>1020000</text:p>
          </table:table-cell>
          <table:table-cell office:value-type="float" office:value="2.61872255682" calcext:value-type="float">
            <text:p>2.6187225568</text:p>
          </table:table-cell>
          <table:table-cell table:number-columns-repeated="1019"/>
        </table:table-row>
        <table:table-row table:style-name="ro1">
          <table:table-cell office:value-type="float" office:value="1050000" calcext:value-type="float">
            <text:p>1050000</text:p>
          </table:table-cell>
          <table:table-cell office:value-type="float" office:value="2.58001804838" calcext:value-type="float">
            <text:p>2.5800180484</text:p>
          </table:table-cell>
          <table:table-cell/>
          <table:table-cell office:value-type="float" office:value="1050000" calcext:value-type="float">
            <text:p>1050000</text:p>
          </table:table-cell>
          <table:table-cell office:value-type="float" office:value="2.58327717189" calcext:value-type="float">
            <text:p>2.5832771719</text:p>
          </table:table-cell>
          <table:table-cell table:number-columns-repeated="1019"/>
        </table:table-row>
        <table:table-row table:style-name="ro1">
          <table:table-cell office:value-type="float" office:value="1080000" calcext:value-type="float">
            <text:p>1080000</text:p>
          </table:table-cell>
          <table:table-cell office:value-type="float" office:value="2.54602786427" calcext:value-type="float">
            <text:p>2.5460278643</text:p>
          </table:table-cell>
          <table:table-cell/>
          <table:table-cell office:value-type="float" office:value="1080000" calcext:value-type="float">
            <text:p>1080000</text:p>
          </table:table-cell>
          <table:table-cell office:value-type="float" office:value="2.54928727024" calcext:value-type="float">
            <text:p>2.5492872702</text:p>
          </table:table-cell>
          <table:table-cell table:number-columns-repeated="1019"/>
        </table:table-row>
        <table:table-row table:style-name="ro1">
          <table:table-cell office:value-type="float" office:value="1110000" calcext:value-type="float">
            <text:p>1110000</text:p>
          </table:table-cell>
          <table:table-cell office:value-type="float" office:value="2.51339546564" calcext:value-type="float">
            <text:p>2.5133954656</text:p>
          </table:table-cell>
          <table:table-cell/>
          <table:table-cell office:value-type="float" office:value="1110000" calcext:value-type="float">
            <text:p>1110000</text:p>
          </table:table-cell>
          <table:table-cell office:value-type="float" office:value="2.51665513517" calcext:value-type="float">
            <text:p>2.5166551352</text:p>
          </table:table-cell>
          <table:table-cell table:number-columns-repeated="1019"/>
        </table:table-row>
        <table:table-row table:style-name="ro1">
          <table:table-cell office:value-type="float" office:value="1140000" calcext:value-type="float">
            <text:p>1140000</text:p>
          </table:table-cell>
          <table:table-cell office:value-type="float" office:value="2.48203210879" calcext:value-type="float">
            <text:p>2.4820321088</text:p>
          </table:table-cell>
          <table:table-cell/>
          <table:table-cell office:value-type="float" office:value="1140000" calcext:value-type="float">
            <text:p>1140000</text:p>
          </table:table-cell>
          <table:table-cell office:value-type="float" office:value="2.48529202471" calcext:value-type="float">
            <text:p>2.4852920247</text:p>
          </table:table-cell>
          <table:table-cell table:number-columns-repeated="1019"/>
        </table:table-row>
        <table:table-row table:style-name="ro1">
          <table:table-cell office:value-type="float" office:value="1170000" calcext:value-type="float">
            <text:p>1170000</text:p>
          </table:table-cell>
          <table:table-cell office:value-type="float" office:value="2.45185699034" calcext:value-type="float">
            <text:p>2.4518569903</text:p>
          </table:table-cell>
          <table:table-cell/>
          <table:table-cell office:value-type="float" office:value="1170000" calcext:value-type="float">
            <text:p>1170000</text:p>
          </table:table-cell>
          <table:table-cell office:value-type="float" office:value="2.45511713698" calcext:value-type="float">
            <text:p>2.455117137</text:p>
          </table:table-cell>
          <table:table-cell table:number-columns-repeated="1019"/>
        </table:table-row>
        <table:table-row table:style-name="ro1">
          <table:table-cell office:value-type="float" office:value="1200000" calcext:value-type="float">
            <text:p>1200000</text:p>
          </table:table-cell>
          <table:table-cell office:value-type="float" office:value="2.42279635485" calcext:value-type="float">
            <text:p>2.4227963549</text:p>
          </table:table-cell>
          <table:table-cell/>
          <table:table-cell office:value-type="float" office:value="1200000" calcext:value-type="float">
            <text:p>1200000</text:p>
          </table:table-cell>
          <table:table-cell office:value-type="float" office:value="2.42605671791" calcext:value-type="float">
            <text:p>2.4260567179</text:p>
          </table:table-cell>
          <table:table-cell table:number-columns-repeated="1019"/>
        </table:table-row>
        <table:table-row table:style-name="ro1">
          <table:table-cell office:value-type="float" office:value="1230000" calcext:value-type="float">
            <text:p>1230000</text:p>
          </table:table-cell>
          <table:table-cell office:value-type="float" office:value="2.39478272218" calcext:value-type="float">
            <text:p>2.3947827222</text:p>
          </table:table-cell>
          <table:table-cell/>
          <table:table-cell office:value-type="float" office:value="1230000" calcext:value-type="float">
            <text:p>1230000</text:p>
          </table:table-cell>
          <table:table-cell office:value-type="float" office:value="2.39804328858" calcext:value-type="float">
            <text:p>2.3980432886</text:p>
          </table:table-cell>
          <table:table-cell table:number-columns-repeated="1019"/>
        </table:table-row>
        <table:table-row table:style-name="ro1">
          <table:table-cell office:value-type="float" office:value="1260000" calcext:value-type="float">
            <text:p>1260000</text:p>
          </table:table-cell>
          <table:table-cell office:value-type="float" office:value="2.36775421607" calcext:value-type="float">
            <text:p>2.3677542161</text:p>
          </table:table-cell>
          <table:table-cell/>
          <table:table-cell office:value-type="float" office:value="1260000" calcext:value-type="float">
            <text:p>1260000</text:p>
          </table:table-cell>
          <table:table-cell office:value-type="float" office:value="2.37101497382" calcext:value-type="float">
            <text:p>2.3710149738</text:p>
          </table:table-cell>
          <table:table-cell table:number-columns-repeated="1019"/>
        </table:table-row>
        <table:table-row table:style-name="ro1">
          <table:table-cell office:value-type="float" office:value="1290000" calcext:value-type="float">
            <text:p>1290000</text:p>
          </table:table-cell>
          <table:table-cell office:value-type="float" office:value="2.34165397857" calcext:value-type="float">
            <text:p>2.3416539786</text:p>
          </table:table-cell>
          <table:table-cell/>
          <table:table-cell office:value-type="float" office:value="1290000" calcext:value-type="float">
            <text:p>1290000</text:p>
          </table:table-cell>
          <table:table-cell office:value-type="float" office:value="2.34491491662" calcext:value-type="float">
            <text:p>2.3449149166</text:p>
          </table:table-cell>
          <table:table-cell table:number-columns-repeated="1019"/>
        </table:table-row>
        <table:table-row table:style-name="ro1">
          <table:table-cell office:value-type="float" office:value="1320000" calcext:value-type="float">
            <text:p>1320000</text:p>
          </table:table-cell>
          <table:table-cell office:value-type="float" office:value="2.31642965762" calcext:value-type="float">
            <text:p>2.3164296576</text:p>
          </table:table-cell>
          <table:table-cell/>
          <table:table-cell office:value-type="float" office:value="1320000" calcext:value-type="float">
            <text:p>1320000</text:p>
          </table:table-cell>
          <table:table-cell office:value-type="float" office:value="2.31969076579" calcext:value-type="float">
            <text:p>2.3196907658</text:p>
          </table:table-cell>
          <table:table-cell table:number-columns-repeated="1019"/>
        </table:table-row>
        <table:table-row table:style-name="ro1">
          <table:table-cell office:value-type="float" office:value="1350000" calcext:value-type="float">
            <text:p>1350000</text:p>
          </table:table-cell>
          <table:table-cell office:value-type="float" office:value="2.29203295724" calcext:value-type="float">
            <text:p>2.2920329572</text:p>
          </table:table-cell>
          <table:table-cell/>
          <table:table-cell office:value-type="float" office:value="1350000" calcext:value-type="float">
            <text:p>1350000</text:p>
          </table:table-cell>
          <table:table-cell office:value-type="float" office:value="2.29529422615" calcext:value-type="float">
            <text:p>2.2952942262</text:p>
          </table:table-cell>
          <table:table-cell table:number-columns-repeated="1019"/>
        </table:table-row>
        <table:table-row table:style-name="ro1">
          <table:table-cell office:value-type="float" office:value="1380000" calcext:value-type="float">
            <text:p>1380000</text:p>
          </table:table-cell>
          <table:table-cell office:value-type="float" office:value="2.26841924154" calcext:value-type="float">
            <text:p>2.2684192415</text:p>
          </table:table-cell>
          <table:table-cell/>
          <table:table-cell office:value-type="float" office:value="1380000" calcext:value-type="float">
            <text:p>1380000</text:p>
          </table:table-cell>
          <table:table-cell office:value-type="float" office:value="2.27168066252" calcext:value-type="float">
            <text:p>2.2716806625</text:p>
          </table:table-cell>
          <table:table-cell table:number-columns-repeated="1019"/>
        </table:table-row>
        <table:table-row table:style-name="ro1">
          <table:table-cell office:value-type="float" office:value="1410000" calcext:value-type="float">
            <text:p>1410000</text:p>
          </table:table-cell>
          <table:table-cell office:value-type="float" office:value="2.24554718493" calcext:value-type="float">
            <text:p>2.2455471849</text:p>
          </table:table-cell>
          <table:table-cell/>
          <table:table-cell office:value-type="float" office:value="1410000" calcext:value-type="float">
            <text:p>1410000</text:p>
          </table:table-cell>
          <table:table-cell office:value-type="float" office:value="2.24880874995" calcext:value-type="float">
            <text:p>2.24880875</text:p>
          </table:table-cell>
          <table:table-cell table:number-columns-repeated="1019"/>
        </table:table-row>
        <table:table-row table:style-name="ro1">
          <table:table-cell office:value-type="float" office:value="1440000" calcext:value-type="float">
            <text:p>1440000</text:p>
          </table:table-cell>
          <table:table-cell office:value-type="float" office:value="2.22337846251" calcext:value-type="float">
            <text:p>2.2233784625</text:p>
          </table:table-cell>
          <table:table-cell/>
          <table:table-cell office:value-type="float" office:value="1440000" calcext:value-type="float">
            <text:p>1440000</text:p>
          </table:table-cell>
          <table:table-cell office:value-type="float" office:value="2.2266401641" calcext:value-type="float">
            <text:p>2.2266401641</text:p>
          </table:table-cell>
          <table:table-cell table:number-columns-repeated="1019"/>
        </table:table-row>
        <table:table-row table:style-name="ro1">
          <table:table-cell office:value-type="float" office:value="1470000" calcext:value-type="float">
            <text:p>1470000</text:p>
          </table:table-cell>
          <table:table-cell office:value-type="float" office:value="2.20187747502" calcext:value-type="float">
            <text:p>2.201877475</text:p>
          </table:table-cell>
          <table:table-cell/>
          <table:table-cell office:value-type="float" office:value="1470000" calcext:value-type="float">
            <text:p>1470000</text:p>
          </table:table-cell>
          <table:table-cell office:value-type="float" office:value="2.20513930627" calcext:value-type="float">
            <text:p>2.2051393063</text:p>
          </table:table-cell>
          <table:table-cell table:number-columns-repeated="1019"/>
        </table:table-row>
        <table:table-row table:style-name="ro1">
          <table:table-cell office:value-type="float" office:value="1500000" calcext:value-type="float">
            <text:p>1500000</text:p>
          </table:table-cell>
          <table:table-cell office:value-type="float" office:value="2.18101110418" calcext:value-type="float">
            <text:p>2.1810111042</text:p>
          </table:table-cell>
          <table:table-cell/>
          <table:table-cell office:value-type="float" office:value="1500000" calcext:value-type="float">
            <text:p>1500000</text:p>
          </table:table-cell>
          <table:table-cell office:value-type="float" office:value="2.18427305865" calcext:value-type="float">
            <text:p>2.1842730587</text:p>
          </table:table-cell>
          <table:table-cell table:number-columns-repeated="1019"/>
        </table:table-row>
        <table:table-row table:style-name="ro1">
          <table:table-cell office:value-type="float" office:value="1530000" calcext:value-type="float">
            <text:p>1530000</text:p>
          </table:table-cell>
          <table:table-cell office:value-type="float" office:value="2.1607484943" calcext:value-type="float">
            <text:p>2.1607484943</text:p>
          </table:table-cell>
          <table:table-cell/>
          <table:table-cell office:value-type="float" office:value="1530000" calcext:value-type="float">
            <text:p>1530000</text:p>
          </table:table-cell>
          <table:table-cell office:value-type="float" office:value="2.16401056597" calcext:value-type="float">
            <text:p>2.164010566</text:p>
          </table:table-cell>
          <table:table-cell table:number-columns-repeated="1019"/>
        </table:table-row>
        <table:table-row table:style-name="ro1">
          <table:table-cell office:value-type="float" office:value="1560000" calcext:value-type="float">
            <text:p>1560000</text:p>
          </table:table-cell>
          <table:table-cell office:value-type="float" office:value="2.14106085694" calcext:value-type="float">
            <text:p>2.1410608569</text:p>
          </table:table-cell>
          <table:table-cell/>
          <table:table-cell office:value-type="float" office:value="1560000" calcext:value-type="float">
            <text:p>1560000</text:p>
          </table:table-cell>
          <table:table-cell office:value-type="float" office:value="2.14432304021" calcext:value-type="float">
            <text:p>2.1443230402</text:p>
          </table:table-cell>
          <table:table-cell table:number-columns-repeated="1019"/>
        </table:table-row>
        <table:table-row table:style-name="ro1">
          <table:table-cell office:value-type="float" office:value="1590000" calcext:value-type="float">
            <text:p>1590000</text:p>
          </table:table-cell>
          <table:table-cell office:value-type="float" office:value="2.12192129587" calcext:value-type="float">
            <text:p>2.1219212959</text:p>
          </table:table-cell>
          <table:table-cell/>
          <table:table-cell office:value-type="float" office:value="1590000" calcext:value-type="float">
            <text:p>1590000</text:p>
          </table:table-cell>
          <table:table-cell office:value-type="float" office:value="2.12518358551" calcext:value-type="float">
            <text:p>2.1251835855</text:p>
          </table:table-cell>
          <table:table-cell table:number-columns-repeated="1019"/>
        </table:table-row>
        <table:table-row table:style-name="ro1">
          <table:table-cell office:value-type="float" office:value="1620000" calcext:value-type="float">
            <text:p>1620000</text:p>
          </table:table-cell>
          <table:table-cell office:value-type="float" office:value="2.10330464982" calcext:value-type="float">
            <text:p>2.1033046498</text:p>
          </table:table-cell>
          <table:table-cell/>
          <table:table-cell office:value-type="float" office:value="1620000" calcext:value-type="float">
            <text:p>1620000</text:p>
          </table:table-cell>
          <table:table-cell office:value-type="float" office:value="2.10656704092" calcext:value-type="float">
            <text:p>2.1065670409</text:p>
          </table:table-cell>
          <table:table-cell table:number-columns-repeated="1019"/>
        </table:table-row>
        <table:table-row table:style-name="ro1">
          <table:table-cell office:value-type="float" office:value="1650000" calcext:value-type="float">
            <text:p>1650000</text:p>
          </table:table-cell>
          <table:table-cell office:value-type="float" office:value="2.08518735092" calcext:value-type="float">
            <text:p>2.0851873509</text:p>
          </table:table-cell>
          <table:table-cell/>
          <table:table-cell office:value-type="float" office:value="1650000" calcext:value-type="float">
            <text:p>1650000</text:p>
          </table:table-cell>
          <table:table-cell office:value-type="float" office:value="2.0884498389" calcext:value-type="float">
            <text:p>2.0884498389</text:p>
          </table:table-cell>
          <table:table-cell table:number-columns-repeated="1019"/>
        </table:table-row>
        <table:table-row table:style-name="ro1">
          <table:table-cell office:value-type="float" office:value="1680000" calcext:value-type="float">
            <text:p>1680000</text:p>
          </table:table-cell>
          <table:table-cell office:value-type="float" office:value="2.06754729702" calcext:value-type="float">
            <text:p>2.067547297</text:p>
          </table:table-cell>
          <table:table-cell/>
          <table:table-cell office:value-type="float" office:value="1680000" calcext:value-type="float">
            <text:p>1680000</text:p>
          </table:table-cell>
          <table:table-cell office:value-type="float" office:value="2.07080987758" calcext:value-type="float">
            <text:p>2.0708098776</text:p>
          </table:table-cell>
          <table:table-cell table:number-columns-repeated="1019"/>
        </table:table-row>
        <table:table-row table:style-name="ro1">
          <table:table-cell office:value-type="float" office:value="1710000" calcext:value-type="float">
            <text:p>1710000</text:p>
          </table:table-cell>
          <table:table-cell office:value-type="float" office:value="2.05036373633" calcext:value-type="float">
            <text:p>2.0503637363</text:p>
          </table:table-cell>
          <table:table-cell/>
          <table:table-cell office:value-type="float" office:value="1710000" calcext:value-type="float">
            <text:p>1710000</text:p>
          </table:table-cell>
          <table:table-cell office:value-type="float" office:value="2.05362640542" calcext:value-type="float">
            <text:p>2.0536264054</text:p>
          </table:table-cell>
          <table:table-cell table:number-columns-repeated="1019"/>
        </table:table-row>
        <table:table-row table:style-name="ro1">
          <table:table-cell office:value-type="float" office:value="1740000" calcext:value-type="float">
            <text:p>1740000</text:p>
          </table:table-cell>
          <table:table-cell office:value-type="float" office:value="2.03361716296" calcext:value-type="float">
            <text:p>2.033617163</text:p>
          </table:table-cell>
          <table:table-cell/>
          <table:table-cell office:value-type="float" office:value="1740000" calcext:value-type="float">
            <text:p>1740000</text:p>
          </table:table-cell>
          <table:table-cell office:value-type="float" office:value="2.03687991678" calcext:value-type="float">
            <text:p>2.0368799168</text:p>
          </table:table-cell>
          <table:table-cell table:number-columns-repeated="1019"/>
        </table:table-row>
        <table:table-row table:style-name="ro1">
          <table:table-cell office:value-type="float" office:value="1770000" calcext:value-type="float">
            <text:p>1770000</text:p>
          </table:table-cell>
          <table:table-cell office:value-type="float" office:value="2.01728922218" calcext:value-type="float">
            <text:p>2.0172892222</text:p>
          </table:table-cell>
          <table:table-cell/>
          <table:table-cell office:value-type="float" office:value="1770000" calcext:value-type="float">
            <text:p>1770000</text:p>
          </table:table-cell>
          <table:table-cell office:value-type="float" office:value="2.02055205716" calcext:value-type="float">
            <text:p>2.0205520572</text:p>
          </table:table-cell>
          <table:table-cell table:number-columns-repeated="1019"/>
        </table:table-row>
        <table:table-row table:style-name="ro1">
          <table:table-cell office:value-type="float" office:value="1800000" calcext:value-type="float">
            <text:p>1800000</text:p>
          </table:table-cell>
          <table:table-cell office:value-type="float" office:value="2.00136262438" calcext:value-type="float">
            <text:p>2.0013626244</text:p>
          </table:table-cell>
          <table:table-cell/>
          <table:table-cell office:value-type="float" office:value="1800000" calcext:value-type="float">
            <text:p>1800000</text:p>
          </table:table-cell>
          <table:table-cell office:value-type="float" office:value="2.00462553716" calcext:value-type="float">
            <text:p>2.0046255372</text:p>
          </table:table-cell>
          <table:table-cell table:number-columns-repeated="1019"/>
        </table:table-row>
        <table:table-row table:style-name="ro1">
          <table:table-cell office:value-type="float" office:value="1830000" calcext:value-type="float">
            <text:p>1830000</text:p>
          </table:table-cell>
          <table:table-cell office:value-type="float" office:value="1.98582106674" calcext:value-type="float">
            <text:p>1.9858210667</text:p>
          </table:table-cell>
          <table:table-cell/>
          <table:table-cell office:value-type="float" office:value="1830000" calcext:value-type="float">
            <text:p>1830000</text:p>
          </table:table-cell>
          <table:table-cell office:value-type="float" office:value="1.98908405412" calcext:value-type="float">
            <text:p>1.9890840541</text:p>
          </table:table-cell>
          <table:table-cell table:number-columns-repeated="1019"/>
        </table:table-row>
        <table:table-row table:style-name="ro1">
          <table:table-cell office:value-type="float" office:value="1860000" calcext:value-type="float">
            <text:p>1860000</text:p>
          </table:table-cell>
          <table:table-cell office:value-type="float" office:value="1.97064916181" calcext:value-type="float">
            <text:p>1.9706491618</text:p>
          </table:table-cell>
          <table:table-cell/>
          <table:table-cell office:value-type="float" office:value="1860000" calcext:value-type="float">
            <text:p>1860000</text:p>
          </table:table-cell>
          <table:table-cell office:value-type="float" office:value="1.97391222082" calcext:value-type="float">
            <text:p>1.9739122208</text:p>
          </table:table-cell>
          <table:table-cell table:number-columns-repeated="1019"/>
        </table:table-row>
        <table:table-row table:style-name="ro1">
          <table:table-cell office:value-type="float" office:value="1890000" calcext:value-type="float">
            <text:p>1890000</text:p>
          </table:table-cell>
          <table:table-cell office:value-type="float" office:value="1.95583237242" calcext:value-type="float">
            <text:p>1.9558323724</text:p>
          </table:table-cell>
          <table:table-cell/>
          <table:table-cell office:value-type="float" office:value="1890000" calcext:value-type="float">
            <text:p>1890000</text:p>
          </table:table-cell>
          <table:table-cell office:value-type="float" office:value="1.95909550021" calcext:value-type="float">
            <text:p>1.9590955002</text:p>
          </table:table-cell>
          <table:table-cell table:number-columns-repeated="1019"/>
        </table:table-row>
        <table:table-row table:style-name="ro1">
          <table:table-cell office:value-type="float" office:value="1920000" calcext:value-type="float">
            <text:p>1920000</text:p>
          </table:table-cell>
          <table:table-cell office:value-type="float" office:value="1.94135695203" calcext:value-type="float">
            <text:p>1.941356952</text:p>
          </table:table-cell>
          <table:table-cell/>
          <table:table-cell office:value-type="float" office:value="1920000" calcext:value-type="float">
            <text:p>1920000</text:p>
          </table:table-cell>
          <table:table-cell office:value-type="float" office:value="1.94462014593" calcext:value-type="float">
            <text:p>1.9446201459</text:p>
          </table:table-cell>
          <table:table-cell table:number-columns-repeated="1019"/>
        </table:table-row>
        <table:table-row table:style-name="ro1">
          <table:table-cell office:value-type="float" office:value="1950000" calcext:value-type="float">
            <text:p>1950000</text:p>
          </table:table-cell>
          <table:table-cell office:value-type="float" office:value="1.92720989023" calcext:value-type="float">
            <text:p>1.9272098902</text:p>
          </table:table-cell>
          <table:table-cell/>
          <table:table-cell office:value-type="float" office:value="1950000" calcext:value-type="float">
            <text:p>1950000</text:p>
          </table:table-cell>
          <table:table-cell office:value-type="float" office:value="1.9304731477" calcext:value-type="float">
            <text:p>1.9304731477</text:p>
          </table:table-cell>
          <table:table-cell table:number-columns-repeated="1019"/>
        </table:table-row>
        <table:table-row table:style-name="ro1">
          <table:table-cell office:value-type="float" office:value="1980000" calcext:value-type="float">
            <text:p>1980000</text:p>
          </table:table-cell>
          <table:table-cell office:value-type="float" office:value="1.9133788627" calcext:value-type="float">
            <text:p>1.9133788627</text:p>
          </table:table-cell>
          <table:table-cell/>
          <table:table-cell office:value-type="float" office:value="1980000" calcext:value-type="float">
            <text:p>1980000</text:p>
          </table:table-cell>
          <table:table-cell office:value-type="float" office:value="1.91664218134" calcext:value-type="float">
            <text:p>1.9166421813</text:p>
          </table:table-cell>
          <table:table-cell table:number-columns-repeated="1019"/>
        </table:table-row>
        <table:table-row table:style-name="ro1">
          <table:table-cell office:value-type="float" office:value="2010000" calcext:value-type="float">
            <text:p>2010000</text:p>
          </table:table-cell>
          <table:table-cell office:value-type="float" office:value="1.89985218531" calcext:value-type="float">
            <text:p>1.8998521853</text:p>
          </table:table-cell>
          <table:table-cell/>
          <table:table-cell office:value-type="float" office:value="2010000" calcext:value-type="float">
            <text:p>2010000</text:p>
          </table:table-cell>
          <table:table-cell office:value-type="float" office:value="1.90311556285" calcext:value-type="float">
            <text:p>1.9031155629</text:p>
          </table:table-cell>
          <table:table-cell table:number-columns-repeated="1019"/>
        </table:table-row>
        <table:table-row table:style-name="ro1">
          <table:table-cell office:value-type="float" office:value="2040000" calcext:value-type="float">
            <text:p>2040000</text:p>
          </table:table-cell>
          <table:table-cell office:value-type="float" office:value="1.8866187719" calcext:value-type="float">
            <text:p>1.8866187719</text:p>
          </table:table-cell>
          <table:table-cell/>
          <table:table-cell office:value-type="float" office:value="2040000" calcext:value-type="float">
            <text:p>2040000</text:p>
          </table:table-cell>
          <table:table-cell office:value-type="float" office:value="1.88988220617" calcext:value-type="float">
            <text:p>1.8898822062</text:p>
          </table:table-cell>
          <table:table-cell table:number-columns-repeated="1019"/>
        </table:table-row>
        <table:table-row table:style-name="ro1">
          <table:table-cell office:value-type="float" office:value="2070000" calcext:value-type="float">
            <text:p>2070000</text:p>
          </table:table-cell>
          <table:table-cell office:value-type="float" office:value="1.87366809543" calcext:value-type="float">
            <text:p>1.8736680954</text:p>
          </table:table-cell>
          <table:table-cell/>
          <table:table-cell office:value-type="float" office:value="2070000" calcext:value-type="float">
            <text:p>2070000</text:p>
          </table:table-cell>
          <table:table-cell office:value-type="float" office:value="1.87693158438" calcext:value-type="float">
            <text:p>1.8769315844</text:p>
          </table:table-cell>
          <table:table-cell table:number-columns-repeated="1019"/>
        </table:table-row>
        <table:table-row table:style-name="ro1">
          <table:table-cell office:value-type="float" office:value="2100000" calcext:value-type="float">
            <text:p>2100000</text:p>
          </table:table-cell>
          <table:table-cell office:value-type="float" office:value="1.86099015218" calcext:value-type="float">
            <text:p>1.8609901522</text:p>
          </table:table-cell>
          <table:table-cell/>
          <table:table-cell office:value-type="float" office:value="2100000" calcext:value-type="float">
            <text:p>2100000</text:p>
          </table:table-cell>
          <table:table-cell office:value-type="float" office:value="1.86425369387" calcext:value-type="float">
            <text:p>1.8642536939</text:p>
          </table:table-cell>
          <table:table-cell table:number-columns-repeated="1019"/>
        </table:table-row>
        <table:table-row table:style-name="ro1">
          <table:table-cell office:value-type="float" office:value="2130000" calcext:value-type="float">
            <text:p>2130000</text:p>
          </table:table-cell>
          <table:table-cell office:value-type="float" office:value="1.8485754287" calcext:value-type="float">
            <text:p>1.8485754287</text:p>
          </table:table-cell>
          <table:table-cell/>
          <table:table-cell office:value-type="float" office:value="2130000" calcext:value-type="float">
            <text:p>2130000</text:p>
          </table:table-cell>
          <table:table-cell office:value-type="float" office:value="1.85183902128" calcext:value-type="float">
            <text:p>1.8518390213</text:p>
          </table:table-cell>
          <table:table-cell table:number-columns-repeated="1019"/>
        </table:table-row>
        <table:table-row table:style-name="ro1">
          <table:table-cell office:value-type="float" office:value="2160000" calcext:value-type="float">
            <text:p>2160000</text:p>
          </table:table-cell>
          <table:table-cell office:value-type="float" office:value="1.83641487129" calcext:value-type="float">
            <text:p>1.8364148713</text:p>
          </table:table-cell>
          <table:table-cell/>
          <table:table-cell office:value-type="float" office:value="2160000" calcext:value-type="float">
            <text:p>2160000</text:p>
          </table:table-cell>
          <table:table-cell office:value-type="float" office:value="1.83967851299" calcext:value-type="float">
            <text:p>1.839678513</text:p>
          </table:table-cell>
          <table:table-cell table:number-columns-repeated="1019"/>
        </table:table-row>
        <table:table-row table:style-name="ro1">
          <table:table-cell office:value-type="float" office:value="2190000" calcext:value-type="float">
            <text:p>2190000</text:p>
          </table:table-cell>
          <table:table-cell office:value-type="float" office:value="1.82449985775" calcext:value-type="float">
            <text:p>1.8244998578</text:p>
          </table:table-cell>
          <table:table-cell/>
          <table:table-cell office:value-type="float" office:value="2190000" calcext:value-type="float">
            <text:p>2190000</text:p>
          </table:table-cell>
          <table:table-cell office:value-type="float" office:value="1.82776354689" calcext:value-type="float">
            <text:p>1.8277635469</text:p>
          </table:table-cell>
          <table:table-cell table:number-columns-repeated="1019"/>
        </table:table-row>
        <table:table-row table:style-name="ro1">
          <table:table-cell office:value-type="float" office:value="2220000" calcext:value-type="float">
            <text:p>2220000</text:p>
          </table:table-cell>
          <table:table-cell office:value-type="float" office:value="1.81282217128" calcext:value-type="float">
            <text:p>1.8128221713</text:p>
          </table:table-cell>
          <table:table-cell/>
          <table:table-cell office:value-type="float" office:value="2220000" calcext:value-type="float">
            <text:p>2220000</text:p>
          </table:table-cell>
          <table:table-cell office:value-type="float" office:value="1.81608590626" calcext:value-type="float">
            <text:p>1.8160859063</text:p>
          </table:table-cell>
          <table:table-cell table:number-columns-repeated="1019"/>
        </table:table-row>
        <table:table-row table:style-name="ro1">
          <table:table-cell office:value-type="float" office:value="2250000" calcext:value-type="float">
            <text:p>2250000</text:p>
          </table:table-cell>
          <table:table-cell office:value-type="float" office:value="1.80137397621" calcext:value-type="float">
            <text:p>1.8013739762</text:p>
          </table:table-cell>
          <table:table-cell/>
          <table:table-cell office:value-type="float" office:value="2250000" calcext:value-type="float">
            <text:p>2250000</text:p>
          </table:table-cell>
          <table:table-cell office:value-type="float" office:value="1.80463775552" calcext:value-type="float">
            <text:p>1.8046377555</text:p>
          </table:table-cell>
          <table:table-cell table:number-columns-repeated="1019"/>
        </table:table-row>
        <table:table-row table:style-name="ro1">
          <table:table-cell office:value-type="float" office:value="2280000" calcext:value-type="float">
            <text:p>2280000</text:p>
          </table:table-cell>
          <table:table-cell office:value-type="float" office:value="1.79014779559" calcext:value-type="float">
            <text:p>1.7901477956</text:p>
          </table:table-cell>
          <table:table-cell/>
          <table:table-cell office:value-type="float" office:value="2280000" calcext:value-type="float">
            <text:p>2280000</text:p>
          </table:table-cell>
          <table:table-cell office:value-type="float" office:value="1.79341161775" calcext:value-type="float">
            <text:p>1.7934116178</text:p>
          </table:table-cell>
          <table:table-cell table:number-columns-repeated="1019"/>
        </table:table-row>
        <table:table-row table:style-name="ro1">
          <table:table-cell office:value-type="float" office:value="2310000" calcext:value-type="float">
            <text:p>2310000</text:p>
          </table:table-cell>
          <table:table-cell office:value-type="float" office:value="1.77913649021" calcext:value-type="float">
            <text:p>1.7791364902</text:p>
          </table:table-cell>
          <table:table-cell/>
          <table:table-cell office:value-type="float" office:value="2310000" calcext:value-type="float">
            <text:p>2310000</text:p>
          </table:table-cell>
          <table:table-cell office:value-type="float" office:value="1.78240035384" calcext:value-type="float">
            <text:p>1.7824003538</text:p>
          </table:table-cell>
          <table:table-cell table:number-columns-repeated="1019"/>
        </table:table-row>
        <table:table-row table:style-name="ro1">
          <table:table-cell office:value-type="float" office:value="2340000" calcext:value-type="float">
            <text:p>2340000</text:p>
          </table:table-cell>
          <table:table-cell office:value-type="float" office:value="1.76833323929" calcext:value-type="float">
            <text:p>1.7683332393</text:p>
          </table:table-cell>
          <table:table-cell/>
          <table:table-cell office:value-type="float" office:value="2340000" calcext:value-type="float">
            <text:p>2340000</text:p>
          </table:table-cell>
          <table:table-cell office:value-type="float" office:value="1.77159714307" calcext:value-type="float">
            <text:p>1.7715971431</text:p>
          </table:table-cell>
          <table:table-cell table:number-columns-repeated="1019"/>
        </table:table-row>
        <table:table-row table:style-name="ro1">
          <table:table-cell office:value-type="float" office:value="2370000" calcext:value-type="float">
            <text:p>2370000</text:p>
          </table:table-cell>
          <table:table-cell office:value-type="float" office:value="1.75773152238" calcext:value-type="float">
            <text:p>1.7577315224</text:p>
          </table:table-cell>
          <table:table-cell/>
          <table:table-cell office:value-type="float" office:value="2370000" calcext:value-type="float">
            <text:p>2370000</text:p>
          </table:table-cell>
          <table:table-cell office:value-type="float" office:value="1.76099546503" calcext:value-type="float">
            <text:p>1.760995465</text:p>
          </table:table-cell>
          <table:table-cell table:number-columns-repeated="1019"/>
        </table:table-row>
        <table:table-row table:style-name="ro1">
          <table:table-cell office:value-type="float" office:value="2400000" calcext:value-type="float">
            <text:p>2400000</text:p>
          </table:table-cell>
          <table:table-cell office:value-type="float" office:value="1.74732510253" calcext:value-type="float">
            <text:p>1.7473251025</text:p>
          </table:table-cell>
          <table:table-cell/>
          <table:table-cell office:value-type="float" office:value="2400000" calcext:value-type="float">
            <text:p>2400000</text:p>
          </table:table-cell>
          <table:table-cell office:value-type="float" office:value="1.75058908284" calcext:value-type="float">
            <text:p>1.7505890828</text:p>
          </table:table-cell>
          <table:table-cell table:number-columns-repeated="1019"/>
        </table:table-row>
        <table:table-row table:style-name="ro1">
          <table:table-cell office:value-type="float" office:value="2430000" calcext:value-type="float">
            <text:p>2430000</text:p>
          </table:table-cell>
          <table:table-cell office:value-type="float" office:value="1.7371080106" calcext:value-type="float">
            <text:p>1.7371080106</text:p>
          </table:table-cell>
          <table:table-cell/>
          <table:table-cell office:value-type="float" office:value="2430000" calcext:value-type="float">
            <text:p>2430000</text:p>
          </table:table-cell>
          <table:table-cell office:value-type="float" office:value="1.74037202741" calcext:value-type="float">
            <text:p>1.7403720274</text:p>
          </table:table-cell>
          <table:table-cell table:number-columns-repeated="1019"/>
        </table:table-row>
        <table:table-row table:style-name="ro1">
          <table:table-cell office:value-type="float" office:value="2460000" calcext:value-type="float">
            <text:p>2460000</text:p>
          </table:table-cell>
          <table:table-cell office:value-type="float" office:value="1.72707453065" calcext:value-type="float">
            <text:p>1.7270745307</text:p>
          </table:table-cell>
          <table:table-cell/>
          <table:table-cell office:value-type="float" office:value="2460000" calcext:value-type="float">
            <text:p>2460000</text:p>
          </table:table-cell>
          <table:table-cell office:value-type="float" office:value="1.73033858285" calcext:value-type="float">
            <text:p>1.7303385829</text:p>
          </table:table-cell>
          <table:table-cell table:number-columns-repeated="1019"/>
        </table:table-row>
        <table:table-row table:style-name="ro1">
          <table:table-cell office:value-type="float" office:value="2490000" calcext:value-type="float">
            <text:p>2490000</text:p>
          </table:table-cell>
          <table:table-cell office:value-type="float" office:value="1.71721918627" calcext:value-type="float">
            <text:p>1.7172191863</text:p>
          </table:table-cell>
          <table:table-cell/>
          <table:table-cell office:value-type="float" office:value="2490000" calcext:value-type="float">
            <text:p>2490000</text:p>
          </table:table-cell>
          <table:table-cell office:value-type="float" office:value="1.72048327279" calcext:value-type="float">
            <text:p>1.7204832728</text:p>
          </table:table-cell>
          <table:table-cell table:number-columns-repeated="1019"/>
        </table:table-row>
        <table:table-row table:style-name="ro1">
          <table:table-cell office:value-type="float" office:value="2520000" calcext:value-type="float">
            <text:p>2520000</text:p>
          </table:table-cell>
          <table:table-cell office:value-type="float" office:value="1.70753672778" calcext:value-type="float">
            <text:p>1.7075367278</text:p>
          </table:table-cell>
          <table:table-cell/>
          <table:table-cell office:value-type="float" office:value="2520000" calcext:value-type="float">
            <text:p>2520000</text:p>
          </table:table-cell>
          <table:table-cell office:value-type="float" office:value="1.7108008476" calcext:value-type="float">
            <text:p>1.7108008476</text:p>
          </table:table-cell>
          <table:table-cell table:number-columns-repeated="1019"/>
        </table:table-row>
        <table:table-row table:style-name="ro1">
          <table:table-cell office:value-type="float" office:value="2550000" calcext:value-type="float">
            <text:p>2550000</text:p>
          </table:table-cell>
          <table:table-cell office:value-type="float" office:value="1.6980221203" calcext:value-type="float">
            <text:p>1.6980221203</text:p>
          </table:table-cell>
          <table:table-cell/>
          <table:table-cell office:value-type="float" office:value="2550000" calcext:value-type="float">
            <text:p>2550000</text:p>
          </table:table-cell>
          <table:table-cell office:value-type="float" office:value="1.70128627244" calcext:value-type="float">
            <text:p>1.7012862724</text:p>
          </table:table-cell>
          <table:table-cell table:number-columns-repeated="1019"/>
        </table:table-row>
        <table:table-row table:style-name="ro1">
          <table:table-cell office:value-type="float" office:value="2580000" calcext:value-type="float">
            <text:p>2580000</text:p>
          </table:table-cell>
          <table:table-cell office:value-type="float" office:value="1.68867053254" calcext:value-type="float">
            <text:p>1.6886705325</text:p>
          </table:table-cell>
          <table:table-cell/>
          <table:table-cell office:value-type="float" office:value="2580000" calcext:value-type="float">
            <text:p>2580000</text:p>
          </table:table-cell>
          <table:table-cell office:value-type="float" office:value="1.69193471606" calcext:value-type="float">
            <text:p>1.6919347161</text:p>
          </table:table-cell>
          <table:table-cell table:number-columns-repeated="1019"/>
        </table:table-row>
        <table:table-row table:style-name="ro1">
          <table:table-cell office:value-type="float" office:value="2610000" calcext:value-type="float">
            <text:p>2610000</text:p>
          </table:table-cell>
          <table:table-cell office:value-type="float" office:value="1.67947732634" calcext:value-type="float">
            <text:p>1.6794773263</text:p>
          </table:table-cell>
          <table:table-cell/>
          <table:table-cell office:value-type="float" office:value="2610000" calcext:value-type="float">
            <text:p>2610000</text:p>
          </table:table-cell>
          <table:table-cell office:value-type="float" office:value="1.68274154034" calcext:value-type="float">
            <text:p>1.6827415403</text:p>
          </table:table-cell>
          <table:table-cell table:number-columns-repeated="1019"/>
        </table:table-row>
        <table:table-row table:style-name="ro1">
          <table:table-cell office:value-type="float" office:value="2640000" calcext:value-type="float">
            <text:p>2640000</text:p>
          </table:table-cell>
          <table:table-cell office:value-type="float" office:value="1.67043804682" calcext:value-type="float">
            <text:p>1.6704380468</text:p>
          </table:table-cell>
          <table:table-cell/>
          <table:table-cell office:value-type="float" office:value="2640000" calcext:value-type="float">
            <text:p>2640000</text:p>
          </table:table-cell>
          <table:table-cell office:value-type="float" office:value="1.67370229044" calcext:value-type="float">
            <text:p>1.6737022904</text:p>
          </table:table-cell>
          <table:table-cell table:number-columns-repeated="1019"/>
        </table:table-row>
        <table:table-row table:style-name="ro1">
          <table:table-cell office:value-type="float" office:value="2670000" calcext:value-type="float">
            <text:p>2670000</text:p>
          </table:table-cell>
          <table:table-cell office:value-type="float" office:value="1.66154841316" calcext:value-type="float">
            <text:p>1.6615484132</text:p>
          </table:table-cell>
          <table:table-cell/>
          <table:table-cell office:value-type="float" office:value="2670000" calcext:value-type="float">
            <text:p>2670000</text:p>
          </table:table-cell>
          <table:table-cell office:value-type="float" office:value="1.66481268557" calcext:value-type="float">
            <text:p>1.6648126856</text:p>
          </table:table-cell>
          <table:table-cell table:number-columns-repeated="1019"/>
        </table:table-row>
        <table:table-row table:style-name="ro1">
          <table:table-cell office:value-type="float" office:value="2700000" calcext:value-type="float">
            <text:p>2700000</text:p>
          </table:table-cell>
          <table:table-cell office:value-type="float" office:value="1.65280430995" calcext:value-type="float">
            <text:p>1.65280431</text:p>
          </table:table-cell>
          <table:table-cell/>
          <table:table-cell office:value-type="float" office:value="2700000" calcext:value-type="float">
            <text:p>2700000</text:p>
          </table:table-cell>
          <table:table-cell office:value-type="float" office:value="1.65606861034" calcext:value-type="float">
            <text:p>1.6560686103</text:p>
          </table:table-cell>
          <table:table-cell table:number-columns-repeated="1019"/>
        </table:table-row>
        <table:table-row table:style-name="ro1">
          <table:table-cell office:value-type="float" office:value="2730000" calcext:value-type="float">
            <text:p>2730000</text:p>
          </table:table-cell>
          <table:table-cell office:value-type="float" office:value="1.64420177902" calcext:value-type="float">
            <text:p>1.644201779</text:p>
          </table:table-cell>
          <table:table-cell/>
          <table:table-cell office:value-type="float" office:value="2730000" calcext:value-type="float">
            <text:p>2730000</text:p>
          </table:table-cell>
          <table:table-cell office:value-type="float" office:value="1.64746610662" calcext:value-type="float">
            <text:p>1.6474661066</text:p>
          </table:table-cell>
          <table:table-cell table:number-columns-repeated="1019"/>
        </table:table-row>
        <table:table-row table:style-name="ro1">
          <table:table-cell office:value-type="float" office:value="2760000" calcext:value-type="float">
            <text:p>2760000</text:p>
          </table:table-cell>
          <table:table-cell office:value-type="float" office:value="1.63573701179" calcext:value-type="float">
            <text:p>1.6357370118</text:p>
          </table:table-cell>
          <table:table-cell/>
          <table:table-cell office:value-type="float" office:value="2760000" calcext:value-type="float">
            <text:p>2760000</text:p>
          </table:table-cell>
          <table:table-cell office:value-type="float" office:value="1.63900136587" calcext:value-type="float">
            <text:p>1.6390013659</text:p>
          </table:table-cell>
          <table:table-cell table:number-columns-repeated="1019"/>
        </table:table-row>
        <table:table-row table:style-name="ro1">
          <table:table-cell office:value-type="float" office:value="2790000" calcext:value-type="float">
            <text:p>2790000</text:p>
          </table:table-cell>
          <table:table-cell office:value-type="float" office:value="1.6274063421" calcext:value-type="float">
            <text:p>1.6274063421</text:p>
          </table:table-cell>
          <table:table-cell/>
          <table:table-cell office:value-type="float" office:value="2790000" calcext:value-type="float">
            <text:p>2790000</text:p>
          </table:table-cell>
          <table:table-cell office:value-type="float" office:value="1.63067072193" calcext:value-type="float">
            <text:p>1.6306707219</text:p>
          </table:table-cell>
          <table:table-cell table:number-columns-repeated="1019"/>
        </table:table-row>
        <table:table-row table:style-name="ro1">
          <table:table-cell office:value-type="float" office:value="2820000" calcext:value-type="float">
            <text:p>2820000</text:p>
          </table:table-cell>
          <table:table-cell office:value-type="float" office:value="1.61920623937" calcext:value-type="float">
            <text:p>1.6192062394</text:p>
          </table:table-cell>
          <table:table-cell/>
          <table:table-cell office:value-type="float" office:value="2820000" calcext:value-type="float">
            <text:p>2820000</text:p>
          </table:table-cell>
          <table:table-cell office:value-type="float" office:value="1.62247064428" calcext:value-type="float">
            <text:p>1.6224706443</text:p>
          </table:table-cell>
          <table:table-cell table:number-columns-repeated="1019"/>
        </table:table-row>
        <table:table-row table:style-name="ro1">
          <table:table-cell office:value-type="float" office:value="2850000" calcext:value-type="float">
            <text:p>2850000</text:p>
          </table:table-cell>
          <table:table-cell office:value-type="float" office:value="1.61113330224" calcext:value-type="float">
            <text:p>1.6111333022</text:p>
          </table:table-cell>
          <table:table-cell/>
          <table:table-cell office:value-type="float" office:value="2850000" calcext:value-type="float">
            <text:p>2850000</text:p>
          </table:table-cell>
          <table:table-cell office:value-type="float" office:value="1.61439773157" calcext:value-type="float">
            <text:p>1.6143977316</text:p>
          </table:table-cell>
          <table:table-cell table:number-columns-repeated="1019"/>
        </table:table-row>
        <table:table-row table:style-name="ro1">
          <table:table-cell office:value-type="float" office:value="2880000" calcext:value-type="float">
            <text:p>2880000</text:p>
          </table:table-cell>
          <table:table-cell office:value-type="float" office:value="1.60318425256" calcext:value-type="float">
            <text:p>1.6031842526</text:p>
          </table:table-cell>
          <table:table-cell/>
          <table:table-cell office:value-type="float" office:value="2880000" calcext:value-type="float">
            <text:p>2880000</text:p>
          </table:table-cell>
          <table:table-cell office:value-type="float" office:value="1.60644870567" calcext:value-type="float">
            <text:p>1.6064487057</text:p>
          </table:table-cell>
          <table:table-cell table:number-columns-repeated="1019"/>
        </table:table-row>
        <table:table-row table:style-name="ro1">
          <table:table-cell office:value-type="float" office:value="2910000" calcext:value-type="float">
            <text:p>2910000</text:p>
          </table:table-cell>
          <table:table-cell office:value-type="float" office:value="1.59535592964" calcext:value-type="float">
            <text:p>1.5953559296</text:p>
          </table:table-cell>
          <table:table-cell/>
          <table:table-cell office:value-type="float" office:value="2910000" calcext:value-type="float">
            <text:p>2910000</text:p>
          </table:table-cell>
          <table:table-cell office:value-type="float" office:value="1.59862040591" calcext:value-type="float">
            <text:p>1.5986204059</text:p>
          </table:table-cell>
          <table:table-cell table:number-columns-repeated="1019"/>
        </table:table-row>
        <table:table-row table:style-name="ro1">
          <table:table-cell office:value-type="float" office:value="2940000" calcext:value-type="float">
            <text:p>2940000</text:p>
          </table:table-cell>
          <table:table-cell office:value-type="float" office:value="1.58764528494" calcext:value-type="float">
            <text:p>1.5876452849</text:p>
          </table:table-cell>
          <table:table-cell/>
          <table:table-cell office:value-type="float" office:value="2940000" calcext:value-type="float">
            <text:p>2940000</text:p>
          </table:table-cell>
          <table:table-cell office:value-type="float" office:value="1.59090978378" calcext:value-type="float">
            <text:p>1.5909097838</text:p>
          </table:table-cell>
          <table:table-cell table:number-columns-repeated="1019"/>
        </table:table-row>
        <table:table-row table:style-name="ro1">
          <table:table-cell office:value-type="float" office:value="2970000" calcext:value-type="float">
            <text:p>2970000</text:p>
          </table:table-cell>
          <table:table-cell office:value-type="float" office:value="1.58004937696" calcext:value-type="float">
            <text:p>1.580049377</text:p>
          </table:table-cell>
          <table:table-cell/>
          <table:table-cell office:value-type="float" office:value="2970000" calcext:value-type="float">
            <text:p>2970000</text:p>
          </table:table-cell>
          <table:table-cell office:value-type="float" office:value="1.58331389781" calcext:value-type="float">
            <text:p>1.5833138978</text:p>
          </table:table-cell>
          <table:table-cell table:number-columns-repeated="1019"/>
        </table:table-row>
        <table:table-row table:style-name="ro1">
          <table:table-cell office:value-type="float" office:value="3000000" calcext:value-type="float">
            <text:p>3000000</text:p>
          </table:table-cell>
          <table:table-cell office:value-type="float" office:value="1.57256536648" calcext:value-type="float">
            <text:p>1.5725653665</text:p>
          </table:table-cell>
          <table:table-cell/>
          <table:table-cell office:value-type="float" office:value="3000000" calcext:value-type="float">
            <text:p>3000000</text:p>
          </table:table-cell>
          <table:table-cell office:value-type="float" office:value="1.57582990878" calcext:value-type="float">
            <text:p>1.5758299088</text:p>
          </table:table-cell>
          <table:table-cell table:number-columns-repeated="1019"/>
        </table:table-row>
        <table:table-row table:style-name="ro1">
          <table:table-cell office:value-type="float" office:value="3030000" calcext:value-type="float">
            <text:p>3030000</text:p>
          </table:table-cell>
          <table:table-cell office:value-type="float" office:value="1.56519051199" calcext:value-type="float">
            <text:p>1.565190512</text:p>
          </table:table-cell>
          <table:table-cell/>
          <table:table-cell office:value-type="float" office:value="3030000" calcext:value-type="float">
            <text:p>3030000</text:p>
          </table:table-cell>
          <table:table-cell office:value-type="float" office:value="1.56845507521" calcext:value-type="float">
            <text:p>1.5684550752</text:p>
          </table:table-cell>
          <table:table-cell table:number-columns-repeated="1019"/>
        </table:table-row>
        <table:table-row table:style-name="ro1">
          <table:table-cell office:value-type="float" office:value="3060000" calcext:value-type="float">
            <text:p>3060000</text:p>
          </table:table-cell>
          <table:table-cell office:value-type="float" office:value="1.55792216542" calcext:value-type="float">
            <text:p>1.5579221654</text:p>
          </table:table-cell>
          <table:table-cell/>
          <table:table-cell office:value-type="float" office:value="3060000" calcext:value-type="float">
            <text:p>3060000</text:p>
          </table:table-cell>
          <table:table-cell office:value-type="float" office:value="1.56118674904" calcext:value-type="float">
            <text:p>1.561186749</text:p>
          </table:table-cell>
          <table:table-cell table:number-columns-repeated="1019"/>
        </table:table-row>
        <table:table-row table:style-name="ro1">
          <table:table-cell office:value-type="float" office:value="3090000" calcext:value-type="float">
            <text:p>3090000</text:p>
          </table:table-cell>
          <table:table-cell office:value-type="float" office:value="1.55075776807" calcext:value-type="float">
            <text:p>1.5507577681</text:p>
          </table:table-cell>
          <table:table-cell/>
          <table:table-cell office:value-type="float" office:value="3090000" calcext:value-type="float">
            <text:p>3090000</text:p>
          </table:table-cell>
          <table:table-cell office:value-type="float" office:value="1.5540223716" calcext:value-type="float">
            <text:p>1.5540223716</text:p>
          </table:table-cell>
          <table:table-cell table:number-columns-repeated="1019"/>
        </table:table-row>
        <table:table-row table:style-name="ro1">
          <table:table-cell office:value-type="float" office:value="3120000" calcext:value-type="float">
            <text:p>3120000</text:p>
          </table:table-cell>
          <table:table-cell office:value-type="float" office:value="1.54369484676" calcext:value-type="float">
            <text:p>1.5436948468</text:p>
          </table:table-cell>
          <table:table-cell/>
          <table:table-cell office:value-type="float" office:value="3120000" calcext:value-type="float">
            <text:p>3120000</text:p>
          </table:table-cell>
          <table:table-cell office:value-type="float" office:value="1.54695946972" calcext:value-type="float">
            <text:p>1.5469594697</text:p>
          </table:table-cell>
          <table:table-cell table:number-columns-repeated="1019"/>
        </table:table-row>
        <table:table-row table:style-name="ro1">
          <table:table-cell office:value-type="float" office:value="3150000" calcext:value-type="float">
            <text:p>3150000</text:p>
          </table:table-cell>
          <table:table-cell office:value-type="float" office:value="1.53673101019" calcext:value-type="float">
            <text:p>1.5367310102</text:p>
          </table:table-cell>
          <table:table-cell/>
          <table:table-cell office:value-type="float" office:value="3150000" calcext:value-type="float">
            <text:p>3150000</text:p>
          </table:table-cell>
          <table:table-cell office:value-type="float" office:value="1.53999565213" calcext:value-type="float">
            <text:p>1.5399956521</text:p>
          </table:table-cell>
          <table:table-cell table:number-columns-repeated="1019"/>
        </table:table-row>
        <table:table-row table:style-name="ro1">
          <table:table-cell office:value-type="float" office:value="3180000" calcext:value-type="float">
            <text:p>3180000</text:p>
          </table:table-cell>
          <table:table-cell office:value-type="float" office:value="1.5298639455" calcext:value-type="float">
            <text:p>1.5298639455</text:p>
          </table:table-cell>
          <table:table-cell/>
          <table:table-cell office:value-type="float" office:value="3180000" calcext:value-type="float">
            <text:p>3180000</text:p>
          </table:table-cell>
          <table:table-cell office:value-type="float" office:value="1.53312860595" calcext:value-type="float">
            <text:p>1.533128606</text:p>
          </table:table-cell>
          <table:table-cell table:number-columns-repeated="1019"/>
        </table:table-row>
        <table:table-row table:style-name="ro1">
          <table:table-cell office:value-type="float" office:value="3210000" calcext:value-type="float">
            <text:p>3210000</text:p>
          </table:table-cell>
          <table:table-cell office:value-type="float" office:value="1.52309141493" calcext:value-type="float">
            <text:p>1.5230914149</text:p>
          </table:table-cell>
          <table:table-cell/>
          <table:table-cell office:value-type="float" office:value="3210000" calcext:value-type="float">
            <text:p>3210000</text:p>
          </table:table-cell>
          <table:table-cell office:value-type="float" office:value="1.52635609346" calcext:value-type="float">
            <text:p>1.5263560935</text:p>
          </table:table-cell>
          <table:table-cell table:number-columns-repeated="1019"/>
        </table:table-row>
        <table:table-row table:style-name="ro1">
          <table:table-cell office:value-type="float" office:value="3240000" calcext:value-type="float">
            <text:p>3240000</text:p>
          </table:table-cell>
          <table:table-cell office:value-type="float" office:value="1.51641125275" calcext:value-type="float">
            <text:p>1.5164112528</text:p>
          </table:table-cell>
          <table:table-cell/>
          <table:table-cell office:value-type="float" office:value="3240000" calcext:value-type="float">
            <text:p>3240000</text:p>
          </table:table-cell>
          <table:table-cell office:value-type="float" office:value="1.51967594896" calcext:value-type="float">
            <text:p>1.519675949</text:p>
          </table:table-cell>
          <table:table-cell table:number-columns-repeated="1019"/>
        </table:table-row>
        <table:table-row table:style-name="ro1">
          <table:table-cell office:value-type="float" office:value="3270000" calcext:value-type="float">
            <text:p>3270000</text:p>
          </table:table-cell>
          <table:table-cell office:value-type="float" office:value="1.50982136232" calcext:value-type="float">
            <text:p>1.5098213623</text:p>
          </table:table-cell>
          <table:table-cell/>
          <table:table-cell office:value-type="float" office:value="3270000" calcext:value-type="float">
            <text:p>3270000</text:p>
          </table:table-cell>
          <table:table-cell office:value-type="float" office:value="1.51308607578" calcext:value-type="float">
            <text:p>1.5130860758</text:p>
          </table:table-cell>
          <table:table-cell table:number-columns-repeated="1019"/>
        </table:table-row>
        <table:table-row table:style-name="ro1">
          <table:table-cell office:value-type="float" office:value="3300000" calcext:value-type="float">
            <text:p>3300000</text:p>
          </table:table-cell>
          <table:table-cell office:value-type="float" office:value="1.50331971321" calcext:value-type="float">
            <text:p>1.5033197132</text:p>
          </table:table-cell>
          <table:table-cell/>
          <table:table-cell office:value-type="float" office:value="3300000" calcext:value-type="float">
            <text:p>3300000</text:p>
          </table:table-cell>
          <table:table-cell office:value-type="float" office:value="1.50658444353" calcext:value-type="float">
            <text:p>1.5065844435</text:p>
          </table:table-cell>
          <table:table-cell table:number-columns-repeated="1019"/>
        </table:table-row>
        <table:table-row table:style-name="ro1">
          <table:table-cell office:value-type="float" office:value="3330000" calcext:value-type="float">
            <text:p>3330000</text:p>
          </table:table-cell>
          <table:table-cell office:value-type="float" office:value="1.49690433859" calcext:value-type="float">
            <text:p>1.4969043386</text:p>
          </table:table-cell>
          <table:table-cell/>
          <table:table-cell office:value-type="float" office:value="3330000" calcext:value-type="float">
            <text:p>3330000</text:p>
          </table:table-cell>
          <table:table-cell office:value-type="float" office:value="1.5001690854" calcext:value-type="float">
            <text:p>1.5001690854</text:p>
          </table:table-cell>
          <table:table-cell table:number-columns-repeated="1019"/>
        </table:table-row>
        <table:table-row table:style-name="ro1">
          <table:table-cell office:value-type="float" office:value="3360000" calcext:value-type="float">
            <text:p>3360000</text:p>
          </table:table-cell>
          <table:table-cell office:value-type="float" office:value="1.49057333268" calcext:value-type="float">
            <text:p>1.4905733327</text:p>
          </table:table-cell>
          <table:table-cell/>
          <table:table-cell office:value-type="float" office:value="3360000" calcext:value-type="float">
            <text:p>3360000</text:p>
          </table:table-cell>
          <table:table-cell office:value-type="float" office:value="1.4938380956" calcext:value-type="float">
            <text:p>1.4938380956</text:p>
          </table:table-cell>
          <table:table-cell table:number-columns-repeated="1019"/>
        </table:table-row>
        <table:table-row table:style-name="ro1">
          <table:table-cell office:value-type="float" office:value="3390000" calcext:value-type="float">
            <text:p>3390000</text:p>
          </table:table-cell>
          <table:table-cell office:value-type="float" office:value="1.48432484828" calcext:value-type="float">
            <text:p>1.4843248483</text:p>
          </table:table-cell>
          <table:table-cell/>
          <table:table-cell office:value-type="float" office:value="3390000" calcext:value-type="float">
            <text:p>3390000</text:p>
          </table:table-cell>
          <table:table-cell office:value-type="float" office:value="1.48758962697" calcext:value-type="float">
            <text:p>1.487589627</text:p>
          </table:table-cell>
          <table:table-cell table:number-columns-repeated="1019"/>
        </table:table-row>
        <table:table-row table:style-name="ro1">
          <table:table-cell office:value-type="float" office:value="3420000" calcext:value-type="float">
            <text:p>3420000</text:p>
          </table:table-cell>
          <table:table-cell office:value-type="float" office:value="1.47815709454" calcext:value-type="float">
            <text:p>1.4781570945</text:p>
          </table:table-cell>
          <table:table-cell/>
          <table:table-cell office:value-type="float" office:value="3420000" calcext:value-type="float">
            <text:p>3420000</text:p>
          </table:table-cell>
          <table:table-cell office:value-type="float" office:value="1.48142188864" calcext:value-type="float">
            <text:p>1.4814218886</text:p>
          </table:table-cell>
          <table:table-cell table:number-columns-repeated="1019"/>
        </table:table-row>
        <table:table-row table:style-name="ro1">
          <table:table-cell office:value-type="float" office:value="3450000" calcext:value-type="float">
            <text:p>3450000</text:p>
          </table:table-cell>
          <table:table-cell office:value-type="float" office:value="1.47206833473" calcext:value-type="float">
            <text:p>1.4720683347</text:p>
          </table:table-cell>
          <table:table-cell/>
          <table:table-cell office:value-type="float" office:value="3450000" calcext:value-type="float">
            <text:p>3450000</text:p>
          </table:table-cell>
          <table:table-cell office:value-type="float" office:value="1.4753331439" calcext:value-type="float">
            <text:p>1.4753331439</text:p>
          </table:table-cell>
          <table:table-cell table:number-columns-repeated="1019"/>
        </table:table-row>
        <table:table-row table:style-name="ro1">
          <table:table-cell office:value-type="float" office:value="3480000" calcext:value-type="float">
            <text:p>3480000</text:p>
          </table:table-cell>
          <table:table-cell office:value-type="float" office:value="1.46605688413" calcext:value-type="float">
            <text:p>1.4660568841</text:p>
          </table:table-cell>
          <table:table-cell/>
          <table:table-cell office:value-type="float" office:value="3480000" calcext:value-type="float">
            <text:p>3480000</text:p>
          </table:table-cell>
          <table:table-cell office:value-type="float" office:value="1.46932170805" calcext:value-type="float">
            <text:p>1.4693217081</text:p>
          </table:table-cell>
          <table:table-cell table:number-columns-repeated="1019"/>
        </table:table-row>
        <table:table-row table:style-name="ro1">
          <table:table-cell office:value-type="float" office:value="3510000" calcext:value-type="float">
            <text:p>3510000</text:p>
          </table:table-cell>
          <table:table-cell office:value-type="float" office:value="1.46012110808" calcext:value-type="float">
            <text:p>1.4601211081</text:p>
          </table:table-cell>
          <table:table-cell/>
          <table:table-cell office:value-type="float" office:value="3510000" calcext:value-type="float">
            <text:p>3510000</text:p>
          </table:table-cell>
          <table:table-cell office:value-type="float" office:value="1.46338594644" calcext:value-type="float">
            <text:p>1.4633859464</text:p>
          </table:table-cell>
          <table:table-cell table:number-columns-repeated="1019"/>
        </table:table-row>
        <table:table-row table:style-name="ro1">
          <table:table-cell office:value-type="float" office:value="3540000" calcext:value-type="float">
            <text:p>3540000</text:p>
          </table:table-cell>
          <table:table-cell office:value-type="float" office:value="1.45425942008" calcext:value-type="float">
            <text:p>1.4542594201</text:p>
          </table:table-cell>
          <table:table-cell/>
          <table:table-cell office:value-type="float" office:value="3540000" calcext:value-type="float">
            <text:p>3540000</text:p>
          </table:table-cell>
          <table:table-cell office:value-type="float" office:value="1.45752427256" calcext:value-type="float">
            <text:p>1.4575242726</text:p>
          </table:table-cell>
          <table:table-cell table:number-columns-repeated="1019"/>
        </table:table-row>
        <table:table-row table:style-name="ro1">
          <table:table-cell office:value-type="float" office:value="3570000" calcext:value-type="float">
            <text:p>3570000</text:p>
          </table:table-cell>
          <table:table-cell office:value-type="float" office:value="1.44847027993" calcext:value-type="float">
            <text:p>1.4484702799</text:p>
          </table:table-cell>
          <table:table-cell/>
          <table:table-cell office:value-type="float" office:value="3570000" calcext:value-type="float">
            <text:p>3570000</text:p>
          </table:table-cell>
          <table:table-cell office:value-type="float" office:value="1.45173514624" calcext:value-type="float">
            <text:p>1.4517351462</text:p>
          </table:table-cell>
          <table:table-cell table:number-columns-repeated="1019"/>
        </table:table-row>
        <table:table-row table:style-name="ro1">
          <table:table-cell office:value-type="float" office:value="3600000" calcext:value-type="float">
            <text:p>3600000</text:p>
          </table:table-cell>
          <table:table-cell office:value-type="float" office:value="1.44275219206" calcext:value-type="float">
            <text:p>1.4427521921</text:p>
          </table:table-cell>
          <table:table-cell/>
          <table:table-cell office:value-type="float" office:value="3600000" calcext:value-type="float">
            <text:p>3600000</text:p>
          </table:table-cell>
          <table:table-cell office:value-type="float" office:value="1.44601707191" calcext:value-type="float">
            <text:p>1.4460170719</text:p>
          </table:table-cell>
          <table:table-cell table:number-columns-repeated="1019"/>
        </table:table-row>
        <table:table-row table:style-name="ro1">
          <table:table-cell office:value-type="float" office:value="3630000" calcext:value-type="float">
            <text:p>3630000</text:p>
          </table:table-cell>
          <table:table-cell office:value-type="float" office:value="1.43710370384" calcext:value-type="float">
            <text:p>1.4371037038</text:p>
          </table:table-cell>
          <table:table-cell/>
          <table:table-cell office:value-type="float" office:value="3630000" calcext:value-type="float">
            <text:p>3630000</text:p>
          </table:table-cell>
          <table:table-cell office:value-type="float" office:value="1.44036859695" calcext:value-type="float">
            <text:p>1.440368597</text:p>
          </table:table-cell>
          <table:table-cell table:number-columns-repeated="1019"/>
        </table:table-row>
        <table:table-row table:style-name="ro1">
          <table:table-cell office:value-type="float" office:value="3660000" calcext:value-type="float">
            <text:p>3660000</text:p>
          </table:table-cell>
          <table:table-cell office:value-type="float" office:value="1.43152340402" calcext:value-type="float">
            <text:p>1.431523404</text:p>
          </table:table-cell>
          <table:table-cell/>
          <table:table-cell office:value-type="float" office:value="3660000" calcext:value-type="float">
            <text:p>3660000</text:p>
          </table:table-cell>
          <table:table-cell office:value-type="float" office:value="1.43478831012" calcext:value-type="float">
            <text:p>1.4347883101</text:p>
          </table:table-cell>
          <table:table-cell table:number-columns-repeated="1019"/>
        </table:table-row>
        <table:table-row table:style-name="ro1">
          <table:table-cell office:value-type="float" office:value="3690000" calcext:value-type="float">
            <text:p>3690000</text:p>
          </table:table-cell>
          <table:table-cell office:value-type="float" office:value="1.42600992124" calcext:value-type="float">
            <text:p>1.4260099212</text:p>
          </table:table-cell>
          <table:table-cell/>
          <table:table-cell office:value-type="float" office:value="3690000" calcext:value-type="float">
            <text:p>3690000</text:p>
          </table:table-cell>
          <table:table-cell office:value-type="float" office:value="1.42927484006" calcext:value-type="float">
            <text:p>1.4292748401</text:p>
          </table:table-cell>
          <table:table-cell table:number-columns-repeated="1019"/>
        </table:table-row>
        <table:table-row table:style-name="ro1">
          <table:table-cell office:value-type="float" office:value="3720000" calcext:value-type="float">
            <text:p>3720000</text:p>
          </table:table-cell>
          <table:table-cell office:value-type="float" office:value="1.42056192255" calcext:value-type="float">
            <text:p>1.4205619226</text:p>
          </table:table-cell>
          <table:table-cell/>
          <table:table-cell office:value-type="float" office:value="3720000" calcext:value-type="float">
            <text:p>3720000</text:p>
          </table:table-cell>
          <table:table-cell office:value-type="float" office:value="1.42382685383" calcext:value-type="float">
            <text:p>1.4238268538</text:p>
          </table:table-cell>
          <table:table-cell table:number-columns-repeated="1019"/>
        </table:table-row>
        <table:table-row table:style-name="ro1">
          <table:table-cell office:value-type="float" office:value="3750000" calcext:value-type="float">
            <text:p>3750000</text:p>
          </table:table-cell>
          <table:table-cell office:value-type="float" office:value="1.41517811206" calcext:value-type="float">
            <text:p>1.4151781121</text:p>
          </table:table-cell>
          <table:table-cell/>
          <table:table-cell office:value-type="float" office:value="3750000" calcext:value-type="float">
            <text:p>3750000</text:p>
          </table:table-cell>
          <table:table-cell office:value-type="float" office:value="1.41844305556" calcext:value-type="float">
            <text:p>1.4184430556</text:p>
          </table:table-cell>
          <table:table-cell table:number-columns-repeated="1019"/>
        </table:table-row>
        <table:table-row table:style-name="ro1">
          <table:table-cell office:value-type="float" office:value="3780000" calcext:value-type="float">
            <text:p>3780000</text:p>
          </table:table-cell>
          <table:table-cell office:value-type="float" office:value="1.40985722963" calcext:value-type="float">
            <text:p>1.4098572296</text:p>
          </table:table-cell>
          <table:table-cell/>
          <table:table-cell office:value-type="float" office:value="3780000" calcext:value-type="float">
            <text:p>3780000</text:p>
          </table:table-cell>
          <table:table-cell office:value-type="float" office:value="1.4131221851" calcext:value-type="float">
            <text:p>1.4131221851</text:p>
          </table:table-cell>
          <table:table-cell table:number-columns-repeated="1019"/>
        </table:table-row>
        <table:table-row table:style-name="ro1">
          <table:table-cell office:value-type="float" office:value="3810000" calcext:value-type="float">
            <text:p>3810000</text:p>
          </table:table-cell>
          <table:table-cell office:value-type="float" office:value="1.40459804959" calcext:value-type="float">
            <text:p>1.4045980496</text:p>
          </table:table-cell>
          <table:table-cell/>
          <table:table-cell office:value-type="float" office:value="3810000" calcext:value-type="float">
            <text:p>3810000</text:p>
          </table:table-cell>
          <table:table-cell office:value-type="float" office:value="1.40786301679" calcext:value-type="float">
            <text:p>1.4078630168</text:p>
          </table:table-cell>
          <table:table-cell table:number-columns-repeated="1019"/>
        </table:table-row>
        <table:table-row table:style-name="ro1">
          <table:table-cell office:value-type="float" office:value="3840000" calcext:value-type="float">
            <text:p>3840000</text:p>
          </table:table-cell>
          <table:table-cell office:value-type="float" office:value="1.39939937956" calcext:value-type="float">
            <text:p>1.3993993796</text:p>
          </table:table-cell>
          <table:table-cell/>
          <table:table-cell office:value-type="float" office:value="3840000" calcext:value-type="float">
            <text:p>3840000</text:p>
          </table:table-cell>
          <table:table-cell office:value-type="float" office:value="1.40266435826" calcext:value-type="float">
            <text:p>1.4026643583</text:p>
          </table:table-cell>
          <table:table-cell table:number-columns-repeated="1019"/>
        </table:table-row>
        <table:table-row table:style-name="ro1">
          <table:table-cell office:value-type="float" office:value="3870000" calcext:value-type="float">
            <text:p>3870000</text:p>
          </table:table-cell>
          <table:table-cell office:value-type="float" office:value="1.39426005925" calcext:value-type="float">
            <text:p>1.3942600593</text:p>
          </table:table-cell>
          <table:table-cell/>
          <table:table-cell office:value-type="float" office:value="3870000" calcext:value-type="float">
            <text:p>3870000</text:p>
          </table:table-cell>
          <table:table-cell office:value-type="float" office:value="1.39752504923" calcext:value-type="float">
            <text:p>1.3975250492</text:p>
          </table:table-cell>
          <table:table-cell table:number-columns-repeated="1019"/>
        </table:table-row>
        <table:table-row table:style-name="ro1">
          <table:table-cell office:value-type="float" office:value="3900000" calcext:value-type="float">
            <text:p>3900000</text:p>
          </table:table-cell>
          <table:table-cell office:value-type="float" office:value="1.3891789594" calcext:value-type="float">
            <text:p>1.3891789594</text:p>
          </table:table-cell>
          <table:table-cell/>
          <table:table-cell office:value-type="float" office:value="3900000" calcext:value-type="float">
            <text:p>3900000</text:p>
          </table:table-cell>
          <table:table-cell office:value-type="float" office:value="1.39244396045" calcext:value-type="float">
            <text:p>1.3924439605</text:p>
          </table:table-cell>
          <table:table-cell table:number-columns-repeated="1019"/>
        </table:table-row>
        <table:table-row table:style-name="ro1">
          <table:table-cell office:value-type="float" office:value="3930000" calcext:value-type="float">
            <text:p>3930000</text:p>
          </table:table-cell>
          <table:table-cell office:value-type="float" office:value="1.38415498073" calcext:value-type="float">
            <text:p>1.3841549807</text:p>
          </table:table-cell>
          <table:table-cell/>
          <table:table-cell office:value-type="float" office:value="3930000" calcext:value-type="float">
            <text:p>3930000</text:p>
          </table:table-cell>
          <table:table-cell office:value-type="float" office:value="1.38741999262" calcext:value-type="float">
            <text:p>1.3874199926</text:p>
          </table:table-cell>
          <table:table-cell table:number-columns-repeated="1019"/>
        </table:table-row>
        <table:table-row table:style-name="ro1">
          <table:table-cell office:value-type="float" office:value="3960000" calcext:value-type="float">
            <text:p>3960000</text:p>
          </table:table-cell>
          <table:table-cell office:value-type="float" office:value="1.37918705284" calcext:value-type="float">
            <text:p>1.3791870528</text:p>
          </table:table-cell>
          <table:table-cell/>
          <table:table-cell office:value-type="float" office:value="3960000" calcext:value-type="float">
            <text:p>3960000</text:p>
          </table:table-cell>
          <table:table-cell office:value-type="float" office:value="1.38245207538" calcext:value-type="float">
            <text:p>1.3824520754</text:p>
          </table:table-cell>
          <table:table-cell table:number-columns-repeated="1019"/>
        </table:table-row>
        <table:table-row table:style-name="ro1">
          <table:table-cell office:value-type="float" office:value="3990000" calcext:value-type="float">
            <text:p>3990000</text:p>
          </table:table-cell>
          <table:table-cell office:value-type="float" office:value="1.37427413335" calcext:value-type="float">
            <text:p>1.3742741334</text:p>
          </table:table-cell>
          <table:table-cell/>
          <table:table-cell office:value-type="float" office:value="3990000" calcext:value-type="float">
            <text:p>3990000</text:p>
          </table:table-cell>
          <table:table-cell office:value-type="float" office:value="1.37753916634" calcext:value-type="float">
            <text:p>1.3775391663</text:p>
          </table:table-cell>
          <table:table-cell table:number-columns-repeated="1019"/>
        </table:table-row>
        <table:table-row table:style-name="ro1">
          <table:table-cell office:value-type="float" office:value="4020000" calcext:value-type="float">
            <text:p>4020000</text:p>
          </table:table-cell>
          <table:table-cell office:value-type="float" office:value="1.36941520688" calcext:value-type="float">
            <text:p>1.3694152069</text:p>
          </table:table-cell>
          <table:table-cell/>
          <table:table-cell office:value-type="float" office:value="4020000" calcext:value-type="float">
            <text:p>4020000</text:p>
          </table:table-cell>
          <table:table-cell office:value-type="float" office:value="1.37268025011" calcext:value-type="float">
            <text:p>1.3726802501</text:p>
          </table:table-cell>
          <table:table-cell table:number-columns-repeated="1019"/>
        </table:table-row>
        <table:table-row table:style-name="ro1">
          <table:table-cell office:value-type="float" office:value="4050000" calcext:value-type="float">
            <text:p>4050000</text:p>
          </table:table-cell>
          <table:table-cell office:value-type="float" office:value="1.36460928419" calcext:value-type="float">
            <text:p>1.3646092842</text:p>
          </table:table-cell>
          <table:table-cell/>
          <table:table-cell office:value-type="float" office:value="4050000" calcext:value-type="float">
            <text:p>4050000</text:p>
          </table:table-cell>
          <table:table-cell office:value-type="float" office:value="1.36787433747" calcext:value-type="float">
            <text:p>1.3678743375</text:p>
          </table:table-cell>
          <table:table-cell table:number-columns-repeated="1019"/>
        </table:table-row>
        <table:table-row table:style-name="ro1">
          <table:table-cell office:value-type="float" office:value="4080000" calcext:value-type="float">
            <text:p>4080000</text:p>
          </table:table-cell>
          <table:table-cell office:value-type="float" office:value="1.35985540131" calcext:value-type="float">
            <text:p>1.3598554013</text:p>
          </table:table-cell>
          <table:table-cell/>
          <table:table-cell office:value-type="float" office:value="4080000" calcext:value-type="float">
            <text:p>4080000</text:p>
          </table:table-cell>
          <table:table-cell office:value-type="float" office:value="1.36312046446" calcext:value-type="float">
            <text:p>1.3631204645</text:p>
          </table:table-cell>
          <table:table-cell table:number-columns-repeated="1019"/>
        </table:table-row>
        <table:table-row table:style-name="ro1">
          <table:table-cell office:value-type="float" office:value="4110000" calcext:value-type="float">
            <text:p>4110000</text:p>
          </table:table-cell>
          <table:table-cell office:value-type="float" office:value="1.35515261872" calcext:value-type="float">
            <text:p>1.3551526187</text:p>
          </table:table-cell>
          <table:table-cell/>
          <table:table-cell office:value-type="float" office:value="4110000" calcext:value-type="float">
            <text:p>4110000</text:p>
          </table:table-cell>
          <table:table-cell office:value-type="float" office:value="1.35841769157" calcext:value-type="float">
            <text:p>1.3584176916</text:p>
          </table:table-cell>
          <table:table-cell table:number-columns-repeated="1019"/>
        </table:table-row>
        <table:table-row table:style-name="ro1">
          <table:table-cell office:value-type="float" office:value="4140000" calcext:value-type="float">
            <text:p>4140000</text:p>
          </table:table-cell>
          <table:table-cell office:value-type="float" office:value="1.35050002057" calcext:value-type="float">
            <text:p>1.3505000206</text:p>
          </table:table-cell>
          <table:table-cell/>
          <table:table-cell office:value-type="float" office:value="4140000" calcext:value-type="float">
            <text:p>4140000</text:p>
          </table:table-cell>
          <table:table-cell office:value-type="float" office:value="1.35376510293" calcext:value-type="float">
            <text:p>1.3537651029</text:p>
          </table:table-cell>
          <table:table-cell table:number-columns-repeated="1019"/>
        </table:table-row>
        <table:table-row table:style-name="ro1">
          <table:table-cell office:value-type="float" office:value="4170000" calcext:value-type="float">
            <text:p>4170000</text:p>
          </table:table-cell>
          <table:table-cell office:value-type="float" office:value="1.34589671388" calcext:value-type="float">
            <text:p>1.3458967139</text:p>
          </table:table-cell>
          <table:table-cell/>
          <table:table-cell office:value-type="float" office:value="4170000" calcext:value-type="float">
            <text:p>4170000</text:p>
          </table:table-cell>
          <table:table-cell office:value-type="float" office:value="1.34916180557" calcext:value-type="float">
            <text:p>1.3491618056</text:p>
          </table:table-cell>
          <table:table-cell table:number-columns-repeated="1019"/>
        </table:table-row>
        <table:table-row table:style-name="ro1">
          <table:table-cell office:value-type="float" office:value="4200000" calcext:value-type="float">
            <text:p>4200000</text:p>
          </table:table-cell>
          <table:table-cell office:value-type="float" office:value="1.34134182784" calcext:value-type="float">
            <text:p>1.3413418278</text:p>
          </table:table-cell>
          <table:table-cell/>
          <table:table-cell office:value-type="float" office:value="4200000" calcext:value-type="float">
            <text:p>4200000</text:p>
          </table:table-cell>
          <table:table-cell office:value-type="float" office:value="1.34460692871" calcext:value-type="float">
            <text:p>1.3446069287</text:p>
          </table:table-cell>
          <table:table-cell table:number-columns-repeated="1019"/>
        </table:table-row>
        <table:table-row table:style-name="ro1">
          <table:table-cell office:value-type="float" office:value="4230000" calcext:value-type="float">
            <text:p>4230000</text:p>
          </table:table-cell>
          <table:table-cell office:value-type="float" office:value="1.3368345131" calcext:value-type="float">
            <text:p>1.3368345131</text:p>
          </table:table-cell>
          <table:table-cell/>
          <table:table-cell office:value-type="float" office:value="4230000" calcext:value-type="float">
            <text:p>4230000</text:p>
          </table:table-cell>
          <table:table-cell office:value-type="float" office:value="1.34009962298" calcext:value-type="float">
            <text:p>1.340099623</text:p>
          </table:table-cell>
          <table:table-cell table:number-columns-repeated="1019"/>
        </table:table-row>
        <table:table-row table:style-name="ro1">
          <table:table-cell office:value-type="float" office:value="4260000" calcext:value-type="float">
            <text:p>4260000</text:p>
          </table:table-cell>
          <table:table-cell office:value-type="float" office:value="1.33237394109" calcext:value-type="float">
            <text:p>1.3323739411</text:p>
          </table:table-cell>
          <table:table-cell/>
          <table:table-cell office:value-type="float" office:value="4260000" calcext:value-type="float">
            <text:p>4260000</text:p>
          </table:table-cell>
          <table:table-cell office:value-type="float" office:value="1.33563905982" calcext:value-type="float">
            <text:p>1.3356390598</text:p>
          </table:table-cell>
          <table:table-cell table:number-columns-repeated="1019"/>
        </table:table-row>
        <table:table-row table:style-name="ro1">
          <table:table-cell office:value-type="float" office:value="4290000" calcext:value-type="float">
            <text:p>4290000</text:p>
          </table:table-cell>
          <table:table-cell office:value-type="float" office:value="1.32795930338" calcext:value-type="float">
            <text:p>1.3279593034</text:p>
          </table:table-cell>
          <table:table-cell/>
          <table:table-cell office:value-type="float" office:value="4290000" calcext:value-type="float">
            <text:p>4290000</text:p>
          </table:table-cell>
          <table:table-cell office:value-type="float" office:value="1.3312244308" calcext:value-type="float">
            <text:p>1.3312244308</text:p>
          </table:table-cell>
          <table:table-cell table:number-columns-repeated="1019"/>
        </table:table-row>
        <table:table-row table:style-name="ro1">
          <table:table-cell office:value-type="float" office:value="4320000" calcext:value-type="float">
            <text:p>4320000</text:p>
          </table:table-cell>
          <table:table-cell office:value-type="float" office:value="1.32358981103" calcext:value-type="float">
            <text:p>1.323589811</text:p>
          </table:table-cell>
          <table:table-cell/>
          <table:table-cell office:value-type="float" office:value="4320000" calcext:value-type="float">
            <text:p>4320000</text:p>
          </table:table-cell>
          <table:table-cell office:value-type="float" office:value="1.32685494699" calcext:value-type="float">
            <text:p>1.326854947</text:p>
          </table:table-cell>
          <table:table-cell table:number-columns-repeated="1019"/>
        </table:table-row>
        <table:table-row table:style-name="ro1">
          <table:table-cell office:value-type="float" office:value="4350000" calcext:value-type="float">
            <text:p>4350000</text:p>
          </table:table-cell>
          <table:table-cell office:value-type="float" office:value="1.31926469401" calcext:value-type="float">
            <text:p>1.319264694</text:p>
          </table:table-cell>
          <table:table-cell/>
          <table:table-cell office:value-type="float" office:value="4350000" calcext:value-type="float">
            <text:p>4350000</text:p>
          </table:table-cell>
          <table:table-cell office:value-type="float" office:value="1.32252983837" calcext:value-type="float">
            <text:p>1.3225298384</text:p>
          </table:table-cell>
          <table:table-cell table:number-columns-repeated="1019"/>
        </table:table-row>
        <table:table-row table:style-name="ro1">
          <table:table-cell office:value-type="float" office:value="4380000" calcext:value-type="float">
            <text:p>4380000</text:p>
          </table:table-cell>
          <table:table-cell office:value-type="float" office:value="1.31498320062" calcext:value-type="float">
            <text:p>1.3149832006</text:p>
          </table:table-cell>
          <table:table-cell/>
          <table:table-cell office:value-type="float" office:value="4380000" calcext:value-type="float">
            <text:p>4380000</text:p>
          </table:table-cell>
          <table:table-cell office:value-type="float" office:value="1.31824835323" calcext:value-type="float">
            <text:p>1.3182483532</text:p>
          </table:table-cell>
          <table:table-cell table:number-columns-repeated="1019"/>
        </table:table-row>
        <table:table-row table:style-name="ro1">
          <table:table-cell office:value-type="float" office:value="4410000" calcext:value-type="float">
            <text:p>4410000</text:p>
          </table:table-cell>
          <table:table-cell office:value-type="float" office:value="1.31074459691" calcext:value-type="float">
            <text:p>1.3107445969</text:p>
          </table:table-cell>
          <table:table-cell/>
          <table:table-cell office:value-type="float" office:value="4410000" calcext:value-type="float">
            <text:p>4410000</text:p>
          </table:table-cell>
          <table:table-cell office:value-type="float" office:value="1.31400975763" calcext:value-type="float">
            <text:p>1.3140097576</text:p>
          </table:table-cell>
          <table:table-cell table:number-columns-repeated="1019"/>
        </table:table-row>
        <table:table-row table:style-name="ro1">
          <table:table-cell office:value-type="float" office:value="4440000" calcext:value-type="float">
            <text:p>4440000</text:p>
          </table:table-cell>
          <table:table-cell office:value-type="float" office:value="1.30654816619" calcext:value-type="float">
            <text:p>1.3065481662</text:p>
          </table:table-cell>
          <table:table-cell/>
          <table:table-cell office:value-type="float" office:value="4440000" calcext:value-type="float">
            <text:p>4440000</text:p>
          </table:table-cell>
          <table:table-cell office:value-type="float" office:value="1.30981333487" calcext:value-type="float">
            <text:p>1.3098133349</text:p>
          </table:table-cell>
          <table:table-cell table:number-columns-repeated="1019"/>
        </table:table-row>
        <table:table-row table:style-name="ro1">
          <table:table-cell office:value-type="float" office:value="4470000" calcext:value-type="float">
            <text:p>4470000</text:p>
          </table:table-cell>
          <table:table-cell office:value-type="float" office:value="1.30239320843" calcext:value-type="float">
            <text:p>1.3023932084</text:p>
          </table:table-cell>
          <table:table-cell/>
          <table:table-cell office:value-type="float" office:value="4470000" calcext:value-type="float">
            <text:p>4470000</text:p>
          </table:table-cell>
          <table:table-cell office:value-type="float" office:value="1.30565838496" calcext:value-type="float">
            <text:p>1.305658385</text:p>
          </table:table-cell>
          <table:table-cell table:number-columns-repeated="1019"/>
        </table:table-row>
        <table:table-row table:style-name="ro1">
          <table:table-cell office:value-type="float" office:value="4500000" calcext:value-type="float">
            <text:p>4500000</text:p>
          </table:table-cell>
          <table:table-cell office:value-type="float" office:value="1.29827903987" calcext:value-type="float">
            <text:p>1.2982790399</text:p>
          </table:table-cell>
          <table:table-cell/>
          <table:table-cell office:value-type="float" office:value="4500000" calcext:value-type="float">
            <text:p>4500000</text:p>
          </table:table-cell>
          <table:table-cell office:value-type="float" office:value="1.3015442241" calcext:value-type="float">
            <text:p>1.3015442241</text:p>
          </table:table-cell>
          <table:table-cell table:number-columns-repeated="1019"/>
        </table:table-row>
        <table:table-row table:style-name="ro1">
          <table:table-cell office:value-type="float" office:value="4530000" calcext:value-type="float">
            <text:p>4530000</text:p>
          </table:table-cell>
          <table:table-cell office:value-type="float" office:value="1.29420499245" calcext:value-type="float">
            <text:p>1.2942049925</text:p>
          </table:table-cell>
          <table:table-cell/>
          <table:table-cell office:value-type="float" office:value="4530000" calcext:value-type="float">
            <text:p>4530000</text:p>
          </table:table-cell>
          <table:table-cell office:value-type="float" office:value="1.29747018425" calcext:value-type="float">
            <text:p>1.2974701843</text:p>
          </table:table-cell>
          <table:table-cell table:number-columns-repeated="1019"/>
        </table:table-row>
        <table:table-row table:style-name="ro1">
          <table:table-cell office:value-type="float" office:value="4560000" calcext:value-type="float">
            <text:p>4560000</text:p>
          </table:table-cell>
          <table:table-cell office:value-type="float" office:value="1.29017041338" calcext:value-type="float">
            <text:p>1.2901704134</text:p>
          </table:table-cell>
          <table:table-cell/>
          <table:table-cell office:value-type="float" office:value="4560000" calcext:value-type="float">
            <text:p>4560000</text:p>
          </table:table-cell>
          <table:table-cell office:value-type="float" office:value="1.29343561263" calcext:value-type="float">
            <text:p>1.2934356126</text:p>
          </table:table-cell>
          <table:table-cell table:number-columns-repeated="1019"/>
        </table:table-row>
        <table:table-row table:style-name="ro1">
          <table:table-cell office:value-type="float" office:value="4590000" calcext:value-type="float">
            <text:p>4590000</text:p>
          </table:table-cell>
          <table:table-cell office:value-type="float" office:value="1.28617466469" calcext:value-type="float">
            <text:p>1.2861746647</text:p>
          </table:table-cell>
          <table:table-cell/>
          <table:table-cell office:value-type="float" office:value="4590000" calcext:value-type="float">
            <text:p>4590000</text:p>
          </table:table-cell>
          <table:table-cell office:value-type="float" office:value="1.28943987127" calcext:value-type="float">
            <text:p>1.2894398713</text:p>
          </table:table-cell>
          <table:table-cell table:number-columns-repeated="1019"/>
        </table:table-row>
        <table:table-row table:style-name="ro1">
          <table:table-cell office:value-type="float" office:value="4620000" calcext:value-type="float">
            <text:p>4620000</text:p>
          </table:table-cell>
          <table:table-cell office:value-type="float" office:value="1.28221712282" calcext:value-type="float">
            <text:p>1.2822171228</text:p>
          </table:table-cell>
          <table:table-cell/>
          <table:table-cell office:value-type="float" office:value="4620000" calcext:value-type="float">
            <text:p>4620000</text:p>
          </table:table-cell>
          <table:table-cell office:value-type="float" office:value="1.28548233661" calcext:value-type="float">
            <text:p>1.2854823366</text:p>
          </table:table-cell>
          <table:table-cell table:number-columns-repeated="1019"/>
        </table:table-row>
        <table:table-row table:style-name="ro1">
          <table:table-cell office:value-type="float" office:value="4650000" calcext:value-type="float">
            <text:p>4650000</text:p>
          </table:table-cell>
          <table:table-cell office:value-type="float" office:value="1.27829717817" calcext:value-type="float">
            <text:p>1.2782971782</text:p>
          </table:table-cell>
          <table:table-cell/>
          <table:table-cell office:value-type="float" office:value="4650000" calcext:value-type="float">
            <text:p>4650000</text:p>
          </table:table-cell>
          <table:table-cell office:value-type="float" office:value="1.28156239905" calcext:value-type="float">
            <text:p>1.2815623991</text:p>
          </table:table-cell>
          <table:table-cell table:number-columns-repeated="1019"/>
        </table:table-row>
        <table:table-row table:style-name="ro1">
          <table:table-cell office:value-type="float" office:value="4680000" calcext:value-type="float">
            <text:p>4680000</text:p>
          </table:table-cell>
          <table:table-cell office:value-type="float" office:value="1.27441423472" calcext:value-type="float">
            <text:p>1.2744142347</text:p>
          </table:table-cell>
          <table:table-cell/>
          <table:table-cell office:value-type="float" office:value="4680000" calcext:value-type="float">
            <text:p>4680000</text:p>
          </table:table-cell>
          <table:table-cell office:value-type="float" office:value="1.27767946258" calcext:value-type="float">
            <text:p>1.2776794626</text:p>
          </table:table-cell>
          <table:table-cell table:number-columns-repeated="1019"/>
        </table:table-row>
        <table:table-row table:style-name="ro1">
          <table:table-cell office:value-type="float" office:value="4710000" calcext:value-type="float">
            <text:p>4710000</text:p>
          </table:table-cell>
          <table:table-cell office:value-type="float" office:value="1.27056770964" calcext:value-type="float">
            <text:p>1.2705677096</text:p>
          </table:table-cell>
          <table:table-cell/>
          <table:table-cell office:value-type="float" office:value="4710000" calcext:value-type="float">
            <text:p>4710000</text:p>
          </table:table-cell>
          <table:table-cell office:value-type="float" office:value="1.27383294437" calcext:value-type="float">
            <text:p>1.2738329444</text:p>
          </table:table-cell>
          <table:table-cell table:number-columns-repeated="1019"/>
        </table:table-row>
        <table:table-row table:style-name="ro1">
          <table:table-cell office:value-type="float" office:value="4740000" calcext:value-type="float">
            <text:p>4740000</text:p>
          </table:table-cell>
          <table:table-cell office:value-type="float" office:value="1.26675703291" calcext:value-type="float">
            <text:p>1.2667570329</text:p>
          </table:table-cell>
          <table:table-cell/>
          <table:table-cell office:value-type="float" office:value="4740000" calcext:value-type="float">
            <text:p>4740000</text:p>
          </table:table-cell>
          <table:table-cell office:value-type="float" office:value="1.27002227439" calcext:value-type="float">
            <text:p>1.2700222744</text:p>
          </table:table-cell>
          <table:table-cell table:number-columns-repeated="1019"/>
        </table:table-row>
        <table:table-row table:style-name="ro1">
          <table:table-cell office:value-type="float" office:value="4770000" calcext:value-type="float">
            <text:p>4770000</text:p>
          </table:table-cell>
          <table:table-cell office:value-type="float" office:value="1.26298164697" calcext:value-type="float">
            <text:p>1.262981647</text:p>
          </table:table-cell>
          <table:table-cell/>
          <table:table-cell office:value-type="float" office:value="4770000" calcext:value-type="float">
            <text:p>4770000</text:p>
          </table:table-cell>
          <table:table-cell office:value-type="float" office:value="1.2662468951" calcext:value-type="float">
            <text:p>1.2662468951</text:p>
          </table:table-cell>
          <table:table-cell table:number-columns-repeated="1019"/>
        </table:table-row>
        <table:table-row table:style-name="ro1">
          <table:table-cell office:value-type="float" office:value="4800000" calcext:value-type="float">
            <text:p>4800000</text:p>
          </table:table-cell>
          <table:table-cell office:value-type="float" office:value="1.25924100636" calcext:value-type="float">
            <text:p>1.2592410064</text:p>
          </table:table-cell>
          <table:table-cell/>
          <table:table-cell office:value-type="float" office:value="4800000" calcext:value-type="float">
            <text:p>4800000</text:p>
          </table:table-cell>
          <table:table-cell office:value-type="float" office:value="1.26250626103" calcext:value-type="float">
            <text:p>1.262506261</text:p>
          </table:table-cell>
          <table:table-cell table:number-columns-repeated="1019"/>
        </table:table-row>
        <table:table-row table:style-name="ro1">
          <table:table-cell office:value-type="float" office:value="4830000" calcext:value-type="float">
            <text:p>4830000</text:p>
          </table:table-cell>
          <table:table-cell office:value-type="float" office:value="1.25553457739" calcext:value-type="float">
            <text:p>1.2555345774</text:p>
          </table:table-cell>
          <table:table-cell/>
          <table:table-cell office:value-type="float" office:value="4830000" calcext:value-type="float">
            <text:p>4830000</text:p>
          </table:table-cell>
          <table:table-cell office:value-type="float" office:value="1.2587998385" calcext:value-type="float">
            <text:p>1.2587998385</text:p>
          </table:table-cell>
          <table:table-cell table:number-columns-repeated="1019"/>
        </table:table-row>
        <table:table-row table:style-name="ro1">
          <table:table-cell office:value-type="float" office:value="4860000" calcext:value-type="float">
            <text:p>4860000</text:p>
          </table:table-cell>
          <table:table-cell office:value-type="float" office:value="1.25186183781" calcext:value-type="float">
            <text:p>1.2518618378</text:p>
          </table:table-cell>
          <table:table-cell/>
          <table:table-cell office:value-type="float" office:value="4860000" calcext:value-type="float">
            <text:p>4860000</text:p>
          </table:table-cell>
          <table:table-cell office:value-type="float" office:value="1.25512710527" calcext:value-type="float">
            <text:p>1.2551271053</text:p>
          </table:table-cell>
          <table:table-cell table:number-columns-repeated="1019"/>
        </table:table-row>
        <table:table-row table:style-name="ro1">
          <table:table-cell office:value-type="float" office:value="4890000" calcext:value-type="float">
            <text:p>4890000</text:p>
          </table:table-cell>
          <table:table-cell office:value-type="float" office:value="1.24822227652" calcext:value-type="float">
            <text:p>1.2482222765</text:p>
          </table:table-cell>
          <table:table-cell/>
          <table:table-cell office:value-type="float" office:value="4890000" calcext:value-type="float">
            <text:p>4890000</text:p>
          </table:table-cell>
          <table:table-cell office:value-type="float" office:value="1.25148755023" calcext:value-type="float">
            <text:p>1.2514875502</text:p>
          </table:table-cell>
          <table:table-cell table:number-columns-repeated="1019"/>
        </table:table-row>
        <table:table-row table:style-name="ro1">
          <table:table-cell office:value-type="float" office:value="4920000" calcext:value-type="float">
            <text:p>4920000</text:p>
          </table:table-cell>
          <table:table-cell office:value-type="float" office:value="1.24461539323" calcext:value-type="float">
            <text:p>1.2446153932</text:p>
          </table:table-cell>
          <table:table-cell/>
          <table:table-cell office:value-type="float" office:value="4920000" calcext:value-type="float">
            <text:p>4920000</text:p>
          </table:table-cell>
          <table:table-cell office:value-type="float" office:value="1.24788067308" calcext:value-type="float">
            <text:p>1.2478806731</text:p>
          </table:table-cell>
          <table:table-cell table:number-columns-repeated="1019"/>
        </table:table-row>
        <table:table-row table:style-name="ro1">
          <table:table-cell office:value-type="float" office:value="4950000" calcext:value-type="float">
            <text:p>4950000</text:p>
          </table:table-cell>
          <table:table-cell office:value-type="float" office:value="1.24104069817" calcext:value-type="float">
            <text:p>1.2410406982</text:p>
          </table:table-cell>
          <table:table-cell/>
          <table:table-cell office:value-type="float" office:value="4950000" calcext:value-type="float">
            <text:p>4950000</text:p>
          </table:table-cell>
          <table:table-cell office:value-type="float" office:value="1.24430598408" calcext:value-type="float">
            <text:p>1.2443059841</text:p>
          </table:table-cell>
          <table:table-cell table:number-columns-repeated="1019"/>
        </table:table-row>
        <table:table-row table:style-name="ro1">
          <table:table-cell office:value-type="float" office:value="4980000" calcext:value-type="float">
            <text:p>4980000</text:p>
          </table:table-cell>
          <table:table-cell office:value-type="float" office:value="1.23749771185" calcext:value-type="float">
            <text:p>1.2374977119</text:p>
          </table:table-cell>
          <table:table-cell/>
          <table:table-cell office:value-type="float" office:value="4980000" calcext:value-type="float">
            <text:p>4980000</text:p>
          </table:table-cell>
          <table:table-cell office:value-type="float" office:value="1.24076300372" calcext:value-type="float">
            <text:p>1.2407630037</text:p>
          </table:table-cell>
          <table:table-cell table:number-columns-repeated="1019"/>
        </table:table-row>
        <table:table-row table:style-name="ro1">
          <table:table-cell office:value-type="float" office:value="5010000" calcext:value-type="float">
            <text:p>5010000</text:p>
          </table:table-cell>
          <table:table-cell office:value-type="float" office:value="1.23398596473" calcext:value-type="float">
            <text:p>1.2339859647</text:p>
          </table:table-cell>
          <table:table-cell/>
          <table:table-cell office:value-type="float" office:value="5010000" calcext:value-type="float">
            <text:p>5010000</text:p>
          </table:table-cell>
          <table:table-cell office:value-type="float" office:value="1.23725126247" calcext:value-type="float">
            <text:p>1.2372512625</text:p>
          </table:table-cell>
          <table:table-cell table:number-columns-repeated="1019"/>
        </table:table-row>
        <table:table-row table:style-name="ro1">
          <table:table-cell office:value-type="float" office:value="5040000" calcext:value-type="float">
            <text:p>5040000</text:p>
          </table:table-cell>
          <table:table-cell office:value-type="float" office:value="1.23050499699" calcext:value-type="float">
            <text:p>1.230504997</text:p>
          </table:table-cell>
          <table:table-cell/>
          <table:table-cell office:value-type="float" office:value="5040000" calcext:value-type="float">
            <text:p>5040000</text:p>
          </table:table-cell>
          <table:table-cell office:value-type="float" office:value="1.23377030051" calcext:value-type="float">
            <text:p>1.2337703005</text:p>
          </table:table-cell>
          <table:table-cell table:number-columns-repeated="1019"/>
        </table:table-row>
        <table:table-row table:style-name="ro1">
          <table:table-cell office:value-type="float" office:value="5070000" calcext:value-type="float">
            <text:p>5070000</text:p>
          </table:table-cell>
          <table:table-cell office:value-type="float" office:value="1.22705435825" calcext:value-type="float">
            <text:p>1.2270543583</text:p>
          </table:table-cell>
          <table:table-cell/>
          <table:table-cell office:value-type="float" office:value="5070000" calcext:value-type="float">
            <text:p>5070000</text:p>
          </table:table-cell>
          <table:table-cell office:value-type="float" office:value="1.23031966747" calcext:value-type="float">
            <text:p>1.2303196675</text:p>
          </table:table-cell>
          <table:table-cell table:number-columns-repeated="1019"/>
        </table:table-row>
        <table:table-row table:style-name="ro1">
          <table:table-cell office:value-type="float" office:value="5100000" calcext:value-type="float">
            <text:p>5100000</text:p>
          </table:table-cell>
          <table:table-cell office:value-type="float" office:value="1.22363360734" calcext:value-type="float">
            <text:p>1.2236336073</text:p>
          </table:table-cell>
          <table:table-cell/>
          <table:table-cell office:value-type="float" office:value="5100000" calcext:value-type="float">
            <text:p>5100000</text:p>
          </table:table-cell>
          <table:table-cell office:value-type="float" office:value="1.22689892218" calcext:value-type="float">
            <text:p>1.2268989222</text:p>
          </table:table-cell>
          <table:table-cell table:number-columns-repeated="1019"/>
        </table:table-row>
        <table:table-row table:style-name="ro1">
          <table:table-cell office:value-type="float" office:value="5130000" calcext:value-type="float">
            <text:p>5130000</text:p>
          </table:table-cell>
          <table:table-cell office:value-type="float" office:value="1.22024231206" calcext:value-type="float">
            <text:p>1.2202423121</text:p>
          </table:table-cell>
          <table:table-cell/>
          <table:table-cell office:value-type="float" office:value="5130000" calcext:value-type="float">
            <text:p>5130000</text:p>
          </table:table-cell>
          <table:table-cell office:value-type="float" office:value="1.22350763243" calcext:value-type="float">
            <text:p>1.2235076324</text:p>
          </table:table-cell>
          <table:table-cell table:number-columns-repeated="1019"/>
        </table:table-row>
        <table:table-row table:style-name="ro1">
          <table:table-cell office:value-type="float" office:value="5160000" calcext:value-type="float">
            <text:p>5160000</text:p>
          </table:table-cell>
          <table:table-cell office:value-type="float" office:value="1.21688004893" calcext:value-type="float">
            <text:p>1.2168800489</text:p>
          </table:table-cell>
          <table:table-cell/>
          <table:table-cell office:value-type="float" office:value="5160000" calcext:value-type="float">
            <text:p>5160000</text:p>
          </table:table-cell>
          <table:table-cell office:value-type="float" office:value="1.22014537475" calcext:value-type="float">
            <text:p>1.2201453748</text:p>
          </table:table-cell>
          <table:table-cell table:number-columns-repeated="1019"/>
        </table:table-row>
        <table:table-row table:style-name="ro1">
          <table:table-cell office:value-type="float" office:value="5190000" calcext:value-type="float">
            <text:p>5190000</text:p>
          </table:table-cell>
          <table:table-cell office:value-type="float" office:value="1.21354640296" calcext:value-type="float">
            <text:p>1.213546403</text:p>
          </table:table-cell>
          <table:table-cell/>
          <table:table-cell office:value-type="float" office:value="5190000" calcext:value-type="float">
            <text:p>5190000</text:p>
          </table:table-cell>
          <table:table-cell office:value-type="float" office:value="1.21681173415" calcext:value-type="float">
            <text:p>1.2168117342</text:p>
          </table:table-cell>
          <table:table-cell table:number-columns-repeated="1019"/>
        </table:table-row>
        <table:table-row table:style-name="ro1">
          <table:table-cell office:value-type="float" office:value="5220000" calcext:value-type="float">
            <text:p>5220000</text:p>
          </table:table-cell>
          <table:table-cell office:value-type="float" office:value="1.21024096748" calcext:value-type="float">
            <text:p>1.2102409675</text:p>
          </table:table-cell>
          <table:table-cell/>
          <table:table-cell office:value-type="float" office:value="5220000" calcext:value-type="float">
            <text:p>5220000</text:p>
          </table:table-cell>
          <table:table-cell office:value-type="float" office:value="1.21350630395" calcext:value-type="float">
            <text:p>1.213506304</text:p>
          </table:table-cell>
          <table:table-cell table:number-columns-repeated="1019"/>
        </table:table-row>
        <table:table-row table:style-name="ro1">
          <table:table-cell office:value-type="float" office:value="5250000" calcext:value-type="float">
            <text:p>5250000</text:p>
          </table:table-cell>
          <table:table-cell office:value-type="float" office:value="1.20696334384" calcext:value-type="float">
            <text:p>1.2069633438</text:p>
          </table:table-cell>
          <table:table-cell/>
          <table:table-cell office:value-type="float" office:value="5250000" calcext:value-type="float">
            <text:p>5250000</text:p>
          </table:table-cell>
          <table:table-cell office:value-type="float" office:value="1.21022868554" calcext:value-type="float">
            <text:p>1.2102286855</text:p>
          </table:table-cell>
          <table:table-cell table:number-columns-repeated="1019"/>
        </table:table-row>
        <table:table-row table:style-name="ro1">
          <table:table-cell office:value-type="float" office:value="5280000" calcext:value-type="float">
            <text:p>5280000</text:p>
          </table:table-cell>
          <table:table-cell office:value-type="float" office:value="1.20371314132" calcext:value-type="float">
            <text:p>1.2037131413</text:p>
          </table:table-cell>
          <table:table-cell/>
          <table:table-cell office:value-type="float" office:value="5280000" calcext:value-type="float">
            <text:p>5280000</text:p>
          </table:table-cell>
          <table:table-cell office:value-type="float" office:value="1.20697848815" calcext:value-type="float">
            <text:p>1.2069784882</text:p>
          </table:table-cell>
          <table:table-cell table:number-columns-repeated="1019"/>
        </table:table-row>
        <table:table-row table:style-name="ro1">
          <table:table-cell office:value-type="float" office:value="5310000" calcext:value-type="float">
            <text:p>5310000</text:p>
          </table:table-cell>
          <table:table-cell office:value-type="float" office:value="1.20048997681" calcext:value-type="float">
            <text:p>1.2004899768</text:p>
          </table:table-cell>
          <table:table-cell/>
          <table:table-cell office:value-type="float" office:value="5310000" calcext:value-type="float">
            <text:p>5310000</text:p>
          </table:table-cell>
          <table:table-cell office:value-type="float" office:value="1.20375532871" calcext:value-type="float">
            <text:p>1.2037553287</text:p>
          </table:table-cell>
          <table:table-cell table:number-columns-repeated="1019"/>
        </table:table-row>
        <table:table-row table:style-name="ro1">
          <table:table-cell office:value-type="float" office:value="5340000" calcext:value-type="float">
            <text:p>5340000</text:p>
          </table:table-cell>
          <table:table-cell office:value-type="float" office:value="1.19729347471" calcext:value-type="float">
            <text:p>1.1972934747</text:p>
          </table:table-cell>
          <table:table-cell/>
          <table:table-cell office:value-type="float" office:value="5340000" calcext:value-type="float">
            <text:p>5340000</text:p>
          </table:table-cell>
          <table:table-cell office:value-type="float" office:value="1.20055883161" calcext:value-type="float">
            <text:p>1.2005588316</text:p>
          </table:table-cell>
          <table:table-cell table:number-columns-repeated="1019"/>
        </table:table-row>
        <table:table-row table:style-name="ro1">
          <table:table-cell office:value-type="float" office:value="5370000" calcext:value-type="float">
            <text:p>5370000</text:p>
          </table:table-cell>
          <table:table-cell office:value-type="float" office:value="1.1941232667" calcext:value-type="float">
            <text:p>1.1941232667</text:p>
          </table:table-cell>
          <table:table-cell/>
          <table:table-cell office:value-type="float" office:value="5370000" calcext:value-type="float">
            <text:p>5370000</text:p>
          </table:table-cell>
          <table:table-cell office:value-type="float" office:value="1.19738862853" calcext:value-type="float">
            <text:p>1.1973886285</text:p>
          </table:table-cell>
          <table:table-cell table:number-columns-repeated="1019"/>
        </table:table-row>
        <table:table-row table:style-name="ro1">
          <table:table-cell office:value-type="float" office:value="5400000" calcext:value-type="float">
            <text:p>5400000</text:p>
          </table:table-cell>
          <table:table-cell office:value-type="float" office:value="1.19097899156" calcext:value-type="float">
            <text:p>1.1909789916</text:p>
          </table:table-cell>
          <table:table-cell/>
          <table:table-cell office:value-type="float" office:value="5400000" calcext:value-type="float">
            <text:p>5400000</text:p>
          </table:table-cell>
          <table:table-cell office:value-type="float" office:value="1.19424435825" calcext:value-type="float">
            <text:p>1.1942443583</text:p>
          </table:table-cell>
          <table:table-cell table:number-columns-repeated="1019"/>
        </table:table-row>
        <table:table-row table:style-name="ro1">
          <table:table-cell office:value-type="float" office:value="5430000" calcext:value-type="float">
            <text:p>5430000</text:p>
          </table:table-cell>
          <table:table-cell office:value-type="float" office:value="1.18786029503" calcext:value-type="float">
            <text:p>1.187860295</text:p>
          </table:table-cell>
          <table:table-cell/>
          <table:table-cell office:value-type="float" office:value="5430000" calcext:value-type="float">
            <text:p>5430000</text:p>
          </table:table-cell>
          <table:table-cell office:value-type="float" office:value="1.1911256665" calcext:value-type="float">
            <text:p>1.1911256665</text:p>
          </table:table-cell>
          <table:table-cell table:number-columns-repeated="1019"/>
        </table:table-row>
        <table:table-row table:style-name="ro1">
          <table:table-cell office:value-type="float" office:value="5460000" calcext:value-type="float">
            <text:p>5460000</text:p>
          </table:table-cell>
          <table:table-cell office:value-type="float" office:value="1.18476682957" calcext:value-type="float">
            <text:p>1.1847668296</text:p>
          </table:table-cell>
          <table:table-cell/>
          <table:table-cell office:value-type="float" office:value="5460000" calcext:value-type="float">
            <text:p>5460000</text:p>
          </table:table-cell>
          <table:table-cell office:value-type="float" office:value="1.18803220576" calcext:value-type="float">
            <text:p>1.1880322058</text:p>
          </table:table-cell>
          <table:table-cell table:number-columns-repeated="1019"/>
        </table:table-row>
        <table:table-row table:style-name="ro1">
          <table:table-cell office:value-type="float" office:value="5490000" calcext:value-type="float">
            <text:p>5490000</text:p>
          </table:table-cell>
          <table:table-cell office:value-type="float" office:value="1.18169825426" calcext:value-type="float">
            <text:p>1.1816982543</text:p>
          </table:table-cell>
          <table:table-cell/>
          <table:table-cell office:value-type="float" office:value="5490000" calcext:value-type="float">
            <text:p>5490000</text:p>
          </table:table-cell>
          <table:table-cell office:value-type="float" office:value="1.18496363511" calcext:value-type="float">
            <text:p>1.1849636351</text:p>
          </table:table-cell>
          <table:table-cell table:number-columns-repeated="1019"/>
        </table:table-row>
        <table:table-row table:style-name="ro1">
          <table:table-cell office:value-type="float" office:value="5520000" calcext:value-type="float">
            <text:p>5520000</text:p>
          </table:table-cell>
          <table:table-cell office:value-type="float" office:value="1.17865423461" calcext:value-type="float">
            <text:p>1.1786542346</text:p>
          </table:table-cell>
          <table:table-cell/>
          <table:table-cell office:value-type="float" office:value="5520000" calcext:value-type="float">
            <text:p>5520000</text:p>
          </table:table-cell>
          <table:table-cell office:value-type="float" office:value="1.18191962006" calcext:value-type="float">
            <text:p>1.1819196201</text:p>
          </table:table-cell>
          <table:table-cell table:number-columns-repeated="1019"/>
        </table:table-row>
        <table:table-row table:style-name="ro1">
          <table:table-cell office:value-type="float" office:value="5550000" calcext:value-type="float">
            <text:p>5550000</text:p>
          </table:table-cell>
          <table:table-cell office:value-type="float" office:value="1.17563444242" calcext:value-type="float">
            <text:p>1.1756344424</text:p>
          </table:table-cell>
          <table:table-cell/>
          <table:table-cell office:value-type="float" office:value="5550000" calcext:value-type="float">
            <text:p>5550000</text:p>
          </table:table-cell>
          <table:table-cell office:value-type="float" office:value="1.17889983241" calcext:value-type="float">
            <text:p>1.1788998324</text:p>
          </table:table-cell>
          <table:table-cell table:number-columns-repeated="1019"/>
        </table:table-row>
        <table:table-row table:style-name="ro1">
          <table:table-cell office:value-type="float" office:value="5580000" calcext:value-type="float">
            <text:p>5580000</text:p>
          </table:table-cell>
          <table:table-cell office:value-type="float" office:value="1.17263855561" calcext:value-type="float">
            <text:p>1.1726385556</text:p>
          </table:table-cell>
          <table:table-cell/>
          <table:table-cell office:value-type="float" office:value="5580000" calcext:value-type="float">
            <text:p>5580000</text:p>
          </table:table-cell>
          <table:table-cell office:value-type="float" office:value="1.17590395007" calcext:value-type="float">
            <text:p>1.1759039501</text:p>
          </table:table-cell>
          <table:table-cell table:number-columns-repeated="1019"/>
        </table:table-row>
        <table:table-row table:style-name="ro1">
          <table:table-cell office:value-type="float" office:value="5610000" calcext:value-type="float">
            <text:p>5610000</text:p>
          </table:table-cell>
          <table:table-cell office:value-type="float" office:value="1.16966625808" calcext:value-type="float">
            <text:p>1.1696662581</text:p>
          </table:table-cell>
          <table:table-cell/>
          <table:table-cell office:value-type="float" office:value="5610000" calcext:value-type="float">
            <text:p>5610000</text:p>
          </table:table-cell>
          <table:table-cell office:value-type="float" office:value="1.17293165694" calcext:value-type="float">
            <text:p>1.1729316569</text:p>
          </table:table-cell>
          <table:table-cell table:number-columns-repeated="1019"/>
        </table:table-row>
        <table:table-row table:style-name="ro1">
          <table:table-cell office:value-type="float" office:value="5640000" calcext:value-type="float">
            <text:p>5640000</text:p>
          </table:table-cell>
          <table:table-cell office:value-type="float" office:value="1.16671723957" calcext:value-type="float">
            <text:p>1.1667172396</text:p>
          </table:table-cell>
          <table:table-cell/>
          <table:table-cell office:value-type="float" office:value="5640000" calcext:value-type="float">
            <text:p>5640000</text:p>
          </table:table-cell>
          <table:table-cell office:value-type="float" office:value="1.16998264279" calcext:value-type="float">
            <text:p>1.1699826428</text:p>
          </table:table-cell>
          <table:table-cell table:number-columns-repeated="1019"/>
        </table:table-row>
        <table:table-row table:style-name="ro1">
          <table:table-cell office:value-type="float" office:value="5670000" calcext:value-type="float">
            <text:p>5670000</text:p>
          </table:table-cell>
          <table:table-cell office:value-type="float" office:value="1.16379119554" calcext:value-type="float">
            <text:p>1.1637911955</text:p>
          </table:table-cell>
          <table:table-cell/>
          <table:table-cell office:value-type="float" office:value="5670000" calcext:value-type="float">
            <text:p>5670000</text:p>
          </table:table-cell>
          <table:table-cell office:value-type="float" office:value="1.16705660304" calcext:value-type="float">
            <text:p>1.167056603</text:p>
          </table:table-cell>
          <table:table-cell table:number-columns-repeated="1019"/>
        </table:table-row>
        <table:table-row table:style-name="ro1">
          <table:table-cell office:value-type="float" office:value="5700000" calcext:value-type="float">
            <text:p>5700000</text:p>
          </table:table-cell>
          <table:table-cell office:value-type="float" office:value="1.16088782698" calcext:value-type="float">
            <text:p>1.160887827</text:p>
          </table:table-cell>
          <table:table-cell/>
          <table:table-cell office:value-type="float" office:value="5700000" calcext:value-type="float">
            <text:p>5700000</text:p>
          </table:table-cell>
          <table:table-cell office:value-type="float" office:value="1.16415323872" calcext:value-type="float">
            <text:p>1.1641532387</text:p>
          </table:table-cell>
          <table:table-cell table:number-columns-repeated="1019"/>
        </table:table-row>
        <table:table-row table:style-name="ro1">
          <table:table-cell office:value-type="float" office:value="5730000" calcext:value-type="float">
            <text:p>5730000</text:p>
          </table:table-cell>
          <table:table-cell office:value-type="float" office:value="1.15800684036" calcext:value-type="float">
            <text:p>1.1580068404</text:p>
          </table:table-cell>
          <table:table-cell/>
          <table:table-cell office:value-type="float" office:value="5730000" calcext:value-type="float">
            <text:p>5730000</text:p>
          </table:table-cell>
          <table:table-cell office:value-type="float" office:value="1.16127225628" calcext:value-type="float">
            <text:p>1.1612722563</text:p>
          </table:table-cell>
          <table:table-cell table:number-columns-repeated="1019"/>
        </table:table-row>
        <table:table-row table:style-name="ro1">
          <table:table-cell office:value-type="float" office:value="5760000" calcext:value-type="float">
            <text:p>5760000</text:p>
          </table:table-cell>
          <table:table-cell office:value-type="float" office:value="1.15514794742" calcext:value-type="float">
            <text:p>1.1551479474</text:p>
          </table:table-cell>
          <table:table-cell/>
          <table:table-cell office:value-type="float" office:value="5760000" calcext:value-type="float">
            <text:p>5760000</text:p>
          </table:table-cell>
          <table:table-cell office:value-type="float" office:value="1.15841336747" calcext:value-type="float">
            <text:p>1.1584133675</text:p>
          </table:table-cell>
          <table:table-cell table:number-columns-repeated="1019"/>
        </table:table-row>
        <table:table-row table:style-name="ro1">
          <table:table-cell office:value-type="float" office:value="5790000" calcext:value-type="float">
            <text:p>5790000</text:p>
          </table:table-cell>
          <table:table-cell office:value-type="float" office:value="1.15231086513" calcext:value-type="float">
            <text:p>1.1523108651</text:p>
          </table:table-cell>
          <table:table-cell/>
          <table:table-cell office:value-type="float" office:value="5790000" calcext:value-type="float">
            <text:p>5790000</text:p>
          </table:table-cell>
          <table:table-cell office:value-type="float" office:value="1.15557628924" calcext:value-type="float">
            <text:p>1.1555762892</text:p>
          </table:table-cell>
          <table:table-cell table:number-columns-repeated="1019"/>
        </table:table-row>
        <table:table-row table:style-name="ro1">
          <table:table-cell office:value-type="float" office:value="5820000" calcext:value-type="float">
            <text:p>5820000</text:p>
          </table:table-cell>
          <table:table-cell office:value-type="float" office:value="1.14949531548" calcext:value-type="float">
            <text:p>1.1494953155</text:p>
          </table:table-cell>
          <table:table-cell/>
          <table:table-cell office:value-type="float" office:value="5820000" calcext:value-type="float">
            <text:p>5820000</text:p>
          </table:table-cell>
          <table:table-cell office:value-type="float" office:value="1.15276074362" calcext:value-type="float">
            <text:p>1.1527607436</text:p>
          </table:table-cell>
          <table:table-cell table:number-columns-repeated="1019"/>
        </table:table-row>
        <table:table-row table:style-name="ro1">
          <table:table-cell office:value-type="float" office:value="5850000" calcext:value-type="float">
            <text:p>5850000</text:p>
          </table:table-cell>
          <table:table-cell office:value-type="float" office:value="1.14670102545" calcext:value-type="float">
            <text:p>1.1467010255</text:p>
          </table:table-cell>
          <table:table-cell/>
          <table:table-cell office:value-type="float" office:value="5850000" calcext:value-type="float">
            <text:p>5850000</text:p>
          </table:table-cell>
          <table:table-cell office:value-type="float" office:value="1.14996645756" calcext:value-type="float">
            <text:p>1.1499664576</text:p>
          </table:table-cell>
          <table:table-cell table:number-columns-repeated="1019"/>
        </table:table-row>
        <table:table-row table:style-name="ro1">
          <table:table-cell office:value-type="float" office:value="5880000" calcext:value-type="float">
            <text:p>5880000</text:p>
          </table:table-cell>
          <table:table-cell office:value-type="float" office:value="1.14392772685" calcext:value-type="float">
            <text:p>1.1439277269</text:p>
          </table:table-cell>
          <table:table-cell/>
          <table:table-cell office:value-type="float" office:value="5880000" calcext:value-type="float">
            <text:p>5880000</text:p>
          </table:table-cell>
          <table:table-cell office:value-type="float" office:value="1.14719316287" calcext:value-type="float">
            <text:p>1.1471931629</text:p>
          </table:table-cell>
          <table:table-cell table:number-columns-repeated="1019"/>
        </table:table-row>
        <table:table-row table:style-name="ro1">
          <table:table-cell office:value-type="float" office:value="5910000" calcext:value-type="float">
            <text:p>5910000</text:p>
          </table:table-cell>
          <table:table-cell office:value-type="float" office:value="1.1411751562" calcext:value-type="float">
            <text:p>1.1411751562</text:p>
          </table:table-cell>
          <table:table-cell/>
          <table:table-cell office:value-type="float" office:value="5910000" calcext:value-type="float">
            <text:p>5910000</text:p>
          </table:table-cell>
          <table:table-cell office:value-type="float" office:value="1.14444059608" calcext:value-type="float">
            <text:p>1.1444405961</text:p>
          </table:table-cell>
          <table:table-cell table:number-columns-repeated="1019"/>
        </table:table-row>
        <table:table-row table:style-name="ro1">
          <table:table-cell office:value-type="float" office:value="5940000" calcext:value-type="float">
            <text:p>5940000</text:p>
          </table:table-cell>
          <table:table-cell office:value-type="float" office:value="1.13844305466" calcext:value-type="float">
            <text:p>1.1384430547</text:p>
          </table:table-cell>
          <table:table-cell/>
          <table:table-cell office:value-type="float" office:value="5940000" calcext:value-type="float">
            <text:p>5940000</text:p>
          </table:table-cell>
          <table:table-cell office:value-type="float" office:value="1.14170849836" calcext:value-type="float">
            <text:p>1.1417084984</text:p>
          </table:table-cell>
          <table:table-cell table:number-columns-repeated="1019"/>
        </table:table-row>
        <table:table-row table:style-name="ro1">
          <table:table-cell office:value-type="float" office:value="5970000" calcext:value-type="float">
            <text:p>5970000</text:p>
          </table:table-cell>
          <table:table-cell office:value-type="float" office:value="1.1357311679" calcext:value-type="float">
            <text:p>1.1357311679</text:p>
          </table:table-cell>
          <table:table-cell/>
          <table:table-cell office:value-type="float" office:value="5970000" calcext:value-type="float">
            <text:p>5970000</text:p>
          </table:table-cell>
          <table:table-cell office:value-type="float" office:value="1.13899661536" calcext:value-type="float">
            <text:p>1.1389966154</text:p>
          </table:table-cell>
          <table:table-cell table:number-columns-repeated="1019"/>
        </table:table-row>
        <table:table-row table:style-name="ro1">
          <table:table-cell office:value-type="float" office:value="6000000" calcext:value-type="float">
            <text:p>6000000</text:p>
          </table:table-cell>
          <table:table-cell office:value-type="float" office:value="1.13303924601" calcext:value-type="float">
            <text:p>1.133039246</text:p>
          </table:table-cell>
          <table:table-cell/>
          <table:table-cell office:value-type="float" office:value="6000000" calcext:value-type="float">
            <text:p>6000000</text:p>
          </table:table-cell>
          <table:table-cell office:value-type="float" office:value="1.13630469719" calcext:value-type="float">
            <text:p>1.1363046972</text:p>
          </table:table-cell>
          <table:table-cell table:number-columns-repeated="1019"/>
        </table:table-row>
        <table:table-row table:style-name="ro1">
          <table:table-cell office:value-type="float" office:value="6030000" calcext:value-type="float">
            <text:p>6030000</text:p>
          </table:table-cell>
          <table:table-cell office:value-type="float" office:value="1.13036704339" calcext:value-type="float">
            <text:p>1.1303670434</text:p>
          </table:table-cell>
          <table:table-cell/>
          <table:table-cell office:value-type="float" office:value="6030000" calcext:value-type="float">
            <text:p>6030000</text:p>
          </table:table-cell>
          <table:table-cell office:value-type="float" office:value="1.13363249825" calcext:value-type="float">
            <text:p>1.1336324983</text:p>
          </table:table-cell>
          <table:table-cell table:number-columns-repeated="1019"/>
        </table:table-row>
        <table:table-row table:style-name="ro1">
          <table:table-cell office:value-type="float" office:value="6060000" calcext:value-type="float">
            <text:p>6060000</text:p>
          </table:table-cell>
          <table:table-cell office:value-type="float" office:value="1.12771431868" calcext:value-type="float">
            <text:p>1.1277143187</text:p>
          </table:table-cell>
          <table:table-cell/>
          <table:table-cell office:value-type="float" office:value="6060000" calcext:value-type="float">
            <text:p>6060000</text:p>
          </table:table-cell>
          <table:table-cell office:value-type="float" office:value="1.13097977716" calcext:value-type="float">
            <text:p>1.1309797772</text:p>
          </table:table-cell>
          <table:table-cell table:number-columns-repeated="1019"/>
        </table:table-row>
        <table:table-row table:style-name="ro1">
          <table:table-cell office:value-type="float" office:value="6090000" calcext:value-type="float">
            <text:p>6090000</text:p>
          </table:table-cell>
          <table:table-cell office:value-type="float" office:value="1.12508083464" calcext:value-type="float">
            <text:p>1.1250808346</text:p>
          </table:table-cell>
          <table:table-cell/>
          <table:table-cell office:value-type="float" office:value="6090000" calcext:value-type="float">
            <text:p>6090000</text:p>
          </table:table-cell>
          <table:table-cell office:value-type="float" office:value="1.1283462967" calcext:value-type="float">
            <text:p>1.1283462967</text:p>
          </table:table-cell>
          <table:table-cell table:number-columns-repeated="1019"/>
        </table:table-row>
        <table:table-row table:style-name="ro1">
          <table:table-cell office:value-type="float" office:value="6120000" calcext:value-type="float">
            <text:p>6120000</text:p>
          </table:table-cell>
          <table:table-cell office:value-type="float" office:value="1.12246635805" calcext:value-type="float">
            <text:p>1.1224663581</text:p>
          </table:table-cell>
          <table:table-cell/>
          <table:table-cell office:value-type="float" office:value="6120000" calcext:value-type="float">
            <text:p>6120000</text:p>
          </table:table-cell>
          <table:table-cell office:value-type="float" office:value="1.12573182365" calcext:value-type="float">
            <text:p>1.1257318237</text:p>
          </table:table-cell>
          <table:table-cell table:number-columns-repeated="1019"/>
        </table:table-row>
        <table:table-row table:style-name="ro1">
          <table:table-cell office:value-type="float" office:value="6150000" calcext:value-type="float">
            <text:p>6150000</text:p>
          </table:table-cell>
          <table:table-cell office:value-type="float" office:value="1.11987065968" calcext:value-type="float">
            <text:p>1.1198706597</text:p>
          </table:table-cell>
          <table:table-cell/>
          <table:table-cell office:value-type="float" office:value="6150000" calcext:value-type="float">
            <text:p>6150000</text:p>
          </table:table-cell>
          <table:table-cell office:value-type="float" office:value="1.12313612877" calcext:value-type="float">
            <text:p>1.1231361288</text:p>
          </table:table-cell>
          <table:table-cell table:number-columns-repeated="1019"/>
        </table:table-row>
        <table:table-row table:style-name="ro1">
          <table:table-cell office:value-type="float" office:value="6180000" calcext:value-type="float">
            <text:p>6180000</text:p>
          </table:table-cell>
          <table:table-cell office:value-type="float" office:value="1.11729351413" calcext:value-type="float">
            <text:p>1.1172935141</text:p>
          </table:table-cell>
          <table:table-cell/>
          <table:table-cell office:value-type="float" office:value="6180000" calcext:value-type="float">
            <text:p>6180000</text:p>
          </table:table-cell>
          <table:table-cell office:value-type="float" office:value="1.12055898668" calcext:value-type="float">
            <text:p>1.1205589867</text:p>
          </table:table-cell>
          <table:table-cell table:number-columns-repeated="1019"/>
        </table:table-row>
        <table:table-row table:style-name="ro1">
          <table:table-cell office:value-type="float" office:value="6210000" calcext:value-type="float">
            <text:p>6210000</text:p>
          </table:table-cell>
          <table:table-cell office:value-type="float" office:value="1.1147346998" calcext:value-type="float">
            <text:p>1.1147346998</text:p>
          </table:table-cell>
          <table:table-cell/>
          <table:table-cell office:value-type="float" office:value="6210000" calcext:value-type="float">
            <text:p>6210000</text:p>
          </table:table-cell>
          <table:table-cell office:value-type="float" office:value="1.11800017576" calcext:value-type="float">
            <text:p>1.1180001758</text:p>
          </table:table-cell>
          <table:table-cell table:number-columns-repeated="1019"/>
        </table:table-row>
        <table:table-row table:style-name="ro1">
          <table:table-cell office:value-type="float" office:value="6240000" calcext:value-type="float">
            <text:p>6240000</text:p>
          </table:table-cell>
          <table:table-cell office:value-type="float" office:value="1.11219399879" calcext:value-type="float">
            <text:p>1.1121939988</text:p>
          </table:table-cell>
          <table:table-cell/>
          <table:table-cell office:value-type="float" office:value="6240000" calcext:value-type="float">
            <text:p>6240000</text:p>
          </table:table-cell>
          <table:table-cell office:value-type="float" office:value="1.11545947811" calcext:value-type="float">
            <text:p>1.1154594781</text:p>
          </table:table-cell>
          <table:table-cell table:number-columns-repeated="1019"/>
        </table:table-row>
        <table:table-row table:style-name="ro1">
          <table:table-cell office:value-type="float" office:value="6270000" calcext:value-type="float">
            <text:p>6270000</text:p>
          </table:table-cell>
          <table:table-cell office:value-type="float" office:value="1.10967119681" calcext:value-type="float">
            <text:p>1.1096711968</text:p>
          </table:table-cell>
          <table:table-cell/>
          <table:table-cell office:value-type="float" office:value="6270000" calcext:value-type="float">
            <text:p>6270000</text:p>
          </table:table-cell>
          <table:table-cell office:value-type="float" office:value="1.11293667946" calcext:value-type="float">
            <text:p>1.1129366795</text:p>
          </table:table-cell>
          <table:table-cell table:number-columns-repeated="1019"/>
        </table:table-row>
        <table:table-row table:style-name="ro1">
          <table:table-cell office:value-type="float" office:value="6300000" calcext:value-type="float">
            <text:p>6300000</text:p>
          </table:table-cell>
          <table:table-cell office:value-type="float" office:value="1.10716608313" calcext:value-type="float">
            <text:p>1.1071660831</text:p>
          </table:table-cell>
          <table:table-cell/>
          <table:table-cell office:value-type="float" office:value="6300000" calcext:value-type="float">
            <text:p>6300000</text:p>
          </table:table-cell>
          <table:table-cell office:value-type="float" office:value="1.11043156906" calcext:value-type="float">
            <text:p>1.1104315691</text:p>
          </table:table-cell>
          <table:table-cell table:number-columns-repeated="1019"/>
        </table:table-row>
        <table:table-row table:style-name="ro1">
          <table:table-cell office:value-type="float" office:value="6330000" calcext:value-type="float">
            <text:p>6330000</text:p>
          </table:table-cell>
          <table:table-cell office:value-type="float" office:value="1.10467845047" calcext:value-type="float">
            <text:p>1.1046784505</text:p>
          </table:table-cell>
          <table:table-cell/>
          <table:table-cell office:value-type="float" office:value="6330000" calcext:value-type="float">
            <text:p>6330000</text:p>
          </table:table-cell>
          <table:table-cell office:value-type="float" office:value="1.10794393965" calcext:value-type="float">
            <text:p>1.1079439397</text:p>
          </table:table-cell>
          <table:table-cell table:number-columns-repeated="1019"/>
        </table:table-row>
        <table:table-row table:style-name="ro1">
          <table:table-cell office:value-type="float" office:value="6360000" calcext:value-type="float">
            <text:p>6360000</text:p>
          </table:table-cell>
          <table:table-cell office:value-type="float" office:value="1.10220809495" calcext:value-type="float">
            <text:p>1.102208095</text:p>
          </table:table-cell>
          <table:table-cell/>
          <table:table-cell office:value-type="float" office:value="6360000" calcext:value-type="float">
            <text:p>6360000</text:p>
          </table:table-cell>
          <table:table-cell office:value-type="float" office:value="1.10547358734" calcext:value-type="float">
            <text:p>1.1054735873</text:p>
          </table:table-cell>
          <table:table-cell table:number-columns-repeated="1019"/>
        </table:table-row>
        <table:table-row table:style-name="ro1">
          <table:table-cell office:value-type="float" office:value="6390000" calcext:value-type="float">
            <text:p>6390000</text:p>
          </table:table-cell>
          <table:table-cell office:value-type="float" office:value="1.09975481603" calcext:value-type="float">
            <text:p>1.099754816</text:p>
          </table:table-cell>
          <table:table-cell/>
          <table:table-cell office:value-type="float" office:value="6390000" calcext:value-type="float">
            <text:p>6390000</text:p>
          </table:table-cell>
          <table:table-cell office:value-type="float" office:value="1.1030203116" calcext:value-type="float">
            <text:p>1.1030203116</text:p>
          </table:table-cell>
          <table:table-cell table:number-columns-repeated="1019"/>
        </table:table-row>
        <table:table-row table:style-name="ro1">
          <table:table-cell office:value-type="float" office:value="6420000" calcext:value-type="float">
            <text:p>6420000</text:p>
          </table:table-cell>
          <table:table-cell office:value-type="float" office:value="1.09731841642" calcext:value-type="float">
            <text:p>1.0973184164</text:p>
          </table:table-cell>
          <table:table-cell/>
          <table:table-cell office:value-type="float" office:value="6420000" calcext:value-type="float">
            <text:p>6420000</text:p>
          </table:table-cell>
          <table:table-cell office:value-type="float" office:value="1.10058391511" calcext:value-type="float">
            <text:p>1.1005839151</text:p>
          </table:table-cell>
          <table:table-cell table:number-columns-repeated="1019"/>
        </table:table-row>
        <table:table-row table:style-name="ro1">
          <table:table-cell office:value-type="float" office:value="6450000" calcext:value-type="float">
            <text:p>6450000</text:p>
          </table:table-cell>
          <table:table-cell office:value-type="float" office:value="1.09489870199" calcext:value-type="float">
            <text:p>1.094898702</text:p>
          </table:table-cell>
          <table:table-cell/>
          <table:table-cell office:value-type="float" office:value="6450000" calcext:value-type="float">
            <text:p>6450000</text:p>
          </table:table-cell>
          <table:table-cell office:value-type="float" office:value="1.09816420378" calcext:value-type="float">
            <text:p>1.0981642038</text:p>
          </table:table-cell>
          <table:table-cell table:number-columns-repeated="1019"/>
        </table:table-row>
        <table:table-row table:style-name="ro1">
          <table:table-cell office:value-type="float" office:value="6480000" calcext:value-type="float">
            <text:p>6480000</text:p>
          </table:table-cell>
          <table:table-cell office:value-type="float" office:value="1.09249548177" calcext:value-type="float">
            <text:p>1.0924954818</text:p>
          </table:table-cell>
          <table:table-cell/>
          <table:table-cell office:value-type="float" office:value="6480000" calcext:value-type="float">
            <text:p>6480000</text:p>
          </table:table-cell>
          <table:table-cell office:value-type="float" office:value="1.09576098662" calcext:value-type="float">
            <text:p>1.0957609866</text:p>
          </table:table-cell>
          <table:table-cell table:number-columns-repeated="1019"/>
        </table:table-row>
        <table:table-row table:style-name="ro1">
          <table:table-cell office:value-type="float" office:value="6510000" calcext:value-type="float">
            <text:p>6510000</text:p>
          </table:table-cell>
          <table:table-cell office:value-type="float" office:value="1.09010856782" calcext:value-type="float">
            <text:p>1.0901085678</text:p>
          </table:table-cell>
          <table:table-cell/>
          <table:table-cell office:value-type="float" office:value="6510000" calcext:value-type="float">
            <text:p>6510000</text:p>
          </table:table-cell>
          <table:table-cell office:value-type="float" office:value="1.09337407569" calcext:value-type="float">
            <text:p>1.0933740757</text:p>
          </table:table-cell>
          <table:table-cell table:number-columns-repeated="1019"/>
        </table:table-row>
        <table:table-row table:style-name="ro1">
          <table:table-cell office:value-type="float" office:value="6540000" calcext:value-type="float">
            <text:p>6540000</text:p>
          </table:table-cell>
          <table:table-cell office:value-type="float" office:value="1.0877377752" calcext:value-type="float">
            <text:p>1.0877377752</text:p>
          </table:table-cell>
          <table:table-cell/>
          <table:table-cell office:value-type="float" office:value="6540000" calcext:value-type="float">
            <text:p>6540000</text:p>
          </table:table-cell>
          <table:table-cell office:value-type="float" office:value="1.09100328606" calcext:value-type="float">
            <text:p>1.0910032861</text:p>
          </table:table-cell>
          <table:table-cell table:number-columns-repeated="1019"/>
        </table:table-row>
        <table:table-row table:style-name="ro1">
          <table:table-cell office:value-type="float" office:value="6570000" calcext:value-type="float">
            <text:p>6570000</text:p>
          </table:table-cell>
          <table:table-cell office:value-type="float" office:value="1.08538292191" calcext:value-type="float">
            <text:p>1.0853829219</text:p>
          </table:table-cell>
          <table:table-cell/>
          <table:table-cell office:value-type="float" office:value="6570000" calcext:value-type="float">
            <text:p>6570000</text:p>
          </table:table-cell>
          <table:table-cell office:value-type="float" office:value="1.08864843573" calcext:value-type="float">
            <text:p>1.0886484357</text:p>
          </table:table-cell>
          <table:table-cell table:number-columns-repeated="1019"/>
        </table:table-row>
        <table:table-row table:style-name="ro1">
          <table:table-cell office:value-type="float" office:value="6600000" calcext:value-type="float">
            <text:p>6600000</text:p>
          </table:table-cell>
          <table:table-cell office:value-type="float" office:value="1.08304382882" calcext:value-type="float">
            <text:p>1.0830438288</text:p>
          </table:table-cell>
          <table:table-cell/>
          <table:table-cell office:value-type="float" office:value="6600000" calcext:value-type="float">
            <text:p>6600000</text:p>
          </table:table-cell>
          <table:table-cell office:value-type="float" office:value="1.08630934556" calcext:value-type="float">
            <text:p>1.0863093456</text:p>
          </table:table-cell>
          <table:table-cell table:number-columns-repeated="1019"/>
        </table:table-row>
        <table:table-row table:style-name="ro1">
          <table:table-cell office:value-type="float" office:value="6630000" calcext:value-type="float">
            <text:p>6630000</text:p>
          </table:table-cell>
          <table:table-cell office:value-type="float" office:value="1.08072031961" calcext:value-type="float">
            <text:p>1.0807203196</text:p>
          </table:table-cell>
          <table:table-cell/>
          <table:table-cell office:value-type="float" office:value="6630000" calcext:value-type="float">
            <text:p>6630000</text:p>
          </table:table-cell>
          <table:table-cell office:value-type="float" office:value="1.08398583924" calcext:value-type="float">
            <text:p>1.0839858392</text:p>
          </table:table-cell>
          <table:table-cell table:number-columns-repeated="1019"/>
        </table:table-row>
        <table:table-row table:style-name="ro1">
          <table:table-cell office:value-type="float" office:value="6660000" calcext:value-type="float">
            <text:p>6660000</text:p>
          </table:table-cell>
          <table:table-cell office:value-type="float" office:value="1.07841222072" calcext:value-type="float">
            <text:p>1.0784122207</text:p>
          </table:table-cell>
          <table:table-cell/>
          <table:table-cell office:value-type="float" office:value="6660000" calcext:value-type="float">
            <text:p>6660000</text:p>
          </table:table-cell>
          <table:table-cell office:value-type="float" office:value="1.0816777432" calcext:value-type="float">
            <text:p>1.0816777432</text:p>
          </table:table-cell>
          <table:table-cell table:number-columns-repeated="1019"/>
        </table:table-row>
        <table:table-row table:style-name="ro1">
          <table:table-cell office:value-type="float" office:value="6690000" calcext:value-type="float">
            <text:p>6690000</text:p>
          </table:table-cell>
          <table:table-cell office:value-type="float" office:value="1.0761193613" calcext:value-type="float">
            <text:p>1.0761193613</text:p>
          </table:table-cell>
          <table:table-cell/>
          <table:table-cell office:value-type="float" office:value="6690000" calcext:value-type="float">
            <text:p>6690000</text:p>
          </table:table-cell>
          <table:table-cell office:value-type="float" office:value="1.0793848866" calcext:value-type="float">
            <text:p>1.0793848866</text:p>
          </table:table-cell>
          <table:table-cell table:number-columns-repeated="1019"/>
        </table:table-row>
        <table:table-row table:style-name="ro1">
          <table:table-cell office:value-type="float" office:value="6720000" calcext:value-type="float">
            <text:p>6720000</text:p>
          </table:table-cell>
          <table:table-cell office:value-type="float" office:value="1.07384157313" calcext:value-type="float">
            <text:p>1.0738415731</text:p>
          </table:table-cell>
          <table:table-cell/>
          <table:table-cell office:value-type="float" office:value="6720000" calcext:value-type="float">
            <text:p>6720000</text:p>
          </table:table-cell>
          <table:table-cell office:value-type="float" office:value="1.07710710122" calcext:value-type="float">
            <text:p>1.0771071012</text:p>
          </table:table-cell>
          <table:table-cell table:number-columns-repeated="1019"/>
        </table:table-row>
        <table:table-row table:style-name="ro1">
          <table:table-cell office:value-type="float" office:value="6750000" calcext:value-type="float">
            <text:p>6750000</text:p>
          </table:table-cell>
          <table:table-cell office:value-type="float" office:value="1.07157869062" calcext:value-type="float">
            <text:p>1.0715786906</text:p>
          </table:table-cell>
          <table:table-cell/>
          <table:table-cell office:value-type="float" office:value="6750000" calcext:value-type="float">
            <text:p>6750000</text:p>
          </table:table-cell>
          <table:table-cell office:value-type="float" office:value="1.07484422147" calcext:value-type="float">
            <text:p>1.0748442215</text:p>
          </table:table-cell>
          <table:table-cell table:number-columns-repeated="1019"/>
        </table:table-row>
        <table:table-row table:style-name="ro1">
          <table:table-cell office:value-type="float" office:value="6780000" calcext:value-type="float">
            <text:p>6780000</text:p>
          </table:table-cell>
          <table:table-cell office:value-type="float" office:value="1.06933055068" calcext:value-type="float">
            <text:p>1.0693305507</text:p>
          </table:table-cell>
          <table:table-cell/>
          <table:table-cell office:value-type="float" office:value="6780000" calcext:value-type="float">
            <text:p>6780000</text:p>
          </table:table-cell>
          <table:table-cell office:value-type="float" office:value="1.07259608426" calcext:value-type="float">
            <text:p>1.0725960843</text:p>
          </table:table-cell>
          <table:table-cell table:number-columns-repeated="1019"/>
        </table:table-row>
        <table:table-row table:style-name="ro1">
          <table:table-cell office:value-type="float" office:value="6810000" calcext:value-type="float">
            <text:p>6810000</text:p>
          </table:table-cell>
          <table:table-cell office:value-type="float" office:value="1.06709699276" calcext:value-type="float">
            <text:p>1.0670969928</text:p>
          </table:table-cell>
          <table:table-cell/>
          <table:table-cell office:value-type="float" office:value="6810000" calcext:value-type="float">
            <text:p>6810000</text:p>
          </table:table-cell>
          <table:table-cell office:value-type="float" office:value="1.07036252904" calcext:value-type="float">
            <text:p>1.070362529</text:p>
          </table:table-cell>
          <table:table-cell table:number-columns-repeated="1019"/>
        </table:table-row>
        <table:table-row table:style-name="ro1">
          <table:table-cell office:value-type="float" office:value="6840000" calcext:value-type="float">
            <text:p>6840000</text:p>
          </table:table-cell>
          <table:table-cell office:value-type="float" office:value="1.06487785873" calcext:value-type="float">
            <text:p>1.0648778587</text:p>
          </table:table-cell>
          <table:table-cell/>
          <table:table-cell office:value-type="float" office:value="6840000" calcext:value-type="float">
            <text:p>6840000</text:p>
          </table:table-cell>
          <table:table-cell office:value-type="float" office:value="1.06814339768" calcext:value-type="float">
            <text:p>1.0681433977</text:p>
          </table:table-cell>
          <table:table-cell table:number-columns-repeated="1019"/>
        </table:table-row>
        <table:table-row table:style-name="ro1">
          <table:table-cell office:value-type="float" office:value="6870000" calcext:value-type="float">
            <text:p>6870000</text:p>
          </table:table-cell>
          <table:table-cell office:value-type="float" office:value="1.06267299286" calcext:value-type="float">
            <text:p>1.0626729929</text:p>
          </table:table-cell>
          <table:table-cell/>
          <table:table-cell office:value-type="float" office:value="6870000" calcext:value-type="float">
            <text:p>6870000</text:p>
          </table:table-cell>
          <table:table-cell office:value-type="float" office:value="1.06593853444" calcext:value-type="float">
            <text:p>1.0659385344</text:p>
          </table:table-cell>
          <table:table-cell table:number-columns-repeated="1019"/>
        </table:table-row>
        <table:table-row table:style-name="ro1">
          <table:table-cell office:value-type="float" office:value="6900000" calcext:value-type="float">
            <text:p>6900000</text:p>
          </table:table-cell>
          <table:table-cell office:value-type="float" office:value="1.06048224177" calcext:value-type="float">
            <text:p>1.0604822418</text:p>
          </table:table-cell>
          <table:table-cell/>
          <table:table-cell office:value-type="float" office:value="6900000" calcext:value-type="float">
            <text:p>6900000</text:p>
          </table:table-cell>
          <table:table-cell office:value-type="float" office:value="1.06374778596" calcext:value-type="float">
            <text:p>1.063747786</text:p>
          </table:table-cell>
          <table:table-cell table:number-columns-repeated="1019"/>
        </table:table-row>
        <table:table-row table:style-name="ro1">
          <table:table-cell office:value-type="float" office:value="6930000" calcext:value-type="float">
            <text:p>6930000</text:p>
          </table:table-cell>
          <table:table-cell office:value-type="float" office:value="1.05830545439" calcext:value-type="float">
            <text:p>1.0583054544</text:p>
          </table:table-cell>
          <table:table-cell/>
          <table:table-cell office:value-type="float" office:value="6930000" calcext:value-type="float">
            <text:p>6930000</text:p>
          </table:table-cell>
          <table:table-cell office:value-type="float" office:value="1.06157100117" calcext:value-type="float">
            <text:p>1.0615710012</text:p>
          </table:table-cell>
          <table:table-cell table:number-columns-repeated="1019"/>
        </table:table-row>
        <table:table-row table:style-name="ro1">
          <table:table-cell office:value-type="float" office:value="6960000" calcext:value-type="float">
            <text:p>6960000</text:p>
          </table:table-cell>
          <table:table-cell office:value-type="float" office:value="1.05614248192" calcext:value-type="float">
            <text:p>1.0561424819</text:p>
          </table:table-cell>
          <table:table-cell/>
          <table:table-cell office:value-type="float" office:value="6960000" calcext:value-type="float">
            <text:p>6960000</text:p>
          </table:table-cell>
          <table:table-cell office:value-type="float" office:value="1.05940803125" calcext:value-type="float">
            <text:p>1.0594080313</text:p>
          </table:table-cell>
          <table:table-cell table:number-columns-repeated="1019"/>
        </table:table-row>
        <table:table-row table:style-name="ro1">
          <table:table-cell office:value-type="float" office:value="6990000" calcext:value-type="float">
            <text:p>6990000</text:p>
          </table:table-cell>
          <table:table-cell office:value-type="float" office:value="1.05399317777" calcext:value-type="float">
            <text:p>1.0539931778</text:p>
          </table:table-cell>
          <table:table-cell/>
          <table:table-cell office:value-type="float" office:value="6990000" calcext:value-type="float">
            <text:p>6990000</text:p>
          </table:table-cell>
          <table:table-cell office:value-type="float" office:value="1.05725872962" calcext:value-type="float">
            <text:p>1.0572587296</text:p>
          </table:table-cell>
          <table:table-cell table:number-columns-repeated="1019"/>
        </table:table-row>
        <table:table-row table:style-name="ro1">
          <table:table-cell office:value-type="float" office:value="7020000" calcext:value-type="float">
            <text:p>7020000</text:p>
          </table:table-cell>
          <table:table-cell office:value-type="float" office:value="1.05185739752" calcext:value-type="float">
            <text:p>1.0518573975</text:p>
          </table:table-cell>
          <table:table-cell/>
          <table:table-cell office:value-type="float" office:value="7020000" calcext:value-type="float">
            <text:p>7020000</text:p>
          </table:table-cell>
          <table:table-cell office:value-type="float" office:value="1.05512295187" calcext:value-type="float">
            <text:p>1.0551229519</text:p>
          </table:table-cell>
          <table:table-cell table:number-columns-repeated="1019"/>
        </table:table-row>
        <table:table-row table:style-name="ro1">
          <table:table-cell office:value-type="float" office:value="7050000" calcext:value-type="float">
            <text:p>7050000</text:p>
          </table:table-cell>
          <table:table-cell office:value-type="float" office:value="1.04973499888" calcext:value-type="float">
            <text:p>1.0497349989</text:p>
          </table:table-cell>
          <table:table-cell/>
          <table:table-cell office:value-type="float" office:value="7050000" calcext:value-type="float">
            <text:p>7050000</text:p>
          </table:table-cell>
          <table:table-cell office:value-type="float" office:value="1.0530005557" calcext:value-type="float">
            <text:p>1.0530005557</text:p>
          </table:table-cell>
          <table:table-cell table:number-columns-repeated="1019"/>
        </table:table-row>
        <table:table-row table:style-name="ro1">
          <table:table-cell office:value-type="float" office:value="7080000" calcext:value-type="float">
            <text:p>7080000</text:p>
          </table:table-cell>
          <table:table-cell office:value-type="float" office:value="1.04762584168" calcext:value-type="float">
            <text:p>1.0476258417</text:p>
          </table:table-cell>
          <table:table-cell/>
          <table:table-cell office:value-type="float" office:value="7080000" calcext:value-type="float">
            <text:p>7080000</text:p>
          </table:table-cell>
          <table:table-cell office:value-type="float" office:value="1.05089140094" calcext:value-type="float">
            <text:p>1.0508914009</text:p>
          </table:table-cell>
          <table:table-cell table:number-columns-repeated="1019"/>
        </table:table-row>
        <table:table-row table:style-name="ro1">
          <table:table-cell office:value-type="float" office:value="7110000" calcext:value-type="float">
            <text:p>7110000</text:p>
          </table:table-cell>
          <table:table-cell office:value-type="float" office:value="1.04552978777" calcext:value-type="float">
            <text:p>1.0455297878</text:p>
          </table:table-cell>
          <table:table-cell/>
          <table:table-cell office:value-type="float" office:value="7110000" calcext:value-type="float">
            <text:p>7110000</text:p>
          </table:table-cell>
          <table:table-cell office:value-type="float" office:value="1.04879534946" calcext:value-type="float">
            <text:p>1.0487953495</text:p>
          </table:table-cell>
          <table:table-cell table:number-columns-repeated="1019"/>
        </table:table-row>
        <table:table-row table:style-name="ro1">
          <table:table-cell office:value-type="float" office:value="7140000" calcext:value-type="float">
            <text:p>7140000</text:p>
          </table:table-cell>
          <table:table-cell office:value-type="float" office:value="1.04344670105" calcext:value-type="float">
            <text:p>1.0434467011</text:p>
          </table:table-cell>
          <table:table-cell/>
          <table:table-cell office:value-type="float" office:value="7140000" calcext:value-type="float">
            <text:p>7140000</text:p>
          </table:table-cell>
          <table:table-cell office:value-type="float" office:value="1.04671226513" calcext:value-type="float">
            <text:p>1.0467122651</text:p>
          </table:table-cell>
          <table:table-cell table:number-columns-repeated="1019"/>
        </table:table-row>
        <table:table-row table:style-name="ro1">
          <table:table-cell office:value-type="float" office:value="7170000" calcext:value-type="float">
            <text:p>7170000</text:p>
          </table:table-cell>
          <table:table-cell office:value-type="float" office:value="1.04137644737" calcext:value-type="float">
            <text:p>1.0413764474</text:p>
          </table:table-cell>
          <table:table-cell/>
          <table:table-cell office:value-type="float" office:value="7170000" calcext:value-type="float">
            <text:p>7170000</text:p>
          </table:table-cell>
          <table:table-cell office:value-type="float" office:value="1.04464201381" calcext:value-type="float">
            <text:p>1.0446420138</text:p>
          </table:table-cell>
          <table:table-cell table:number-columns-repeated="1019"/>
        </table:table-row>
        <table:table-row table:style-name="ro1">
          <table:table-cell office:value-type="float" office:value="7200000" calcext:value-type="float">
            <text:p>7200000</text:p>
          </table:table-cell>
          <table:table-cell office:value-type="float" office:value="1.03931889453" calcext:value-type="float">
            <text:p>1.0393188945</text:p>
          </table:table-cell>
          <table:table-cell/>
          <table:table-cell office:value-type="float" office:value="7200000" calcext:value-type="float">
            <text:p>7200000</text:p>
          </table:table-cell>
          <table:table-cell office:value-type="float" office:value="1.04258446331" calcext:value-type="float">
            <text:p>1.0425844633</text:p>
          </table:table-cell>
          <table:table-cell table:number-columns-repeated="1019"/>
        </table:table-row>
        <table:table-row table:style-name="ro1">
          <table:table-cell office:value-type="float" office:value="7230000" calcext:value-type="float">
            <text:p>7230000</text:p>
          </table:table-cell>
          <table:table-cell office:value-type="float" office:value="1.03727391224" calcext:value-type="float">
            <text:p>1.0372739122</text:p>
          </table:table-cell>
          <table:table-cell/>
          <table:table-cell office:value-type="float" office:value="7230000" calcext:value-type="float">
            <text:p>7230000</text:p>
          </table:table-cell>
          <table:table-cell office:value-type="float" office:value="1.04053948334" calcext:value-type="float">
            <text:p>1.0405394833</text:p>
          </table:table-cell>
          <table:table-cell table:number-columns-repeated="1019"/>
        </table:table-row>
        <table:table-row table:style-name="ro1">
          <table:table-cell office:value-type="float" office:value="7260000" calcext:value-type="float">
            <text:p>7260000</text:p>
          </table:table-cell>
          <table:table-cell office:value-type="float" office:value="1.03524137207" calcext:value-type="float">
            <text:p>1.0352413721</text:p>
          </table:table-cell>
          <table:table-cell/>
          <table:table-cell office:value-type="float" office:value="7260000" calcext:value-type="float">
            <text:p>7260000</text:p>
          </table:table-cell>
          <table:table-cell office:value-type="float" office:value="1.03850694546" calcext:value-type="float">
            <text:p>1.0385069455</text:p>
          </table:table-cell>
          <table:table-cell table:number-columns-repeated="1019"/>
        </table:table-row>
        <table:table-row table:style-name="ro1">
          <table:table-cell office:value-type="float" office:value="7290000" calcext:value-type="float">
            <text:p>7290000</text:p>
          </table:table-cell>
          <table:table-cell office:value-type="float" office:value="1.03322114744" calcext:value-type="float">
            <text:p>1.0332211474</text:p>
          </table:table-cell>
          <table:table-cell/>
          <table:table-cell office:value-type="float" office:value="7290000" calcext:value-type="float">
            <text:p>7290000</text:p>
          </table:table-cell>
          <table:table-cell office:value-type="float" office:value="1.0364867231" calcext:value-type="float">
            <text:p>1.0364867231</text:p>
          </table:table-cell>
          <table:table-cell table:number-columns-repeated="1019"/>
        </table:table-row>
        <table:table-row table:style-name="ro1">
          <table:table-cell office:value-type="float" office:value="7320000" calcext:value-type="float">
            <text:p>7320000</text:p>
          </table:table-cell>
          <table:table-cell office:value-type="float" office:value="1.03121311356" calcext:value-type="float">
            <text:p>1.0312131136</text:p>
          </table:table-cell>
          <table:table-cell/>
          <table:table-cell office:value-type="float" office:value="7320000" calcext:value-type="float">
            <text:p>7320000</text:p>
          </table:table-cell>
          <table:table-cell office:value-type="float" office:value="1.03447869146" calcext:value-type="float">
            <text:p>1.0344786915</text:p>
          </table:table-cell>
          <table:table-cell table:number-columns-repeated="1019"/>
        </table:table-row>
        <table:table-row table:style-name="ro1">
          <table:table-cell office:value-type="float" office:value="7350000" calcext:value-type="float">
            <text:p>7350000</text:p>
          </table:table-cell>
          <table:table-cell office:value-type="float" office:value="1.0292171474" calcext:value-type="float">
            <text:p>1.0292171474</text:p>
          </table:table-cell>
          <table:table-cell/>
          <table:table-cell office:value-type="float" office:value="7350000" calcext:value-type="float">
            <text:p>7350000</text:p>
          </table:table-cell>
          <table:table-cell office:value-type="float" office:value="1.03248272753" calcext:value-type="float">
            <text:p>1.0324827275</text:p>
          </table:table-cell>
          <table:table-cell table:number-columns-repeated="1019"/>
        </table:table-row>
        <table:table-row table:style-name="ro1">
          <table:table-cell office:value-type="float" office:value="7380000" calcext:value-type="float">
            <text:p>7380000</text:p>
          </table:table-cell>
          <table:table-cell office:value-type="float" office:value="1.0272331277" calcext:value-type="float">
            <text:p>1.0272331277</text:p>
          </table:table-cell>
          <table:table-cell/>
          <table:table-cell office:value-type="float" office:value="7380000" calcext:value-type="float">
            <text:p>7380000</text:p>
          </table:table-cell>
          <table:table-cell office:value-type="float" office:value="1.03049871003" calcext:value-type="float">
            <text:p>1.03049871</text:p>
          </table:table-cell>
          <table:table-cell table:number-columns-repeated="1019"/>
        </table:table-row>
        <table:table-row table:style-name="ro1">
          <table:table-cell office:value-type="float" office:value="7410000" calcext:value-type="float">
            <text:p>7410000</text:p>
          </table:table-cell>
          <table:table-cell office:value-type="float" office:value="1.02526093487" calcext:value-type="float">
            <text:p>1.0252609349</text:p>
          </table:table-cell>
          <table:table-cell/>
          <table:table-cell office:value-type="float" office:value="7410000" calcext:value-type="float">
            <text:p>7410000</text:p>
          </table:table-cell>
          <table:table-cell office:value-type="float" office:value="1.02852651937" calcext:value-type="float">
            <text:p>1.0285265194</text:p>
          </table:table-cell>
          <table:table-cell table:number-columns-repeated="1019"/>
        </table:table-row>
        <table:table-row table:style-name="ro1">
          <table:table-cell office:value-type="float" office:value="7440000" calcext:value-type="float">
            <text:p>7440000</text:p>
          </table:table-cell>
          <table:table-cell office:value-type="float" office:value="1.023300451" calcext:value-type="float">
            <text:p>1.023300451</text:p>
          </table:table-cell>
          <table:table-cell/>
          <table:table-cell office:value-type="float" office:value="7440000" calcext:value-type="float">
            <text:p>7440000</text:p>
          </table:table-cell>
          <table:table-cell office:value-type="float" office:value="1.02656603766" calcext:value-type="float">
            <text:p>1.0265660377</text:p>
          </table:table-cell>
          <table:table-cell table:number-columns-repeated="1019"/>
        </table:table-row>
        <table:table-row table:style-name="ro1">
          <table:table-cell office:value-type="float" office:value="7470000" calcext:value-type="float">
            <text:p>7470000</text:p>
          </table:table-cell>
          <table:table-cell office:value-type="float" office:value="1.02135155985" calcext:value-type="float">
            <text:p>1.0213515599</text:p>
          </table:table-cell>
          <table:table-cell/>
          <table:table-cell office:value-type="float" office:value="7470000" calcext:value-type="float">
            <text:p>7470000</text:p>
          </table:table-cell>
          <table:table-cell office:value-type="float" office:value="1.02461714864" calcext:value-type="float">
            <text:p>1.0246171486</text:p>
          </table:table-cell>
          <table:table-cell table:number-columns-repeated="1019"/>
        </table:table-row>
        <table:table-row table:style-name="ro1">
          <table:table-cell office:value-type="float" office:value="7500000" calcext:value-type="float">
            <text:p>7500000</text:p>
          </table:table-cell>
          <table:table-cell office:value-type="float" office:value="1.01941414676" calcext:value-type="float">
            <text:p>1.0194141468</text:p>
          </table:table-cell>
          <table:table-cell/>
          <table:table-cell office:value-type="float" office:value="7500000" calcext:value-type="float">
            <text:p>7500000</text:p>
          </table:table-cell>
          <table:table-cell office:value-type="float" office:value="1.02267973767" calcext:value-type="float">
            <text:p>1.0226797377</text:p>
          </table:table-cell>
          <table:table-cell table:number-columns-repeated="1019"/>
        </table:table-row>
        <table:table-row table:style-name="ro1">
          <table:table-cell office:value-type="float" office:value="7530000" calcext:value-type="float">
            <text:p>7530000</text:p>
          </table:table-cell>
          <table:table-cell office:value-type="float" office:value="1.01748809869" calcext:value-type="float">
            <text:p>1.0174880987</text:p>
          </table:table-cell>
          <table:table-cell/>
          <table:table-cell office:value-type="float" office:value="7530000" calcext:value-type="float">
            <text:p>7530000</text:p>
          </table:table-cell>
          <table:table-cell office:value-type="float" office:value="1.02075369169" calcext:value-type="float">
            <text:p>1.0207536917</text:p>
          </table:table-cell>
          <table:table-cell table:number-columns-repeated="1019"/>
        </table:table-row>
        <table:table-row table:style-name="ro1">
          <table:table-cell office:value-type="float" office:value="7560000" calcext:value-type="float">
            <text:p>7560000</text:p>
          </table:table-cell>
          <table:table-cell office:value-type="float" office:value="1.01557330413" calcext:value-type="float">
            <text:p>1.0155733041</text:p>
          </table:table-cell>
          <table:table-cell/>
          <table:table-cell office:value-type="float" office:value="7560000" calcext:value-type="float">
            <text:p>7560000</text:p>
          </table:table-cell>
          <table:table-cell office:value-type="float" office:value="1.01883889919" calcext:value-type="float">
            <text:p>1.0188388992</text:p>
          </table:table-cell>
          <table:table-cell table:number-columns-repeated="1019"/>
        </table:table-row>
        <table:table-row table:style-name="ro1">
          <table:table-cell office:value-type="float" office:value="7590000" calcext:value-type="float">
            <text:p>7590000</text:p>
          </table:table-cell>
          <table:table-cell office:value-type="float" office:value="1.01366965311" calcext:value-type="float">
            <text:p>1.0136696531</text:p>
          </table:table-cell>
          <table:table-cell/>
          <table:table-cell office:value-type="float" office:value="7590000" calcext:value-type="float">
            <text:p>7590000</text:p>
          </table:table-cell>
          <table:table-cell office:value-type="float" office:value="1.01693525022" calcext:value-type="float">
            <text:p>1.0169352502</text:p>
          </table:table-cell>
          <table:table-cell table:number-columns-repeated="1019"/>
        </table:table-row>
        <table:table-row table:style-name="ro1">
          <table:table-cell office:value-type="float" office:value="7620000" calcext:value-type="float">
            <text:p>7620000</text:p>
          </table:table-cell>
          <table:table-cell office:value-type="float" office:value="1.01177703717" calcext:value-type="float">
            <text:p>1.0117770372</text:p>
          </table:table-cell>
          <table:table-cell/>
          <table:table-cell office:value-type="float" office:value="7620000" calcext:value-type="float">
            <text:p>7620000</text:p>
          </table:table-cell>
          <table:table-cell office:value-type="float" office:value="1.01504263631" calcext:value-type="float">
            <text:p>1.0150426363</text:p>
          </table:table-cell>
          <table:table-cell table:number-columns-repeated="1019"/>
        </table:table-row>
        <table:table-row table:style-name="ro1">
          <table:table-cell office:value-type="float" office:value="7650000" calcext:value-type="float">
            <text:p>7650000</text:p>
          </table:table-cell>
          <table:table-cell office:value-type="float" office:value="1.00989534932" calcext:value-type="float">
            <text:p>1.0098953493</text:p>
          </table:table-cell>
          <table:table-cell/>
          <table:table-cell office:value-type="float" office:value="7650000" calcext:value-type="float">
            <text:p>7650000</text:p>
          </table:table-cell>
          <table:table-cell office:value-type="float" office:value="1.01316095047" calcext:value-type="float">
            <text:p>1.0131609505</text:p>
          </table:table-cell>
          <table:table-cell table:number-columns-repeated="1019"/>
        </table:table-row>
        <table:table-row table:style-name="ro1">
          <table:table-cell office:value-type="float" office:value="7680000" calcext:value-type="float">
            <text:p>7680000</text:p>
          </table:table-cell>
          <table:table-cell office:value-type="float" office:value="1.00802448403" calcext:value-type="float">
            <text:p>1.008024484</text:p>
          </table:table-cell>
          <table:table-cell/>
          <table:table-cell office:value-type="float" office:value="7680000" calcext:value-type="float">
            <text:p>7680000</text:p>
          </table:table-cell>
          <table:table-cell office:value-type="float" office:value="1.01129008717" calcext:value-type="float">
            <text:p>1.0112900872</text:p>
          </table:table-cell>
          <table:table-cell table:number-columns-repeated="1019"/>
        </table:table-row>
        <table:table-row table:style-name="ro1">
          <table:table-cell office:value-type="float" office:value="7710000" calcext:value-type="float">
            <text:p>7710000</text:p>
          </table:table-cell>
          <table:table-cell office:value-type="float" office:value="1.00616433718" calcext:value-type="float">
            <text:p>1.0061643372</text:p>
          </table:table-cell>
          <table:table-cell/>
          <table:table-cell office:value-type="float" office:value="7710000" calcext:value-type="float">
            <text:p>7710000</text:p>
          </table:table-cell>
          <table:table-cell office:value-type="float" office:value="1.00942994228" calcext:value-type="float">
            <text:p>1.0094299423</text:p>
          </table:table-cell>
          <table:table-cell table:number-columns-repeated="1019"/>
        </table:table-row>
        <table:table-row table:style-name="ro1">
          <table:table-cell office:value-type="float" office:value="7740000" calcext:value-type="float">
            <text:p>7740000</text:p>
          </table:table-cell>
          <table:table-cell office:value-type="float" office:value="1.00431480606" calcext:value-type="float">
            <text:p>1.0043148061</text:p>
          </table:table-cell>
          <table:table-cell/>
          <table:table-cell office:value-type="float" office:value="7740000" calcext:value-type="float">
            <text:p>7740000</text:p>
          </table:table-cell>
          <table:table-cell office:value-type="float" office:value="1.00758041311" calcext:value-type="float">
            <text:p>1.0075804131</text:p>
          </table:table-cell>
          <table:table-cell table:number-columns-repeated="1019"/>
        </table:table-row>
        <table:table-row table:style-name="ro1">
          <table:table-cell office:value-type="float" office:value="7770000" calcext:value-type="float">
            <text:p>7770000</text:p>
          </table:table-cell>
          <table:table-cell office:value-type="float" office:value="1.00247578934" calcext:value-type="float">
            <text:p>1.0024757893</text:p>
          </table:table-cell>
          <table:table-cell/>
          <table:table-cell office:value-type="float" office:value="7770000" calcext:value-type="float">
            <text:p>7770000</text:p>
          </table:table-cell>
          <table:table-cell office:value-type="float" office:value="1.00574139832" calcext:value-type="float">
            <text:p>1.0057413983</text:p>
          </table:table-cell>
          <table:table-cell table:number-columns-repeated="1019"/>
        </table:table-row>
        <table:table-row table:style-name="ro1">
          <table:table-cell office:value-type="float" office:value="7800000" calcext:value-type="float">
            <text:p>7800000</text:p>
          </table:table-cell>
          <table:table-cell office:value-type="float" office:value="1.00064718705" calcext:value-type="float">
            <text:p>1.0006471871</text:p>
          </table:table-cell>
          <table:table-cell/>
          <table:table-cell office:value-type="float" office:value="7800000" calcext:value-type="float">
            <text:p>7800000</text:p>
          </table:table-cell>
          <table:table-cell office:value-type="float" office:value="1.00391279794" calcext:value-type="float">
            <text:p>1.0039127979</text:p>
          </table:table-cell>
          <table:table-cell table:number-columns-repeated="1019"/>
        </table:table-row>
        <table:table-row table:style-name="ro1" table:number-rows-repeated="10483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5T17:04:17.421459857</dc:date>
    <meta:document-statistic meta:table-count="1" meta:cell-count="1040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4cm" svg:height="8.985cm" xlink:href=".." xlink:type="simple" chart:class="chart:scatter" chart:column-mapping="1 0" chart:style-name="ch1">
        <chart:legend chart:legend-position="end" svg:x="13.114cm" svg:y="4.183cm" style:legend-expansion="high" chart:style-name="ch2"/>
        <chart:plot-area chart:style-name="ch3" table:cell-range-address="Sheet1.A1:Sheet1.B260" svg:x="0.393cm" svg:y="0.449cm" svg:width="12.407cm" svg:height="8.625cm">
          <chartooo:coordinate-region svg:x="1.971cm" svg:y="0.658cm" svg:width="10.638cm" svg:height="7.7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260" chart:class="chart:scatter">
            <chart:domain table:cell-range-address="Sheet1.B1:Sheet1.B260"/>
            <chart:data-point chart:repeated="26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Sheet1.B1:Sheet1.B260</svg:desc>
                </draw:g>
              </table:table-cell>
              <table:table-cell office:value-type="float" office:value="30000">
                <text:p>30000</text:p>
                <draw:g>
                  <svg:desc>Sheet1.A1:Sheet1.A26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8540478899">
                <text:p>9.8540478899</text:p>
              </table:table-cell>
              <table:table-cell office:value-type="float" office:value="60000">
                <text:p>6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.1575644774">
                <text:p>8.1575644774</text:p>
              </table:table-cell>
              <table:table-cell office:value-type="float" office:value="90000">
                <text:p>9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.13289102261">
                <text:p>7.13289102261</text:p>
              </table:table-cell>
              <table:table-cell office:value-type="float" office:value="120000">
                <text:p>12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42692543745">
                <text:p>6.42692543745</text:p>
              </table:table-cell>
              <table:table-cell office:value-type="float" office:value="150000">
                <text:p>150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90189601104">
                <text:p>5.90189601104</text:p>
              </table:table-cell>
              <table:table-cell office:value-type="float" office:value="180000">
                <text:p>180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49133206527">
                <text:p>5.49133206527</text:p>
              </table:table-cell>
              <table:table-cell office:value-type="float" office:value="210000">
                <text:p>21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15866066741">
                <text:p>5.15866066741</text:p>
              </table:table-cell>
              <table:table-cell office:value-type="float" office:value="240000">
                <text:p>240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.88185922147">
                <text:p>4.88185922147</text:p>
              </table:table-cell>
              <table:table-cell office:value-type="float" office:value="270000">
                <text:p>27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64676085312">
                <text:p>4.64676085312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.44377908705">
                <text:p>4.44377908705</text:p>
              </table:table-cell>
              <table:table-cell office:value-type="float" office:value="330000">
                <text:p>330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.26616176801">
                <text:p>4.26616176801</text:p>
              </table:table-cell>
              <table:table-cell office:value-type="float" office:value="360000">
                <text:p>36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10899582203">
                <text:p>4.10899582203</text:p>
              </table:table-cell>
              <table:table-cell office:value-type="float" office:value="390000">
                <text:p>39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96860867059">
                <text:p>3.96860867059</text:p>
              </table:table-cell>
              <table:table-cell office:value-type="float" office:value="420000">
                <text:p>42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84219195737">
                <text:p>3.84219195737</text:p>
              </table:table-cell>
              <table:table-cell office:value-type="float" office:value="450000">
                <text:p>45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72755611097">
                <text:p>3.72755611097</text:p>
              </table:table-cell>
              <table:table-cell office:value-type="float" office:value="480000">
                <text:p>48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62296513399">
                <text:p>3.62296513399</text:p>
              </table:table-cell>
              <table:table-cell office:value-type="float" office:value="510000">
                <text:p>51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2702234281">
                <text:p>3.52702234281</text:p>
              </table:table-cell>
              <table:table-cell office:value-type="float" office:value="540000">
                <text:p>54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43858946092">
                <text:p>3.43858946092</text:p>
              </table:table-cell>
              <table:table-cell office:value-type="float" office:value="570000">
                <text:p>57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35672812945">
                <text:p>3.35672812945</text:p>
              </table:table-cell>
              <table:table-cell office:value-type="float" office:value="600000">
                <text:p>60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28065684192">
                <text:p>3.28065684192</text:p>
              </table:table-cell>
              <table:table-cell office:value-type="float" office:value="630000">
                <text:p>630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0971871173">
                <text:p>3.20971871173</text:p>
              </table:table-cell>
              <table:table-cell office:value-type="float" office:value="660000">
                <text:p>66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4335699062">
                <text:p>3.14335699062</text:p>
              </table:table-cell>
              <table:table-cell office:value-type="float" office:value="690000">
                <text:p>69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08109622623">
                <text:p>3.08109622623</text:p>
              </table:table-cell>
              <table:table-cell office:value-type="float" office:value="720000">
                <text:p>72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02252758371">
                <text:p>3.02252758371</text:p>
              </table:table-cell>
              <table:table-cell office:value-type="float" office:value="750000">
                <text:p>75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96729728533">
                <text:p>2.96729728533</text:p>
              </table:table-cell>
              <table:table-cell office:value-type="float" office:value="780000">
                <text:p>78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91509741369">
                <text:p>2.91509741369</text:p>
              </table:table-cell>
              <table:table-cell office:value-type="float" office:value="810000">
                <text:p>810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86565852764">
                <text:p>2.86565852764</text:p>
              </table:table-cell>
              <table:table-cell office:value-type="float" office:value="840000">
                <text:p>840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1874368261">
                <text:p>2.81874368261</text:p>
              </table:table-cell>
              <table:table-cell office:value-type="float" office:value="870000">
                <text:p>870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77414355022">
                <text:p>2.77414355022</text:p>
              </table:table-cell>
              <table:table-cell office:value-type="float" office:value="900000">
                <text:p>900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73167240582">
                <text:p>2.73167240582</text:p>
              </table:table-cell>
              <table:table-cell office:value-type="float" office:value="930000">
                <text:p>930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69116480713">
                <text:p>2.69116480713</text:p>
              </table:table-cell>
              <table:table-cell office:value-type="float" office:value="960000">
                <text:p>960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65247282735">
                <text:p>2.65247282735</text:p>
              </table:table-cell>
              <table:table-cell office:value-type="float" office:value="990000">
                <text:p>990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1546373664">
                <text:p>2.61546373664</text:p>
              </table:table-cell>
              <table:table-cell office:value-type="float" office:value="1020000">
                <text:p>1020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58001804838">
                <text:p>2.58001804838</text:p>
              </table:table-cell>
              <table:table-cell office:value-type="float" office:value="1050000">
                <text:p>1050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54602786427">
                <text:p>2.54602786427</text:p>
              </table:table-cell>
              <table:table-cell office:value-type="float" office:value="1080000">
                <text:p>1080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51339546564">
                <text:p>2.51339546564</text:p>
              </table:table-cell>
              <table:table-cell office:value-type="float" office:value="1110000">
                <text:p>1110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48203210879">
                <text:p>2.48203210879</text:p>
              </table:table-cell>
              <table:table-cell office:value-type="float" office:value="1140000">
                <text:p>114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45185699034">
                <text:p>2.45185699034</text:p>
              </table:table-cell>
              <table:table-cell office:value-type="float" office:value="1170000">
                <text:p>1170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42279635485">
                <text:p>2.42279635485</text:p>
              </table:table-cell>
              <table:table-cell office:value-type="float" office:value="1200000">
                <text:p>1200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9478272218">
                <text:p>2.39478272218</text:p>
              </table:table-cell>
              <table:table-cell office:value-type="float" office:value="1230000">
                <text:p>1230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36775421607">
                <text:p>2.36775421607</text:p>
              </table:table-cell>
              <table:table-cell office:value-type="float" office:value="1260000">
                <text:p>1260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4165397857">
                <text:p>2.34165397857</text:p>
              </table:table-cell>
              <table:table-cell office:value-type="float" office:value="1290000">
                <text:p>129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31642965762">
                <text:p>2.31642965762</text:p>
              </table:table-cell>
              <table:table-cell office:value-type="float" office:value="1320000">
                <text:p>132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9203295724">
                <text:p>2.29203295724</text:p>
              </table:table-cell>
              <table:table-cell office:value-type="float" office:value="1350000">
                <text:p>1350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6841924154">
                <text:p>2.26841924154</text:p>
              </table:table-cell>
              <table:table-cell office:value-type="float" office:value="1380000">
                <text:p>138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24554718493">
                <text:p>2.24554718493</text:p>
              </table:table-cell>
              <table:table-cell office:value-type="float" office:value="1410000">
                <text:p>141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22337846251">
                <text:p>2.22337846251</text:p>
              </table:table-cell>
              <table:table-cell office:value-type="float" office:value="1440000">
                <text:p>144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0187747502">
                <text:p>2.20187747502</text:p>
              </table:table-cell>
              <table:table-cell office:value-type="float" office:value="1470000">
                <text:p>147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18101110418">
                <text:p>2.18101110418</text:p>
              </table:table-cell>
              <table:table-cell office:value-type="float" office:value="1500000">
                <text:p>150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1607484943">
                <text:p>2.1607484943</text:p>
              </table:table-cell>
              <table:table-cell office:value-type="float" office:value="1530000">
                <text:p>153000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14106085694">
                <text:p>2.14106085694</text:p>
              </table:table-cell>
              <table:table-cell office:value-type="float" office:value="1560000">
                <text:p>156000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2192129587">
                <text:p>2.12192129587</text:p>
              </table:table-cell>
              <table:table-cell office:value-type="float" office:value="1590000">
                <text:p>159000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10330464982">
                <text:p>2.10330464982</text:p>
              </table:table-cell>
              <table:table-cell office:value-type="float" office:value="1620000">
                <text:p>162000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08518735092">
                <text:p>2.08518735092</text:p>
              </table:table-cell>
              <table:table-cell office:value-type="float" office:value="1650000">
                <text:p>165000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06754729702">
                <text:p>2.06754729702</text:p>
              </table:table-cell>
              <table:table-cell office:value-type="float" office:value="1680000">
                <text:p>168000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05036373633">
                <text:p>2.05036373633</text:p>
              </table:table-cell>
              <table:table-cell office:value-type="float" office:value="1710000">
                <text:p>171000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03361716296">
                <text:p>2.03361716296</text:p>
              </table:table-cell>
              <table:table-cell office:value-type="float" office:value="1740000">
                <text:p>174000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01728922218">
                <text:p>2.01728922218</text:p>
              </table:table-cell>
              <table:table-cell office:value-type="float" office:value="1770000">
                <text:p>1770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00136262438">
                <text:p>2.00136262438</text:p>
              </table:table-cell>
              <table:table-cell office:value-type="float" office:value="1800000">
                <text:p>180000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98582106674">
                <text:p>1.98582106674</text:p>
              </table:table-cell>
              <table:table-cell office:value-type="float" office:value="1830000">
                <text:p>183000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97064916181">
                <text:p>1.97064916181</text:p>
              </table:table-cell>
              <table:table-cell office:value-type="float" office:value="1860000">
                <text:p>186000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95583237242">
                <text:p>1.95583237242</text:p>
              </table:table-cell>
              <table:table-cell office:value-type="float" office:value="1890000">
                <text:p>189000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4135695203">
                <text:p>1.94135695203</text:p>
              </table:table-cell>
              <table:table-cell office:value-type="float" office:value="1920000">
                <text:p>192000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92720989023">
                <text:p>1.92720989023</text:p>
              </table:table-cell>
              <table:table-cell office:value-type="float" office:value="1950000">
                <text:p>19500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9133788627">
                <text:p>1.9133788627</text:p>
              </table:table-cell>
              <table:table-cell office:value-type="float" office:value="1980000">
                <text:p>198000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89985218531">
                <text:p>1.89985218531</text:p>
              </table:table-cell>
              <table:table-cell office:value-type="float" office:value="2010000">
                <text:p>201000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8866187719">
                <text:p>1.8866187719</text:p>
              </table:table-cell>
              <table:table-cell office:value-type="float" office:value="2040000">
                <text:p>20400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87366809543">
                <text:p>1.87366809543</text:p>
              </table:table-cell>
              <table:table-cell office:value-type="float" office:value="2070000">
                <text:p>207000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6099015218">
                <text:p>1.86099015218</text:p>
              </table:table-cell>
              <table:table-cell office:value-type="float" office:value="2100000">
                <text:p>210000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8485754287">
                <text:p>1.8485754287</text:p>
              </table:table-cell>
              <table:table-cell office:value-type="float" office:value="2130000">
                <text:p>213000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83641487129">
                <text:p>1.83641487129</text:p>
              </table:table-cell>
              <table:table-cell office:value-type="float" office:value="2160000">
                <text:p>216000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82449985775">
                <text:p>1.82449985775</text:p>
              </table:table-cell>
              <table:table-cell office:value-type="float" office:value="2190000">
                <text:p>219000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81282217128">
                <text:p>1.81282217128</text:p>
              </table:table-cell>
              <table:table-cell office:value-type="float" office:value="2220000">
                <text:p>222000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80137397621">
                <text:p>1.80137397621</text:p>
              </table:table-cell>
              <table:table-cell office:value-type="float" office:value="2250000">
                <text:p>225000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79014779559">
                <text:p>1.79014779559</text:p>
              </table:table-cell>
              <table:table-cell office:value-type="float" office:value="2280000">
                <text:p>228000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77913649021">
                <text:p>1.77913649021</text:p>
              </table:table-cell>
              <table:table-cell office:value-type="float" office:value="2310000">
                <text:p>231000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76833323929">
                <text:p>1.76833323929</text:p>
              </table:table-cell>
              <table:table-cell office:value-type="float" office:value="2340000">
                <text:p>234000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75773152238">
                <text:p>1.75773152238</text:p>
              </table:table-cell>
              <table:table-cell office:value-type="float" office:value="2370000">
                <text:p>237000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74732510253">
                <text:p>1.74732510253</text:p>
              </table:table-cell>
              <table:table-cell office:value-type="float" office:value="2400000">
                <text:p>240000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7371080106">
                <text:p>1.7371080106</text:p>
              </table:table-cell>
              <table:table-cell office:value-type="float" office:value="2430000">
                <text:p>243000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72707453065">
                <text:p>1.72707453065</text:p>
              </table:table-cell>
              <table:table-cell office:value-type="float" office:value="2460000">
                <text:p>246000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71721918627">
                <text:p>1.71721918627</text:p>
              </table:table-cell>
              <table:table-cell office:value-type="float" office:value="2490000">
                <text:p>249000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70753672778">
                <text:p>1.70753672778</text:p>
              </table:table-cell>
              <table:table-cell office:value-type="float" office:value="2520000">
                <text:p>252000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980221203">
                <text:p>1.6980221203</text:p>
              </table:table-cell>
              <table:table-cell office:value-type="float" office:value="2550000">
                <text:p>255000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68867053254">
                <text:p>1.68867053254</text:p>
              </table:table-cell>
              <table:table-cell office:value-type="float" office:value="2580000">
                <text:p>258000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67947732634">
                <text:p>1.67947732634</text:p>
              </table:table-cell>
              <table:table-cell office:value-type="float" office:value="2610000">
                <text:p>261000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67043804682">
                <text:p>1.67043804682</text:p>
              </table:table-cell>
              <table:table-cell office:value-type="float" office:value="2640000">
                <text:p>264000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66154841316">
                <text:p>1.66154841316</text:p>
              </table:table-cell>
              <table:table-cell office:value-type="float" office:value="2670000">
                <text:p>267000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65280430995">
                <text:p>1.65280430995</text:p>
              </table:table-cell>
              <table:table-cell office:value-type="float" office:value="2700000">
                <text:p>270000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64420177902">
                <text:p>1.64420177902</text:p>
              </table:table-cell>
              <table:table-cell office:value-type="float" office:value="2730000">
                <text:p>273000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63573701179">
                <text:p>1.63573701179</text:p>
              </table:table-cell>
              <table:table-cell office:value-type="float" office:value="2760000">
                <text:p>27600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6274063421">
                <text:p>1.6274063421</text:p>
              </table:table-cell>
              <table:table-cell office:value-type="float" office:value="2790000">
                <text:p>27900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61920623937">
                <text:p>1.61920623937</text:p>
              </table:table-cell>
              <table:table-cell office:value-type="float" office:value="2820000">
                <text:p>282000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61113330224">
                <text:p>1.61113330224</text:p>
              </table:table-cell>
              <table:table-cell office:value-type="float" office:value="2850000">
                <text:p>285000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60318425256">
                <text:p>1.60318425256</text:p>
              </table:table-cell>
              <table:table-cell office:value-type="float" office:value="2880000">
                <text:p>288000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59535592964">
                <text:p>1.59535592964</text:p>
              </table:table-cell>
              <table:table-cell office:value-type="float" office:value="2910000">
                <text:p>291000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58764528494">
                <text:p>1.58764528494</text:p>
              </table:table-cell>
              <table:table-cell office:value-type="float" office:value="2940000">
                <text:p>294000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58004937696">
                <text:p>1.58004937696</text:p>
              </table:table-cell>
              <table:table-cell office:value-type="float" office:value="2970000">
                <text:p>297000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57256536648">
                <text:p>1.57256536648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56519051199">
                <text:p>1.56519051199</text:p>
              </table:table-cell>
              <table:table-cell office:value-type="float" office:value="3030000">
                <text:p>30300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.55792216542">
                <text:p>1.55792216542</text:p>
              </table:table-cell>
              <table:table-cell office:value-type="float" office:value="3060000">
                <text:p>306000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.55075776807">
                <text:p>1.55075776807</text:p>
              </table:table-cell>
              <table:table-cell office:value-type="float" office:value="3090000">
                <text:p>309000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.54369484676">
                <text:p>1.54369484676</text:p>
              </table:table-cell>
              <table:table-cell office:value-type="float" office:value="3120000">
                <text:p>312000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.53673101019">
                <text:p>1.53673101019</text:p>
              </table:table-cell>
              <table:table-cell office:value-type="float" office:value="3150000">
                <text:p>315000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5298639455">
                <text:p>1.5298639455</text:p>
              </table:table-cell>
              <table:table-cell office:value-type="float" office:value="3180000">
                <text:p>318000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52309141493">
                <text:p>1.52309141493</text:p>
              </table:table-cell>
              <table:table-cell office:value-type="float" office:value="3210000">
                <text:p>321000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.51641125275">
                <text:p>1.51641125275</text:p>
              </table:table-cell>
              <table:table-cell office:value-type="float" office:value="3240000">
                <text:p>324000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.50982136232">
                <text:p>1.50982136232</text:p>
              </table:table-cell>
              <table:table-cell office:value-type="float" office:value="3270000">
                <text:p>327000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.50331971321">
                <text:p>1.50331971321</text:p>
              </table:table-cell>
              <table:table-cell office:value-type="float" office:value="3300000">
                <text:p>330000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49690433859">
                <text:p>1.49690433859</text:p>
              </table:table-cell>
              <table:table-cell office:value-type="float" office:value="3330000">
                <text:p>333000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.49057333268">
                <text:p>1.49057333268</text:p>
              </table:table-cell>
              <table:table-cell office:value-type="float" office:value="3360000">
                <text:p>336000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.48432484828">
                <text:p>1.48432484828</text:p>
              </table:table-cell>
              <table:table-cell office:value-type="float" office:value="3390000">
                <text:p>339000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.47815709454">
                <text:p>1.47815709454</text:p>
              </table:table-cell>
              <table:table-cell office:value-type="float" office:value="3420000">
                <text:p>342000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.47206833473">
                <text:p>1.47206833473</text:p>
              </table:table-cell>
              <table:table-cell office:value-type="float" office:value="3450000">
                <text:p>345000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.46605688413">
                <text:p>1.46605688413</text:p>
              </table:table-cell>
              <table:table-cell office:value-type="float" office:value="3480000">
                <text:p>348000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46012110808">
                <text:p>1.46012110808</text:p>
              </table:table-cell>
              <table:table-cell office:value-type="float" office:value="3510000">
                <text:p>351000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.45425942008">
                <text:p>1.45425942008</text:p>
              </table:table-cell>
              <table:table-cell office:value-type="float" office:value="3540000">
                <text:p>354000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.44847027993">
                <text:p>1.44847027993</text:p>
              </table:table-cell>
              <table:table-cell office:value-type="float" office:value="3570000">
                <text:p>357000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.44275219206">
                <text:p>1.44275219206</text:p>
              </table:table-cell>
              <table:table-cell office:value-type="float" office:value="3600000">
                <text:p>360000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43710370384">
                <text:p>1.43710370384</text:p>
              </table:table-cell>
              <table:table-cell office:value-type="float" office:value="3630000">
                <text:p>363000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.43152340402">
                <text:p>1.43152340402</text:p>
              </table:table-cell>
              <table:table-cell office:value-type="float" office:value="3660000">
                <text:p>366000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42600992124">
                <text:p>1.42600992124</text:p>
              </table:table-cell>
              <table:table-cell office:value-type="float" office:value="3690000">
                <text:p>369000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.42056192255">
                <text:p>1.42056192255</text:p>
              </table:table-cell>
              <table:table-cell office:value-type="float" office:value="3720000">
                <text:p>372000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.41517811206">
                <text:p>1.41517811206</text:p>
              </table:table-cell>
              <table:table-cell office:value-type="float" office:value="3750000">
                <text:p>375000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.40985722963">
                <text:p>1.40985722963</text:p>
              </table:table-cell>
              <table:table-cell office:value-type="float" office:value="3780000">
                <text:p>378000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40459804959">
                <text:p>1.40459804959</text:p>
              </table:table-cell>
              <table:table-cell office:value-type="float" office:value="3810000">
                <text:p>38100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.39939937956">
                <text:p>1.39939937956</text:p>
              </table:table-cell>
              <table:table-cell office:value-type="float" office:value="3840000">
                <text:p>384000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.39426005925">
                <text:p>1.39426005925</text:p>
              </table:table-cell>
              <table:table-cell office:value-type="float" office:value="3870000">
                <text:p>387000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3891789594">
                <text:p>1.3891789594</text:p>
              </table:table-cell>
              <table:table-cell office:value-type="float" office:value="3900000">
                <text:p>390000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38415498073">
                <text:p>1.38415498073</text:p>
              </table:table-cell>
              <table:table-cell office:value-type="float" office:value="3930000">
                <text:p>393000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.37918705284">
                <text:p>1.37918705284</text:p>
              </table:table-cell>
              <table:table-cell office:value-type="float" office:value="3960000">
                <text:p>396000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37427413335">
                <text:p>1.37427413335</text:p>
              </table:table-cell>
              <table:table-cell office:value-type="float" office:value="3990000">
                <text:p>399000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.36941520688">
                <text:p>1.36941520688</text:p>
              </table:table-cell>
              <table:table-cell office:value-type="float" office:value="4020000">
                <text:p>40200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6460928419">
                <text:p>1.36460928419</text:p>
              </table:table-cell>
              <table:table-cell office:value-type="float" office:value="4050000">
                <text:p>405000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.35985540131">
                <text:p>1.35985540131</text:p>
              </table:table-cell>
              <table:table-cell office:value-type="float" office:value="4080000">
                <text:p>408000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35515261872">
                <text:p>1.35515261872</text:p>
              </table:table-cell>
              <table:table-cell office:value-type="float" office:value="4110000">
                <text:p>411000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5050002057">
                <text:p>1.35050002057</text:p>
              </table:table-cell>
              <table:table-cell office:value-type="float" office:value="4140000">
                <text:p>414000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.34589671388">
                <text:p>1.34589671388</text:p>
              </table:table-cell>
              <table:table-cell office:value-type="float" office:value="4170000">
                <text:p>417000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.34134182784">
                <text:p>1.34134182784</text:p>
              </table:table-cell>
              <table:table-cell office:value-type="float" office:value="4200000">
                <text:p>420000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.3368345131">
                <text:p>1.3368345131</text:p>
              </table:table-cell>
              <table:table-cell office:value-type="float" office:value="4230000">
                <text:p>423000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.33237394109">
                <text:p>1.33237394109</text:p>
              </table:table-cell>
              <table:table-cell office:value-type="float" office:value="4260000">
                <text:p>426000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32795930338">
                <text:p>1.32795930338</text:p>
              </table:table-cell>
              <table:table-cell office:value-type="float" office:value="4290000">
                <text:p>429000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32358981103">
                <text:p>1.32358981103</text:p>
              </table:table-cell>
              <table:table-cell office:value-type="float" office:value="4320000">
                <text:p>432000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.31926469401">
                <text:p>1.31926469401</text:p>
              </table:table-cell>
              <table:table-cell office:value-type="float" office:value="4350000">
                <text:p>435000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31498320062">
                <text:p>1.31498320062</text:p>
              </table:table-cell>
              <table:table-cell office:value-type="float" office:value="4380000">
                <text:p>438000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.31074459691">
                <text:p>1.31074459691</text:p>
              </table:table-cell>
              <table:table-cell office:value-type="float" office:value="4410000">
                <text:p>441000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30654816619">
                <text:p>1.30654816619</text:p>
              </table:table-cell>
              <table:table-cell office:value-type="float" office:value="4440000">
                <text:p>444000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30239320843">
                <text:p>1.30239320843</text:p>
              </table:table-cell>
              <table:table-cell office:value-type="float" office:value="4470000">
                <text:p>447000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.29827903987">
                <text:p>1.29827903987</text:p>
              </table:table-cell>
              <table:table-cell office:value-type="float" office:value="4500000">
                <text:p>450000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29420499245">
                <text:p>1.29420499245</text:p>
              </table:table-cell>
              <table:table-cell office:value-type="float" office:value="4530000">
                <text:p>453000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.29017041338">
                <text:p>1.29017041338</text:p>
              </table:table-cell>
              <table:table-cell office:value-type="float" office:value="4560000">
                <text:p>456000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28617466469">
                <text:p>1.28617466469</text:p>
              </table:table-cell>
              <table:table-cell office:value-type="float" office:value="4590000">
                <text:p>459000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.28221712282">
                <text:p>1.28221712282</text:p>
              </table:table-cell>
              <table:table-cell office:value-type="float" office:value="4620000">
                <text:p>462000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.27829717817">
                <text:p>1.27829717817</text:p>
              </table:table-cell>
              <table:table-cell office:value-type="float" office:value="4650000">
                <text:p>465000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.27441423472">
                <text:p>1.27441423472</text:p>
              </table:table-cell>
              <table:table-cell office:value-type="float" office:value="4680000">
                <text:p>468000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.27056770964">
                <text:p>1.27056770964</text:p>
              </table:table-cell>
              <table:table-cell office:value-type="float" office:value="4710000">
                <text:p>471000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26675703291">
                <text:p>1.26675703291</text:p>
              </table:table-cell>
              <table:table-cell office:value-type="float" office:value="4740000">
                <text:p>474000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26298164697">
                <text:p>1.26298164697</text:p>
              </table:table-cell>
              <table:table-cell office:value-type="float" office:value="4770000">
                <text:p>477000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25924100636">
                <text:p>1.25924100636</text:p>
              </table:table-cell>
              <table:table-cell office:value-type="float" office:value="4800000">
                <text:p>480000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.25553457739">
                <text:p>1.25553457739</text:p>
              </table:table-cell>
              <table:table-cell office:value-type="float" office:value="4830000">
                <text:p>483000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.25186183781">
                <text:p>1.25186183781</text:p>
              </table:table-cell>
              <table:table-cell office:value-type="float" office:value="4860000">
                <text:p>486000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.24822227652">
                <text:p>1.24822227652</text:p>
              </table:table-cell>
              <table:table-cell office:value-type="float" office:value="4890000">
                <text:p>489000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.24461539323">
                <text:p>1.24461539323</text:p>
              </table:table-cell>
              <table:table-cell office:value-type="float" office:value="4920000">
                <text:p>492000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24104069817">
                <text:p>1.24104069817</text:p>
              </table:table-cell>
              <table:table-cell office:value-type="float" office:value="4950000">
                <text:p>495000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.23749771185">
                <text:p>1.23749771185</text:p>
              </table:table-cell>
              <table:table-cell office:value-type="float" office:value="4980000">
                <text:p>498000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23398596473">
                <text:p>1.23398596473</text:p>
              </table:table-cell>
              <table:table-cell office:value-type="float" office:value="5010000">
                <text:p>501000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.23050499699">
                <text:p>1.23050499699</text:p>
              </table:table-cell>
              <table:table-cell office:value-type="float" office:value="5040000">
                <text:p>504000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.22705435825">
                <text:p>1.22705435825</text:p>
              </table:table-cell>
              <table:table-cell office:value-type="float" office:value="5070000">
                <text:p>507000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.22363360734">
                <text:p>1.22363360734</text:p>
              </table:table-cell>
              <table:table-cell office:value-type="float" office:value="5100000">
                <text:p>510000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.22024231206">
                <text:p>1.22024231206</text:p>
              </table:table-cell>
              <table:table-cell office:value-type="float" office:value="5130000">
                <text:p>513000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.21688004893">
                <text:p>1.21688004893</text:p>
              </table:table-cell>
              <table:table-cell office:value-type="float" office:value="5160000">
                <text:p>516000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.21354640296">
                <text:p>1.21354640296</text:p>
              </table:table-cell>
              <table:table-cell office:value-type="float" office:value="5190000">
                <text:p>519000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21024096748">
                <text:p>1.21024096748</text:p>
              </table:table-cell>
              <table:table-cell office:value-type="float" office:value="5220000">
                <text:p>522000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.20696334384">
                <text:p>1.20696334384</text:p>
              </table:table-cell>
              <table:table-cell office:value-type="float" office:value="5250000">
                <text:p>525000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.20371314132">
                <text:p>1.20371314132</text:p>
              </table:table-cell>
              <table:table-cell office:value-type="float" office:value="5280000">
                <text:p>528000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.20048997681">
                <text:p>1.20048997681</text:p>
              </table:table-cell>
              <table:table-cell office:value-type="float" office:value="5310000">
                <text:p>531000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.19729347471">
                <text:p>1.19729347471</text:p>
              </table:table-cell>
              <table:table-cell office:value-type="float" office:value="5340000">
                <text:p>534000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.1941232667">
                <text:p>1.1941232667</text:p>
              </table:table-cell>
              <table:table-cell office:value-type="float" office:value="5370000">
                <text:p>53700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19097899156">
                <text:p>1.19097899156</text:p>
              </table:table-cell>
              <table:table-cell office:value-type="float" office:value="5400000">
                <text:p>540000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.18786029503">
                <text:p>1.18786029503</text:p>
              </table:table-cell>
              <table:table-cell office:value-type="float" office:value="5430000">
                <text:p>543000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.18476682957">
                <text:p>1.18476682957</text:p>
              </table:table-cell>
              <table:table-cell office:value-type="float" office:value="5460000">
                <text:p>546000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18169825426">
                <text:p>1.18169825426</text:p>
              </table:table-cell>
              <table:table-cell office:value-type="float" office:value="5490000">
                <text:p>549000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.17865423461">
                <text:p>1.17865423461</text:p>
              </table:table-cell>
              <table:table-cell office:value-type="float" office:value="5520000">
                <text:p>552000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.17563444242">
                <text:p>1.17563444242</text:p>
              </table:table-cell>
              <table:table-cell office:value-type="float" office:value="5550000">
                <text:p>555000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.17263855561">
                <text:p>1.17263855561</text:p>
              </table:table-cell>
              <table:table-cell office:value-type="float" office:value="5580000">
                <text:p>558000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.16966625808">
                <text:p>1.16966625808</text:p>
              </table:table-cell>
              <table:table-cell office:value-type="float" office:value="5610000">
                <text:p>561000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.16671723957">
                <text:p>1.16671723957</text:p>
              </table:table-cell>
              <table:table-cell office:value-type="float" office:value="5640000">
                <text:p>564000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16379119554">
                <text:p>1.16379119554</text:p>
              </table:table-cell>
              <table:table-cell office:value-type="float" office:value="5670000">
                <text:p>567000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.16088782698">
                <text:p>1.16088782698</text:p>
              </table:table-cell>
              <table:table-cell office:value-type="float" office:value="5700000">
                <text:p>570000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15800684036">
                <text:p>1.15800684036</text:p>
              </table:table-cell>
              <table:table-cell office:value-type="float" office:value="5730000">
                <text:p>573000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.15514794742">
                <text:p>1.15514794742</text:p>
              </table:table-cell>
              <table:table-cell office:value-type="float" office:value="5760000">
                <text:p>576000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15231086513">
                <text:p>1.15231086513</text:p>
              </table:table-cell>
              <table:table-cell office:value-type="float" office:value="5790000">
                <text:p>579000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.14949531548">
                <text:p>1.14949531548</text:p>
              </table:table-cell>
              <table:table-cell office:value-type="float" office:value="5820000">
                <text:p>582000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.14670102545">
                <text:p>1.14670102545</text:p>
              </table:table-cell>
              <table:table-cell office:value-type="float" office:value="5850000">
                <text:p>58500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14392772685">
                <text:p>1.14392772685</text:p>
              </table:table-cell>
              <table:table-cell office:value-type="float" office:value="5880000">
                <text:p>588000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1411751562">
                <text:p>1.1411751562</text:p>
              </table:table-cell>
              <table:table-cell office:value-type="float" office:value="5910000">
                <text:p>591000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.13844305466">
                <text:p>1.13844305466</text:p>
              </table:table-cell>
              <table:table-cell office:value-type="float" office:value="5940000">
                <text:p>594000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1357311679">
                <text:p>1.1357311679</text:p>
              </table:table-cell>
              <table:table-cell office:value-type="float" office:value="5970000">
                <text:p>597000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.13303924601">
                <text:p>1.13303924601</text:p>
              </table:table-cell>
              <table:table-cell office:value-type="float" office:value="6000000">
                <text:p>600000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13036704339">
                <text:p>1.13036704339</text:p>
              </table:table-cell>
              <table:table-cell office:value-type="float" office:value="6030000">
                <text:p>603000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2771431868">
                <text:p>1.12771431868</text:p>
              </table:table-cell>
              <table:table-cell office:value-type="float" office:value="6060000">
                <text:p>606000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.12508083464">
                <text:p>1.12508083464</text:p>
              </table:table-cell>
              <table:table-cell office:value-type="float" office:value="6090000">
                <text:p>609000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.12246635805">
                <text:p>1.12246635805</text:p>
              </table:table-cell>
              <table:table-cell office:value-type="float" office:value="6120000">
                <text:p>612000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.11987065968">
                <text:p>1.11987065968</text:p>
              </table:table-cell>
              <table:table-cell office:value-type="float" office:value="6150000">
                <text:p>615000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.11729351413">
                <text:p>1.11729351413</text:p>
              </table:table-cell>
              <table:table-cell office:value-type="float" office:value="6180000">
                <text:p>618000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.1147346998">
                <text:p>1.1147346998</text:p>
              </table:table-cell>
              <table:table-cell office:value-type="float" office:value="6210000">
                <text:p>621000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.11219399879">
                <text:p>1.11219399879</text:p>
              </table:table-cell>
              <table:table-cell office:value-type="float" office:value="6240000">
                <text:p>624000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.10967119681">
                <text:p>1.10967119681</text:p>
              </table:table-cell>
              <table:table-cell office:value-type="float" office:value="6270000">
                <text:p>627000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.10716608313">
                <text:p>1.10716608313</text:p>
              </table:table-cell>
              <table:table-cell office:value-type="float" office:value="6300000">
                <text:p>630000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.10467845047">
                <text:p>1.10467845047</text:p>
              </table:table-cell>
              <table:table-cell office:value-type="float" office:value="6330000">
                <text:p>633000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.10220809495">
                <text:p>1.10220809495</text:p>
              </table:table-cell>
              <table:table-cell office:value-type="float" office:value="6360000">
                <text:p>636000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.09975481603">
                <text:p>1.09975481603</text:p>
              </table:table-cell>
              <table:table-cell office:value-type="float" office:value="6390000">
                <text:p>639000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.09731841642">
                <text:p>1.09731841642</text:p>
              </table:table-cell>
              <table:table-cell office:value-type="float" office:value="6420000">
                <text:p>64200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09489870199">
                <text:p>1.09489870199</text:p>
              </table:table-cell>
              <table:table-cell office:value-type="float" office:value="6450000">
                <text:p>645000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09249548177">
                <text:p>1.09249548177</text:p>
              </table:table-cell>
              <table:table-cell office:value-type="float" office:value="6480000">
                <text:p>648000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09010856782">
                <text:p>1.09010856782</text:p>
              </table:table-cell>
              <table:table-cell office:value-type="float" office:value="6510000">
                <text:p>651000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.0877377752">
                <text:p>1.0877377752</text:p>
              </table:table-cell>
              <table:table-cell office:value-type="float" office:value="6540000">
                <text:p>654000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.08538292191">
                <text:p>1.08538292191</text:p>
              </table:table-cell>
              <table:table-cell office:value-type="float" office:value="6570000">
                <text:p>65700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08304382882">
                <text:p>1.08304382882</text:p>
              </table:table-cell>
              <table:table-cell office:value-type="float" office:value="6600000">
                <text:p>660000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.08072031961">
                <text:p>1.08072031961</text:p>
              </table:table-cell>
              <table:table-cell office:value-type="float" office:value="6630000">
                <text:p>663000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.07841222072">
                <text:p>1.07841222072</text:p>
              </table:table-cell>
              <table:table-cell office:value-type="float" office:value="6660000">
                <text:p>666000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0761193613">
                <text:p>1.0761193613</text:p>
              </table:table-cell>
              <table:table-cell office:value-type="float" office:value="6690000">
                <text:p>669000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.07384157313">
                <text:p>1.07384157313</text:p>
              </table:table-cell>
              <table:table-cell office:value-type="float" office:value="6720000">
                <text:p>672000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.07157869062">
                <text:p>1.07157869062</text:p>
              </table:table-cell>
              <table:table-cell office:value-type="float" office:value="6750000">
                <text:p>675000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.06933055068">
                <text:p>1.06933055068</text:p>
              </table:table-cell>
              <table:table-cell office:value-type="float" office:value="6780000">
                <text:p>678000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06709699276">
                <text:p>1.06709699276</text:p>
              </table:table-cell>
              <table:table-cell office:value-type="float" office:value="6810000">
                <text:p>681000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06487785873">
                <text:p>1.06487785873</text:p>
              </table:table-cell>
              <table:table-cell office:value-type="float" office:value="6840000">
                <text:p>684000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.06267299286">
                <text:p>1.06267299286</text:p>
              </table:table-cell>
              <table:table-cell office:value-type="float" office:value="6870000">
                <text:p>687000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.06048224177">
                <text:p>1.06048224177</text:p>
              </table:table-cell>
              <table:table-cell office:value-type="float" office:value="6900000">
                <text:p>690000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.05830545439">
                <text:p>1.05830545439</text:p>
              </table:table-cell>
              <table:table-cell office:value-type="float" office:value="6930000">
                <text:p>693000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.05614248192">
                <text:p>1.05614248192</text:p>
              </table:table-cell>
              <table:table-cell office:value-type="float" office:value="6960000">
                <text:p>696000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.05399317777">
                <text:p>1.05399317777</text:p>
              </table:table-cell>
              <table:table-cell office:value-type="float" office:value="6990000">
                <text:p>699000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.05185739752">
                <text:p>1.05185739752</text:p>
              </table:table-cell>
              <table:table-cell office:value-type="float" office:value="7020000">
                <text:p>702000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.04973499888">
                <text:p>1.04973499888</text:p>
              </table:table-cell>
              <table:table-cell office:value-type="float" office:value="7050000">
                <text:p>70500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.04762584168">
                <text:p>1.04762584168</text:p>
              </table:table-cell>
              <table:table-cell office:value-type="float" office:value="7080000">
                <text:p>708000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.04552978777">
                <text:p>1.04552978777</text:p>
              </table:table-cell>
              <table:table-cell office:value-type="float" office:value="7110000">
                <text:p>711000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.04344670105">
                <text:p>1.04344670105</text:p>
              </table:table-cell>
              <table:table-cell office:value-type="float" office:value="7140000">
                <text:p>714000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.04137644737">
                <text:p>1.04137644737</text:p>
              </table:table-cell>
              <table:table-cell office:value-type="float" office:value="7170000">
                <text:p>717000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.03931889453">
                <text:p>1.03931889453</text:p>
              </table:table-cell>
              <table:table-cell office:value-type="float" office:value="7200000">
                <text:p>720000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.03727391224">
                <text:p>1.03727391224</text:p>
              </table:table-cell>
              <table:table-cell office:value-type="float" office:value="7230000">
                <text:p>723000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.03524137207">
                <text:p>1.03524137207</text:p>
              </table:table-cell>
              <table:table-cell office:value-type="float" office:value="7260000">
                <text:p>726000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03322114744">
                <text:p>1.03322114744</text:p>
              </table:table-cell>
              <table:table-cell office:value-type="float" office:value="7290000">
                <text:p>729000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03121311356">
                <text:p>1.03121311356</text:p>
              </table:table-cell>
              <table:table-cell office:value-type="float" office:value="7320000">
                <text:p>732000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.0292171474">
                <text:p>1.0292171474</text:p>
              </table:table-cell>
              <table:table-cell office:value-type="float" office:value="7350000">
                <text:p>735000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.0272331277">
                <text:p>1.0272331277</text:p>
              </table:table-cell>
              <table:table-cell office:value-type="float" office:value="7380000">
                <text:p>738000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02526093487">
                <text:p>1.02526093487</text:p>
              </table:table-cell>
              <table:table-cell office:value-type="float" office:value="7410000">
                <text:p>741000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.023300451">
                <text:p>1.023300451</text:p>
              </table:table-cell>
              <table:table-cell office:value-type="float" office:value="7440000">
                <text:p>744000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02135155985">
                <text:p>1.02135155985</text:p>
              </table:table-cell>
              <table:table-cell office:value-type="float" office:value="7470000">
                <text:p>747000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01941414676">
                <text:p>1.01941414676</text:p>
              </table:table-cell>
              <table:table-cell office:value-type="float" office:value="7500000">
                <text:p>750000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.01748809869">
                <text:p>1.01748809869</text:p>
              </table:table-cell>
              <table:table-cell office:value-type="float" office:value="7530000">
                <text:p>753000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01557330413">
                <text:p>1.01557330413</text:p>
              </table:table-cell>
              <table:table-cell office:value-type="float" office:value="7560000">
                <text:p>756000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.01366965311">
                <text:p>1.01366965311</text:p>
              </table:table-cell>
              <table:table-cell office:value-type="float" office:value="7590000">
                <text:p>759000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.01177703717">
                <text:p>1.01177703717</text:p>
              </table:table-cell>
              <table:table-cell office:value-type="float" office:value="7620000">
                <text:p>76200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.00989534932">
                <text:p>1.00989534932</text:p>
              </table:table-cell>
              <table:table-cell office:value-type="float" office:value="7650000">
                <text:p>765000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.00802448403">
                <text:p>1.00802448403</text:p>
              </table:table-cell>
              <table:table-cell office:value-type="float" office:value="7680000">
                <text:p>768000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00616433718">
                <text:p>1.00616433718</text:p>
              </table:table-cell>
              <table:table-cell office:value-type="float" office:value="7710000">
                <text:p>771000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.00431480606">
                <text:p>1.00431480606</text:p>
              </table:table-cell>
              <table:table-cell office:value-type="float" office:value="7740000">
                <text:p>774000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.00247578934">
                <text:p>1.00247578934</text:p>
              </table:table-cell>
              <table:table-cell office:value-type="float" office:value="7770000">
                <text:p>777000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.00064718705">
                <text:p>1.00064718705</text:p>
              </table:table-cell>
              <table:table-cell office:value-type="float" office:value="7800000">
                <text:p>78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